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3846in" fo:break-before="auto" style:use-optimal-row-height="true"/>
    </style:style>
    <style:style style:name="ro3" style:family="table-row">
      <style:table-row-properties style:row-height="0.2008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2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Prefecture</text:p>
          </table:table-cell>
          <table:table-cell table:style-name="ce1" office:value-type="string" calcext:value-type="string">
            <text:p>Founded</text:p>
            <text:p>(PRC)</text:p>
          </table:table-cell>
        </table:table-row>
        <table:table-row table:style-name="ro2">
          <table:table-cell office:value-type="string" calcext:value-type="string">
            <text:p><text:a xlink:href="https://en.wikipedia.org/wiki/Hong_Kong" xlink:type="simple">Hong Kong</text:a></text:p>
          </table:table-cell>
          <table:table-cell office:value-type="string" calcext:value-type="string">
            <text:p>香港特别行政區</text:p>
          </table:table-cell>
          <table:table-cell table:style-name="ce4" office:value-type="string" calcext:value-type="string">
            <text:p>autonomous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7-07-01" calcext:value-type="date">
            <text:p>1997-07-01</text:p>
          </table:table-cell>
        </table:table-row>
        <table:table-row table:style-name="ro2">
          <table:table-cell office:value-type="string" calcext:value-type="string">
            <text:p><text:a xlink:href="https://en.wikipedia.org/wiki/Macau" xlink:type="simple">Macau</text:a></text:p>
          </table:table-cell>
          <table:table-cell office:value-type="string" calcext:value-type="string">
            <text:p>澳門特别行政區</text:p>
          </table:table-cell>
          <table:table-cell table:style-name="ce4" office:value-type="string" calcext:value-type="string">
            <text:p>autonomous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9-12-20" calcext:value-type="date">
            <text:p>1999-12-20</text:p>
          </table:table-cell>
        </table:table-row>
        <table:table-row table:style-name="ro3">
          <table:table-cell office:value-type="string" calcext:value-type="string">
            <text:p><text:a xlink:href="https://en.wikipedia.org/wiki/Beijing" xlink:type="simple">Beijing</text:a></text:p>
          </table:table-cell>
          <table:table-cell office:value-type="string" calcext:value-type="string">
            <text:p>北京市</text:p>
          </table:table-cell>
          <table:table-cell table:style-name="ce4" office:value-type="string" calcext:value-type="string">
            <text:p>municipal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Chongqing" xlink:type="simple">Chongqing</text:a></text:p>
          </table:table-cell>
          <table:table-cell office:value-type="string" calcext:value-type="string">
            <text:p>重庆市</text:p>
          </table:table-cell>
          <table:table-cell table:style-name="ce4" office:value-type="string" calcext:value-type="string">
            <text:p>municipal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7-03-14" calcext:value-type="date">
            <text:p>1997-03-14</text:p>
          </table:table-cell>
        </table:table-row>
        <table:table-row table:style-name="ro3">
          <table:table-cell office:value-type="string" calcext:value-type="string">
            <text:p><text:a xlink:href="https://en.wikipedia.org/wiki/Shanghai" xlink:type="simple">Shanghai</text:a></text:p>
          </table:table-cell>
          <table:table-cell office:value-type="string" calcext:value-type="string">
            <text:p>上海市</text:p>
          </table:table-cell>
          <table:table-cell table:style-name="ce4" office:value-type="string" calcext:value-type="string">
            <text:p>municipal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Tianjin" xlink:type="simple">Tianjin</text:a></text:p>
          </table:table-cell>
          <table:table-cell office:value-type="string" calcext:value-type="string">
            <text:p>天津市</text:p>
          </table:table-cell>
          <table:table-cell table:style-name="ce4" office:value-type="string" calcext:value-type="string">
            <text:p>municipal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67-01-02" calcext:value-type="date">
            <text:p>1967-01-02</text:p>
          </table:table-cell>
        </table:table-row>
        <table:table-row table:style-name="ro4">
          <table:table-cell office:value-type="string" calcext:value-type="string">
            <text:p><text:a xlink:href="https://en.wikipedia.org/wiki/Anqing" xlink:type="simple">Anqing</text:a></text:p>
          </table:table-cell>
          <table:table-cell office:value-type="string" calcext:value-type="string">
            <text:p>安庆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9-11-04" calcext:value-type="date">
            <text:p>1979-11-04</text:p>
          </table:table-cell>
        </table:table-row>
        <table:table-row table:style-name="ro4">
          <table:table-cell office:value-type="string" calcext:value-type="string">
            <text:p><text:a xlink:href="https://en.wikipedia.org/wiki/Bengbu" xlink:type="simple">Bengbu</text:a></text:p>
          </table:table-cell>
          <table:table-cell office:value-type="string" calcext:value-type="string">
            <text:p>蚌埠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Bozhou" xlink:type="simple">Bozhou</text:a></text:p>
          </table:table-cell>
          <table:table-cell office:value-type="string" calcext:value-type="string">
            <text:p>亳州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5-21" calcext:value-type="date">
            <text:p>2000-05-21</text:p>
          </table:table-cell>
        </table:table-row>
        <table:table-row table:style-name="ro3">
          <table:table-cell office:value-type="string" calcext:value-type="string">
            <text:p><text:a xlink:href="https://en.wikipedia.org/wiki/Chaohu_City" xlink:type="simple">Chaohu</text:a></text:p>
          </table:table-cell>
          <table:table-cell office:value-type="string" calcext:value-type="string">
            <text:p>巢湖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Hefei" xlink:type="simple">Hefei</text:a></text:p>
          </table:table-cell>
          <table:table-cell office:value-type="date" office:date-value="2011-07-14" calcext:value-type="date">
            <text:p>2011-07-14</text:p>
          </table:table-cell>
        </table:table-row>
        <table:table-row table:style-name="ro4">
          <table:table-cell office:value-type="string" calcext:value-type="string">
            <text:p><text:a xlink:href="https://en.wikipedia.org/wiki/Chizhou" xlink:type="simple">Chizhou</text:a></text:p>
          </table:table-cell>
          <table:table-cell office:value-type="string" calcext:value-type="string">
            <text:p>池州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5" calcext:value-type="date">
            <text:p>2000-06-25</text:p>
          </table:table-cell>
        </table:table-row>
        <table:table-row table:style-name="ro4">
          <table:table-cell office:value-type="string" calcext:value-type="string">
            <text:p><text:a xlink:href="https://en.wikipedia.org/wiki/Chuzhou" xlink:type="simple">Chuzhou</text:a></text:p>
          </table:table-cell>
          <table:table-cell office:value-type="string" calcext:value-type="string">
            <text:p>滁州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2-12-20" calcext:value-type="date">
            <text:p>1992-12-20</text:p>
          </table:table-cell>
        </table:table-row>
        <table:table-row table:style-name="ro4">
          <table:table-cell office:value-type="string" calcext:value-type="string">
            <text:p><text:a xlink:href="https://en.wikipedia.org/wiki/Fuyang" xlink:type="simple">Fuyang</text:a></text:p>
          </table:table-cell>
          <table:table-cell office:value-type="string" calcext:value-type="string">
            <text:p>阜阳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01-01" calcext:value-type="date">
            <text:p>1996-01-01</text:p>
          </table:table-cell>
        </table:table-row>
        <table:table-row table:style-name="ro3">
          <table:table-cell office:value-type="string" calcext:value-type="string">
            <text:p><text:a xlink:href="https://en.wikipedia.org/wiki/Guangde" xlink:type="simple">Guangde</text:a></text:p>
          </table:table-cell>
          <table:table-cell office:value-type="string" calcext:value-type="string">
            <text:p>广德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Xuancheng" xlink:type="simple">Xuancheng</text:a>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4">
          <table:table-cell office:value-type="string" calcext:value-type="string">
            <text:p><text:a xlink:href="https://en.wikipedia.org/wiki/Hefei" xlink:type="simple">Hefei</text:a></text:p>
          </table:table-cell>
          <table:table-cell office:value-type="string" calcext:value-type="string">
            <text:p>合肥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Huaibei" xlink:type="simple">Huaibei</text:a></text:p>
          </table:table-cell>
          <table:table-cell office:value-type="string" calcext:value-type="string">
            <text:p>淮北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0-04-16" calcext:value-type="date">
            <text:p>1960-04-16</text:p>
          </table:table-cell>
        </table:table-row>
        <table:table-row table:style-name="ro4">
          <table:table-cell office:value-type="string" calcext:value-type="string">
            <text:p><text:a xlink:href="https://en.wikipedia.org/wiki/Huainan" xlink:type="simple">Huainan</text:a></text:p>
          </table:table-cell>
          <table:table-cell office:value-type="string" calcext:value-type="string">
            <text:p>淮南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1-01-18" calcext:value-type="date">
            <text:p>1951-01-18</text:p>
          </table:table-cell>
        </table:table-row>
        <table:table-row table:style-name="ro4">
          <table:table-cell office:value-type="string" calcext:value-type="string">
            <text:p><text:a xlink:href="https://en.wikipedia.org/wiki/Huangshan_(city)" xlink:type="simple">Huangshan</text:a></text:p>
          </table:table-cell>
          <table:table-cell office:value-type="string" calcext:value-type="string">
            <text:p>黄山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7-11-27" calcext:value-type="date">
            <text:p>1987-11-27</text:p>
          </table:table-cell>
        </table:table-row>
        <table:table-row table:style-name="ro3">
          <table:table-cell office:value-type="string" calcext:value-type="string">
            <text:p><text:a xlink:href="https://en.wikipedia.org/wiki/Jieshou" xlink:type="simple">Jieshou</text:a></text:p>
          </table:table-cell>
          <table:table-cell office:value-type="string" calcext:value-type="string">
            <text:p>界首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Fuyang" xlink:type="simple">Fuyang</text:a></text:p>
          </table:table-cell>
          <table:table-cell office:value-type="date" office:date-value="1989-09-27" calcext:value-type="date">
            <text:p>1989-09-27</text:p>
          </table:table-cell>
        </table:table-row>
        <table:table-row table:style-name="ro4">
          <table:table-cell office:value-type="string" calcext:value-type="string">
            <text:p><text:a xlink:href="https://en.wikipedia.org/wiki/Lu%27an" xlink:type="simple">Lu'an</text:a></text:p>
          </table:table-cell>
          <table:table-cell office:value-type="string" calcext:value-type="string">
            <text:p>六安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09-02" calcext:value-type="date">
            <text:p>1999-09-02</text:p>
          </table:table-cell>
        </table:table-row>
        <table:table-row table:style-name="ro4">
          <table:table-cell office:value-type="string" calcext:value-type="string">
            <text:p><text:a xlink:href="https://en.wikipedia.org/wiki/Ma%27anshan" xlink:type="simple">Ma'anshan</text:a></text:p>
          </table:table-cell>
          <table:table-cell office:value-type="string" calcext:value-type="string">
            <text:p>马鞍山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6-10-12" calcext:value-type="date">
            <text:p>1956-10-12</text:p>
          </table:table-cell>
        </table:table-row>
        <table:table-row table:style-name="ro3">
          <table:table-cell office:value-type="string" calcext:value-type="string">
            <text:p><text:a xlink:href="https://en.wikipedia.org/wiki/Mingguang" xlink:type="simple">Mingguang</text:a></text:p>
          </table:table-cell>
          <table:table-cell office:value-type="string" calcext:value-type="string">
            <text:p>明光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Chuzhou" xlink:type="simple">Chuzhou</text:a></text:p>
          </table:table-cell>
          <table:table-cell office:value-type="date" office:date-value="1994-05-31" calcext:value-type="date">
            <text:p>1994-05-31</text:p>
          </table:table-cell>
        </table:table-row>
        <table:table-row table:style-name="ro3">
          <table:table-cell office:value-type="string" calcext:value-type="string">
            <text:p><text:a xlink:href="https://en.wikipedia.org/wiki/Ningguo" xlink:type="simple">Ningguo</text:a></text:p>
          </table:table-cell>
          <table:table-cell office:value-type="string" calcext:value-type="string">
            <text:p>宁国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Xuancheng" xlink:type="simple">Xuancheng</text:a></text:p>
          </table:table-cell>
          <table:table-cell office:value-type="date" office:date-value="1997-03-11" calcext:value-type="date">
            <text:p>1997-03-11</text:p>
          </table:table-cell>
        </table:table-row>
        <table:table-row table:style-name="ro3">
          <table:table-cell office:value-type="string" calcext:value-type="string">
            <text:p><text:a xlink:href="https://en.wikipedia.org/wiki/Qianshan,_Anhui" xlink:type="simple">Qianshan</text:a></text:p>
          </table:table-cell>
          <table:table-cell office:value-type="string" calcext:value-type="string">
            <text:p>潜山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Anqing" xlink:type="simple">Anqing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4">
          <table:table-cell office:value-type="string" calcext:value-type="string">
            <text:p><text:a xlink:href="https://en.wikipedia.org/wiki/Suzhou,_Anhui" xlink:type="simple">Suzhou</text:a></text:p>
          </table:table-cell>
          <table:table-cell office:value-type="string" calcext:value-type="string">
            <text:p>宿州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8-12-06" calcext:value-type="date">
            <text:p>1998-12-06</text:p>
          </table:table-cell>
        </table:table-row>
        <table:table-row table:style-name="ro3">
          <table:table-cell office:value-type="string" calcext:value-type="string">
            <text:p><text:a xlink:href="https://en.wikipedia.org/wiki/Tianchang" xlink:type="simple">Tianchang</text:a></text:p>
          </table:table-cell>
          <table:table-cell office:value-type="string" calcext:value-type="string">
            <text:p>天长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Chuzhou" xlink:type="simple">Chuzhou</text:a></text:p>
          </table:table-cell>
          <table:table-cell office:value-type="date" office:date-value="1993-09-18" calcext:value-type="date">
            <text:p>1993-09-18</text:p>
          </table:table-cell>
        </table:table-row>
        <table:table-row table:style-name="ro3">
          <table:table-cell office:value-type="string" calcext:value-type="string">
            <text:p><text:a xlink:href="https://en.wikipedia.org/wiki/Tongcheng,_Anhui" xlink:type="simple">Tongcheng</text:a></text:p>
          </table:table-cell>
          <table:table-cell office:value-type="string" calcext:value-type="string">
            <text:p>桐城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Anqing" xlink:type="simple">Anqing</text:a></text:p>
          </table:table-cell>
          <table:table-cell office:value-type="date" office:date-value="1996-08-20" calcext:value-type="date">
            <text:p>1996-08-20</text:p>
          </table:table-cell>
        </table:table-row>
        <table:table-row table:style-name="ro4">
          <table:table-cell office:value-type="string" calcext:value-type="string">
            <text:p><text:a xlink:href="https://en.wikipedia.org/wiki/Tongling" xlink:type="simple">Tongling</text:a></text:p>
          </table:table-cell>
          <table:table-cell office:value-type="string" calcext:value-type="string">
            <text:p>铜陵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1-12-11" calcext:value-type="date">
            <text:p>1971-12-11</text:p>
          </table:table-cell>
        </table:table-row>
        <table:table-row table:style-name="ro4">
          <table:table-cell office:value-type="string" calcext:value-type="string">
            <text:p><text:a xlink:href="https://en.wikipedia.org/wiki/Wuhu_City" xlink:type="simple">Wuhu</text:a></text:p>
          </table:table-cell>
          <table:table-cell office:value-type="string" calcext:value-type="string">
            <text:p>芜湖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2-12-30" calcext:value-type="date">
            <text:p>1972-12-30</text:p>
          </table:table-cell>
        </table:table-row>
        <table:table-row table:style-name="ro3">
          <table:table-cell office:value-type="string" calcext:value-type="string">
            <text:p><text:a xlink:href="https://en.wikipedia.org/wiki/Wuwei,_Anhui" xlink:type="simple">Wuwei</text:a></text:p>
          </table:table-cell>
          <table:table-cell office:value-type="string" calcext:value-type="string">
            <text:p>无为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office:value-type="string" calcext:value-type="string">
            <text:p><text:a xlink:href="https://en.wikipedia.org/wiki/Wuhu" xlink:type="simple">Wuhu</text:a></text:p>
          </table:table-cell>
          <table:table-cell office:value-type="date" office:date-value="2019-11-20" calcext:value-type="date">
            <text:p>2019-11-20</text:p>
          </table:table-cell>
        </table:table-row>
        <table:table-row table:style-name="ro4">
          <table:table-cell office:value-type="string" calcext:value-type="string">
            <text:p><text:a xlink:href="https://en.wikipedia.org/wiki/Xuancheng" xlink:type="simple">Xuancheng</text:a></text:p>
          </table:table-cell>
          <table:table-cell office:value-type="string" calcext:value-type="string">
            <text:p>宣城市</text:p>
          </table:table-cell>
          <table:table-cell office:value-type="string" calcext:value-type="string">
            <text:p><text:a xlink:href="https://en.wikipedia.org/wiki/Anhui" xlink:type="simple">Anhu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5" calcext:value-type="date">
            <text:p>2000-06-25</text:p>
          </table:table-cell>
        </table:table-row>
        <table:table-row table:style-name="ro3">
          <table:table-cell office:value-type="string" calcext:value-type="string">
            <text:p><text:a xlink:href="https://en.wikipedia.org/wiki/Fu%27an" xlink:type="simple">Fu'an</text:a></text:p>
          </table:table-cell>
          <table:table-cell office:value-type="string" calcext:value-type="string">
            <text:p>福安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Ningde" xlink:type="simple">Ningde</text:a></text:p>
          </table:table-cell>
          <table:table-cell office:value-type="date" office:date-value="1989-11-13" calcext:value-type="date">
            <text:p>1989-11-13</text:p>
          </table:table-cell>
        </table:table-row>
        <table:table-row table:style-name="ro3">
          <table:table-cell office:value-type="string" calcext:value-type="string">
            <text:p><text:a xlink:href="https://en.wikipedia.org/wiki/Fuding" xlink:type="simple">Fuding</text:a></text:p>
          </table:table-cell>
          <table:table-cell office:value-type="string" calcext:value-type="string">
            <text:p>福鼎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Ningde" xlink:type="simple">Ningde</text:a></text:p>
          </table:table-cell>
          <table:table-cell office:value-type="date" office:date-value="1995-10-13" calcext:value-type="date">
            <text:p>1995-10-13</text:p>
          </table:table-cell>
        </table:table-row>
        <table:table-row table:style-name="ro3">
          <table:table-cell office:value-type="string" calcext:value-type="string">
            <text:p><text:a xlink:href="https://en.wikipedia.org/wiki/Fuqing" xlink:type="simple">Fuqing</text:a></text:p>
          </table:table-cell>
          <table:table-cell office:value-type="string" calcext:value-type="string">
            <text:p>福清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Fuzhou" xlink:type="simple">Fuzhou</text:a></text:p>
          </table:table-cell>
          <table:table-cell office:value-type="date" office:date-value="1990-12-26" calcext:value-type="date">
            <text:p>1990-12-26</text:p>
          </table:table-cell>
        </table:table-row>
        <table:table-row table:style-name="ro4">
          <table:table-cell office:value-type="string" calcext:value-type="string">
            <text:p><text:a xlink:href="https://en.wikipedia.org/wiki/Fuzhou" xlink:type="simple">Fuzhou</text:a></text:p>
          </table:table-cell>
          <table:table-cell office:value-type="string" calcext:value-type="string">
            <text:p>福州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Jian%27ou" xlink:type="simple">Jian'ou</text:a></text:p>
          </table:table-cell>
          <table:table-cell office:value-type="string" calcext:value-type="string">
            <text:p>建瓯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Nanping" xlink:type="simple">Nanping</text:a></text:p>
          </table:table-cell>
          <table:table-cell office:value-type="date" office:date-value="1992-10-20" calcext:value-type="date">
            <text:p>1992-10-20</text:p>
          </table:table-cell>
        </table:table-row>
        <table:table-row table:style-name="ro3">
          <table:table-cell office:value-type="string" calcext:value-type="string">
            <text:p><text:a xlink:href="https://en.wikipedia.org/wiki/Jinjiang_City" xlink:type="simple">Jinjiang</text:a></text:p>
          </table:table-cell>
          <table:table-cell office:value-type="string" calcext:value-type="string">
            <text:p>晋江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Quanzhou" xlink:type="simple">Quanzhou</text:a></text:p>
          </table:table-cell>
          <table:table-cell office:value-type="date" office:date-value="1992-03-06" calcext:value-type="date">
            <text:p>1992-03-06</text:p>
          </table:table-cell>
        </table:table-row>
        <table:table-row table:style-name="ro3">
          <table:table-cell office:value-type="string" calcext:value-type="string">
            <text:p><text:a xlink:href="https://en.wikipedia.org/wiki/Longhai_City" xlink:type="simple">Longhai</text:a></text:p>
          </table:table-cell>
          <table:table-cell office:value-type="string" calcext:value-type="string">
            <text:p>龙海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Zhangzhou" xlink:type="simple">Zhangzhou</text:a></text:p>
          </table:table-cell>
          <table:table-cell office:value-type="date" office:date-value="1993-05-12" calcext:value-type="date">
            <text:p>1993-05-12</text:p>
          </table:table-cell>
        </table:table-row>
        <table:table-row table:style-name="ro4">
          <table:table-cell office:value-type="string" calcext:value-type="string">
            <text:p><text:a xlink:href="https://en.wikipedia.org/wiki/Longyan" xlink:type="simple">Longyan</text:a></text:p>
          </table:table-cell>
          <table:table-cell office:value-type="string" calcext:value-type="string">
            <text:p>龙岩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11-20" calcext:value-type="date">
            <text:p>1996-11-20</text:p>
          </table:table-cell>
        </table:table-row>
        <table:table-row table:style-name="ro3">
          <table:table-cell office:value-type="string" calcext:value-type="string">
            <text:p><text:a xlink:href="https://en.wikipedia.org/wiki/Nan%27an,_Fujian" xlink:type="simple">Nan'an</text:a></text:p>
          </table:table-cell>
          <table:table-cell office:value-type="string" calcext:value-type="string">
            <text:p>南安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Quanzhou" xlink:type="simple">Quanzhou</text:a></text:p>
          </table:table-cell>
          <table:table-cell office:value-type="date" office:date-value="1993-05-12" calcext:value-type="date">
            <text:p>1993-05-12</text:p>
          </table:table-cell>
        </table:table-row>
        <table:table-row table:style-name="ro4">
          <table:table-cell office:value-type="string" calcext:value-type="string">
            <text:p><text:a xlink:href="https://en.wikipedia.org/wiki/Nanping" xlink:type="simple">Nanping</text:a></text:p>
          </table:table-cell>
          <table:table-cell office:value-type="string" calcext:value-type="string">
            <text:p>南平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9-05" calcext:value-type="date">
            <text:p>1994-09-05</text:p>
          </table:table-cell>
        </table:table-row>
        <table:table-row table:style-name="ro4">
          <table:table-cell office:value-type="string" calcext:value-type="string">
            <text:p><text:a xlink:href="https://en.wikipedia.org/wiki/Ningde" xlink:type="simple">Ningde</text:a></text:p>
          </table:table-cell>
          <table:table-cell office:value-type="string" calcext:value-type="string">
            <text:p>宁德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11-14" calcext:value-type="date">
            <text:p>1999-11-14</text:p>
          </table:table-cell>
        </table:table-row>
        <table:table-row table:style-name="ro4">
          <table:table-cell office:value-type="string" calcext:value-type="string">
            <text:p><text:a xlink:href="https://en.wikipedia.org/wiki/Putian" xlink:type="simple">Putian</text:a></text:p>
          </table:table-cell>
          <table:table-cell office:value-type="string" calcext:value-type="string">
            <text:p>莆田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4">
          <table:table-cell office:value-type="string" calcext:value-type="string">
            <text:p><text:a xlink:href="https://en.wikipedia.org/wiki/Quanzhou" xlink:type="simple">Quanzhou</text:a></text:p>
          </table:table-cell>
          <table:table-cell office:value-type="string" calcext:value-type="string">
            <text:p>泉州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5-14" calcext:value-type="date">
            <text:p>1985-05-14</text:p>
          </table:table-cell>
        </table:table-row>
        <table:table-row table:style-name="ro4">
          <table:table-cell office:value-type="string" calcext:value-type="string">
            <text:p><text:a xlink:href="https://en.wikipedia.org/wiki/Sanming" xlink:type="simple">Sanming</text:a></text:p>
          </table:table-cell>
          <table:table-cell office:value-type="string" calcext:value-type="string">
            <text:p>三明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4-28" calcext:value-type="date">
            <text:p>1983-04-28</text:p>
          </table:table-cell>
        </table:table-row>
        <table:table-row table:style-name="ro3">
          <table:table-cell office:value-type="string" calcext:value-type="string">
            <text:p><text:a xlink:href="https://en.wikipedia.org/wiki/Shaowu" xlink:type="simple">Shaowu</text:a></text:p>
          </table:table-cell>
          <table:table-cell office:value-type="string" calcext:value-type="string">
            <text:p>邵武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Nanping" xlink:type="simple">Nanping</text:a></text:p>
          </table:table-cell>
          <table:table-cell office:value-type="date" office:date-value="1983-08-17" calcext:value-type="date">
            <text:p>1983-08-17</text:p>
          </table:table-cell>
        </table:table-row>
        <table:table-row table:style-name="ro3">
          <table:table-cell office:value-type="string" calcext:value-type="string">
            <text:p><text:a xlink:href="https://en.wikipedia.org/wiki/Shishi_City" xlink:type="simple">Shishi</text:a></text:p>
          </table:table-cell>
          <table:table-cell office:value-type="string" calcext:value-type="string">
            <text:p>石狮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Quanzhou" xlink:type="simple">Quanzhou</text:a></text:p>
          </table:table-cell>
          <table:table-cell office:value-type="date" office:date-value="1987-12-17" calcext:value-type="date">
            <text:p>1987-12-17</text:p>
          </table:table-cell>
        </table:table-row>
        <table:table-row table:style-name="ro3">
          <table:table-cell office:value-type="string" calcext:value-type="string">
            <text:p><text:a xlink:href="https://en.wikipedia.org/wiki/Wuyishan_City" xlink:type="simple">Wuyishan</text:a></text:p>
          </table:table-cell>
          <table:table-cell office:value-type="string" calcext:value-type="string">
            <text:p>武夷山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Nanping" xlink:type="simple">Nanping</text:a></text:p>
          </table:table-cell>
          <table:table-cell office:value-type="date" office:date-value="1989-08-21" calcext:value-type="date">
            <text:p>1989-08-21</text:p>
          </table:table-cell>
        </table:table-row>
        <table:table-row table:style-name="ro4">
          <table:table-cell office:value-type="string" calcext:value-type="string">
            <text:p><text:a xlink:href="https://en.wikipedia.org/wiki/Xiamen" xlink:type="simple">Xiamen</text:a></text:p>
          </table:table-cell>
          <table:table-cell office:value-type="string" calcext:value-type="string">
            <text:p>厦门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Yong%27an" xlink:type="simple">Yong'an</text:a></text:p>
          </table:table-cell>
          <table:table-cell office:value-type="string" calcext:value-type="string">
            <text:p>永安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Sanming" xlink:type="simple">Sanming</text:a></text:p>
          </table:table-cell>
          <table:table-cell office:value-type="date" office:date-value="1984-09-12" calcext:value-type="date">
            <text:p>1984-09-12</text:p>
          </table:table-cell>
        </table:table-row>
        <table:table-row table:style-name="ro3">
          <table:table-cell office:value-type="string" calcext:value-type="string">
            <text:p><text:a xlink:href="https://en.wikipedia.org/wiki/Zhangping" xlink:type="simple">Zhangping</text:a></text:p>
          </table:table-cell>
          <table:table-cell office:value-type="string" calcext:value-type="string">
            <text:p>漳平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office:value-type="string" calcext:value-type="string">
            <text:p><text:a xlink:href="https://en.wikipedia.org/wiki/Longyan" xlink:type="simple">Longyan</text:a></text:p>
          </table:table-cell>
          <table:table-cell office:value-type="date" office:date-value="1990-08-15" calcext:value-type="date">
            <text:p>1990-08-15</text:p>
          </table:table-cell>
        </table:table-row>
        <table:table-row table:style-name="ro4">
          <table:table-cell office:value-type="string" calcext:value-type="string">
            <text:p><text:a xlink:href="https://en.wikipedia.org/wiki/Zhangzhou" xlink:type="simple">Zhangzhou</text:a></text:p>
          </table:table-cell>
          <table:table-cell office:value-type="string" calcext:value-type="string">
            <text:p>漳州市</text:p>
          </table:table-cell>
          <table:table-cell office:value-type="string" calcext:value-type="string">
            <text:p><text:a xlink:href="https://en.wikipedia.org/wiki/Fujian" xlink:type="simple">Fuji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5-14" calcext:value-type="date">
            <text:p>1985-05-14</text:p>
          </table:table-cell>
        </table:table-row>
        <table:table-row table:style-name="ro4">
          <table:table-cell office:value-type="string" calcext:value-type="string">
            <text:p><text:a xlink:href="https://en.wikipedia.org/wiki/Baiyin" xlink:type="simple">Baiyin</text:a></text:p>
          </table:table-cell>
          <table:table-cell office:value-type="string" calcext:value-type="string">
            <text:p>白银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5-14" calcext:value-type="date">
            <text:p>1985-05-14</text:p>
          </table:table-cell>
        </table:table-row>
        <table:table-row table:style-name="ro4">
          <table:table-cell office:value-type="string" calcext:value-type="string">
            <text:p><text:a xlink:href="https://en.wikipedia.org/wiki/Dingxi" xlink:type="simple">Dingxi</text:a></text:p>
          </table:table-cell>
          <table:table-cell office:value-type="string" calcext:value-type="string">
            <text:p>定西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04-04" calcext:value-type="date">
            <text:p>2003-04-04</text:p>
          </table:table-cell>
        </table:table-row>
        <table:table-row table:style-name="ro3">
          <table:table-cell office:value-type="string" calcext:value-type="string">
            <text:p><text:a xlink:href="https://en.wikipedia.org/wiki/Dunhuang" xlink:type="simple">Dunhuang</text:a></text:p>
          </table:table-cell>
          <table:table-cell office:value-type="string" calcext:value-type="string">
            <text:p>敦煌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office:value-type="string" calcext:value-type="string">
            <text:p><text:a xlink:href="https://en.wikipedia.org/wiki/Jiuquan" xlink:type="simple">Jiuquan</text:a></text:p>
          </table:table-cell>
          <table:table-cell office:value-type="date" office:date-value="1987-08-21" calcext:value-type="date">
            <text:p>1987-08-21</text:p>
          </table:table-cell>
        </table:table-row>
        <table:table-row table:style-name="ro3">
          <table:table-cell office:value-type="string" calcext:value-type="string">
            <text:p><text:a xlink:href="https://en.wikipedia.org/wiki/Hezuo" xlink:type="simple">Hezuo</text:a></text:p>
          </table:table-cell>
          <table:table-cell office:value-type="string" calcext:value-type="string">
            <text:p>合作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office:value-type="string" calcext:value-type="string">
            <text:p><text:a xlink:href="https://en.wikipedia.org/wiki/Gannan_Tibetan_Autonomous_Prefecture" xlink:type="simple">Gannan</text:a></text:p>
          </table:table-cell>
          <table:table-cell office:value-type="date" office:date-value="1996-05-28" calcext:value-type="date">
            <text:p>1996-05-28</text:p>
          </table:table-cell>
        </table:table-row>
        <table:table-row table:style-name="ro3">
          <table:table-cell office:value-type="string" calcext:value-type="string">
            <text:p><text:a xlink:href="https://en.wikipedia.org/wiki/Huating,_Gansu" xlink:type="simple">Huating</text:a></text:p>
          </table:table-cell>
          <table:table-cell office:value-type="string" calcext:value-type="string">
            <text:p>华亭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office:value-type="string" calcext:value-type="string">
            <text:p><text:a xlink:href="https://en.wikipedia.org/wiki/Pingliang" xlink:type="simple">Pingliang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4">
          <table:table-cell office:value-type="string" calcext:value-type="string">
            <text:p><text:a xlink:href="https://en.wikipedia.org/wiki/Jiayuguan_City" xlink:type="simple">Jiayuguan</text:a></text:p>
          </table:table-cell>
          <table:table-cell office:value-type="string" calcext:value-type="string">
            <text:p>嘉峪关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1-09-10" calcext:value-type="date">
            <text:p>1971-09-10</text:p>
          </table:table-cell>
        </table:table-row>
        <table:table-row table:style-name="ro4">
          <table:table-cell office:value-type="string" calcext:value-type="string">
            <text:p><text:a xlink:href="https://en.wikipedia.org/wiki/Jinchang" xlink:type="simple">Jinchang</text:a></text:p>
          </table:table-cell>
          <table:table-cell office:value-type="string" calcext:value-type="string">
            <text:p>金昌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1-02-09" calcext:value-type="date">
            <text:p>1981-02-09</text:p>
          </table:table-cell>
        </table:table-row>
        <table:table-row table:style-name="ro4">
          <table:table-cell office:value-type="string" calcext:value-type="string">
            <text:p><text:a xlink:href="https://en.wikipedia.org/wiki/Jiuquan" xlink:type="simple">Jiuquan</text:a></text:p>
          </table:table-cell>
          <table:table-cell office:value-type="string" calcext:value-type="string">
            <text:p>酒泉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6-18" calcext:value-type="date">
            <text:p>2002-06-18</text:p>
          </table:table-cell>
        </table:table-row>
        <table:table-row table:style-name="ro4">
          <table:table-cell office:value-type="string" calcext:value-type="string">
            <text:p><text:a xlink:href="https://en.wikipedia.org/wiki/Lanzhou" xlink:type="simple">Lanzhou</text:a></text:p>
          </table:table-cell>
          <table:table-cell office:value-type="string" calcext:value-type="string">
            <text:p>兰州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Linxia_City" xlink:type="simple">Linxia</text:a></text:p>
          </table:table-cell>
          <table:table-cell office:value-type="string" calcext:value-type="string">
            <text:p>临夏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office:value-type="string" calcext:value-type="string">
            <text:p><text:a xlink:href="https://en.wikipedia.org/wiki/Linxia_Hui_Autonomous_Prefecture" xlink:type="simple">Linxia</text:a></text:p>
          </table:table-cell>
          <table:table-cell office:value-type="date" office:date-value="1983-08-31" calcext:value-type="date">
            <text:p>1983-08-31</text:p>
          </table:table-cell>
        </table:table-row>
        <table:table-row table:style-name="ro4">
          <table:table-cell office:value-type="string" calcext:value-type="string">
            <text:p><text:a xlink:href="https://en.wikipedia.org/wiki/Longnan" xlink:type="simple">Longnan</text:a></text:p>
          </table:table-cell>
          <table:table-cell office:value-type="string" calcext:value-type="string">
            <text:p>陇南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4-01-11" calcext:value-type="date">
            <text:p>2004-01-11</text:p>
          </table:table-cell>
        </table:table-row>
        <table:table-row table:style-name="ro4">
          <table:table-cell office:value-type="string" calcext:value-type="string">
            <text:p><text:a xlink:href="https://en.wikipedia.org/wiki/Pingliang" xlink:type="simple">Pingliang</text:a></text:p>
          </table:table-cell>
          <table:table-cell office:value-type="string" calcext:value-type="string">
            <text:p>平凉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6-02" calcext:value-type="date">
            <text:p>2002-06-02</text:p>
          </table:table-cell>
        </table:table-row>
        <table:table-row table:style-name="ro4">
          <table:table-cell office:value-type="string" calcext:value-type="string">
            <text:p><text:a xlink:href="https://en.wikipedia.org/wiki/Qingyang" xlink:type="simple">Qingyang</text:a></text:p>
          </table:table-cell>
          <table:table-cell office:value-type="string" calcext:value-type="string">
            <text:p>庆阳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6-22" calcext:value-type="date">
            <text:p>2002-06-22</text:p>
          </table:table-cell>
        </table:table-row>
        <table:table-row table:style-name="ro4">
          <table:table-cell office:value-type="string" calcext:value-type="string">
            <text:p><text:a xlink:href="https://en.wikipedia.org/wiki/Tianshui" xlink:type="simple">Tianshui</text:a></text:p>
          </table:table-cell>
          <table:table-cell office:value-type="string" calcext:value-type="string">
            <text:p>天水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7-08" calcext:value-type="date">
            <text:p>1985-07-08</text:p>
          </table:table-cell>
        </table:table-row>
        <table:table-row table:style-name="ro4">
          <table:table-cell office:value-type="string" calcext:value-type="string">
            <text:p><text:a xlink:href="https://en.wikipedia.org/wiki/Wuwei,_Gansu" xlink:type="simple">Wuwei</text:a></text:p>
          </table:table-cell>
          <table:table-cell office:value-type="string" calcext:value-type="string">
            <text:p>武威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1-05-09" calcext:value-type="date">
            <text:p>2001-05-09</text:p>
          </table:table-cell>
        </table:table-row>
        <table:table-row table:style-name="ro3">
          <table:table-cell office:value-type="string" calcext:value-type="string">
            <text:p><text:a xlink:href="https://en.wikipedia.org/wiki/Yumen_City" xlink:type="simple">Yumen</text:a></text:p>
          </table:table-cell>
          <table:table-cell office:value-type="string" calcext:value-type="string">
            <text:p>玉门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office:value-type="string" calcext:value-type="string">
            <text:p><text:a xlink:href="https://en.wikipedia.org/wiki/Jiuquan" xlink:type="simple">Jiuquan</text:a></text:p>
          </table:table-cell>
          <table:table-cell office:value-type="date" office:date-value="1961-11-15" calcext:value-type="date">
            <text:p>1961-11-15</text:p>
          </table:table-cell>
        </table:table-row>
        <table:table-row table:style-name="ro4">
          <table:table-cell office:value-type="string" calcext:value-type="string">
            <text:p><text:a xlink:href="https://en.wikipedia.org/wiki/Zhangye" xlink:type="simple">Zhangye</text:a></text:p>
          </table:table-cell>
          <table:table-cell office:value-type="string" calcext:value-type="string">
            <text:p>张掖市</text:p>
          </table:table-cell>
          <table:table-cell office:value-type="string" calcext:value-type="string">
            <text:p><text:a xlink:href="https://en.wikipedia.org/wiki/Gansu" xlink:type="simple">Gan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3-01" calcext:value-type="date">
            <text:p>2002-03-01</text:p>
          </table:table-cell>
        </table:table-row>
        <table:table-row table:style-name="ro4">
          <table:table-cell office:value-type="string" calcext:value-type="string">
            <text:p><text:a xlink:href="https://en.wikipedia.org/wiki/Chaozhou" xlink:type="simple">Chaozhou</text:a></text:p>
          </table:table-cell>
          <table:table-cell office:value-type="string" calcext:value-type="string">
            <text:p>潮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1-12-07" calcext:value-type="date">
            <text:p>1991-12-07</text:p>
          </table:table-cell>
        </table:table-row>
        <table:table-row table:style-name="ro4">
          <table:table-cell office:value-type="string" calcext:value-type="string">
            <text:p><text:a xlink:href="https://en.wikipedia.org/wiki/Dongguan" xlink:type="simple">Dongguan</text:a></text:p>
          </table:table-cell>
          <table:table-cell office:value-type="string" calcext:value-type="string">
            <text:p>东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3">
          <table:table-cell office:value-type="string" calcext:value-type="string">
            <text:p><text:a xlink:href="https://en.wikipedia.org/wiki/Enping" xlink:type="simple">Enping</text:a></text:p>
          </table:table-cell>
          <table:table-cell office:value-type="string" calcext:value-type="string">
            <text:p>恩平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Jiangmen" xlink:type="simple">Jiangmen</text:a></text:p>
          </table:table-cell>
          <table:table-cell office:value-type="date" office:date-value="1994-02-28" calcext:value-type="date">
            <text:p>1994-02-28</text:p>
          </table:table-cell>
        </table:table-row>
        <table:table-row table:style-name="ro4">
          <table:table-cell office:value-type="string" calcext:value-type="string">
            <text:p><text:a xlink:href="https://en.wikipedia.org/wiki/Foshan" xlink:type="simple">Foshan</text:a></text:p>
          </table:table-cell>
          <table:table-cell office:value-type="string" calcext:value-type="string">
            <text:p>佛山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2" calcext:value-type="date">
            <text:p>1975-11-22</text:p>
          </table:table-cell>
        </table:table-row>
        <table:table-row table:style-name="ro3">
          <table:table-cell office:value-type="string" calcext:value-type="string">
            <text:p><text:a xlink:href="https://en.wikipedia.org/wiki/Gaozhou" xlink:type="simple">Gaozhou</text:a></text:p>
          </table:table-cell>
          <table:table-cell office:value-type="string" calcext:value-type="string">
            <text:p>高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Maoming" xlink:type="simple">Maoming</text:a></text:p>
          </table:table-cell>
          <table:table-cell office:value-type="date" office:date-value="1993-06-08" calcext:value-type="date">
            <text:p>1993-06-08</text:p>
          </table:table-cell>
        </table:table-row>
        <table:table-row table:style-name="ro4">
          <table:table-cell office:value-type="string" calcext:value-type="string">
            <text:p><text:a xlink:href="https://en.wikipedia.org/wiki/Guangzhou" xlink:type="simple">Guangzhou</text:a></text:p>
          </table:table-cell>
          <table:table-cell office:value-type="string" calcext:value-type="string">
            <text:p>广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3">
          <table:table-cell office:value-type="string" calcext:value-type="string">
            <text:p><text:a xlink:href="https://en.wikipedia.org/wiki/Heshan,_Guangdong" xlink:type="simple">Heshan</text:a></text:p>
          </table:table-cell>
          <table:table-cell office:value-type="string" calcext:value-type="string">
            <text:p>鹤山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Jiangmen" xlink:type="simple">Jiangmen</text:a></text:p>
          </table:table-cell>
          <table:table-cell office:value-type="date" office:date-value="1993-11-08" calcext:value-type="date">
            <text:p>1993-11-08</text:p>
          </table:table-cell>
        </table:table-row>
        <table:table-row table:style-name="ro4">
          <table:table-cell office:value-type="string" calcext:value-type="string">
            <text:p><text:a xlink:href="https://en.wikipedia.org/wiki/Heyuan" xlink:type="simple">Heyuan</text:a></text:p>
          </table:table-cell>
          <table:table-cell office:value-type="string" calcext:value-type="string">
            <text:p>河源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3">
          <table:table-cell office:value-type="string" calcext:value-type="string">
            <text:p><text:a xlink:href="https://en.wikipedia.org/wiki/Huazhou,_Guangdong" xlink:type="simple">Huazhou</text:a></text:p>
          </table:table-cell>
          <table:table-cell office:value-type="string" calcext:value-type="string">
            <text:p>化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Maoming" xlink:type="simple">Maoming</text:a></text:p>
          </table:table-cell>
          <table:table-cell office:value-type="date" office:date-value="1994-07-04" calcext:value-type="date">
            <text:p>1994-07-04</text:p>
          </table:table-cell>
        </table:table-row>
        <table:table-row table:style-name="ro4">
          <table:table-cell office:value-type="string" calcext:value-type="string">
            <text:p><text:a xlink:href="https://en.wikipedia.org/wiki/Huizhou" xlink:type="simple">Huizhou</text:a></text:p>
          </table:table-cell>
          <table:table-cell office:value-type="string" calcext:value-type="string">
            <text:p>惠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4">
          <table:table-cell office:value-type="string" calcext:value-type="string">
            <text:p><text:a xlink:href="https://en.wikipedia.org/wiki/Jiangmen" xlink:type="simple">Jiangmen</text:a></text:p>
          </table:table-cell>
          <table:table-cell office:value-type="string" calcext:value-type="string">
            <text:p>江门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2" calcext:value-type="date">
            <text:p>1975-11-22</text:p>
          </table:table-cell>
        </table:table-row>
        <table:table-row table:style-name="ro4">
          <table:table-cell office:value-type="string" calcext:value-type="string">
            <text:p><text:a xlink:href="https://en.wikipedia.org/wiki/Jieyang" xlink:type="simple">Jieyang</text:a></text:p>
          </table:table-cell>
          <table:table-cell office:value-type="string" calcext:value-type="string">
            <text:p>揭阳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1-12-07" calcext:value-type="date">
            <text:p>1991-12-07</text:p>
          </table:table-cell>
        </table:table-row>
        <table:table-row table:style-name="ro3">
          <table:table-cell office:value-type="string" calcext:value-type="string">
            <text:p><text:a xlink:href="https://en.wikipedia.org/wiki/Kaiping" xlink:type="simple">Kaiping</text:a></text:p>
          </table:table-cell>
          <table:table-cell office:value-type="string" calcext:value-type="string">
            <text:p>开平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Jiangmen" xlink:type="simple">Jiangmen</text:a></text:p>
          </table:table-cell>
          <table:table-cell office:value-type="date" office:date-value="1993-01-05" calcext:value-type="date">
            <text:p>1993-01-05</text:p>
          </table:table-cell>
        </table:table-row>
        <table:table-row table:style-name="ro3">
          <table:table-cell office:value-type="string" calcext:value-type="string">
            <text:p><text:a xlink:href="https://en.wikipedia.org/wiki/Lechang" xlink:type="simple">Lechang</text:a></text:p>
          </table:table-cell>
          <table:table-cell office:value-type="string" calcext:value-type="string">
            <text:p>乐昌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Shaoguan" xlink:type="simple">Shaoguan</text:a></text:p>
          </table:table-cell>
          <table:table-cell office:value-type="date" office:date-value="1994-04-28" calcext:value-type="date">
            <text:p>1994-04-28</text:p>
          </table:table-cell>
        </table:table-row>
        <table:table-row table:style-name="ro3">
          <table:table-cell office:value-type="string" calcext:value-type="string">
            <text:p><text:a xlink:href="https://en.wikipedia.org/wiki/Leizhou" xlink:type="simple">Leizhou</text:a></text:p>
          </table:table-cell>
          <table:table-cell office:value-type="string" calcext:value-type="string">
            <text:p>雷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Zhanjiang" xlink:type="simple">Zhanjiang</text:a></text:p>
          </table:table-cell>
          <table:table-cell office:value-type="date" office:date-value="1994-04-26" calcext:value-type="date">
            <text:p>1994-04-26</text:p>
          </table:table-cell>
        </table:table-row>
        <table:table-row table:style-name="ro3">
          <table:table-cell office:value-type="string" calcext:value-type="string">
            <text:p><text:a xlink:href="https://en.wikipedia.org/wiki/Lianjiang,_Guangdong" xlink:type="simple">Lianjiang</text:a></text:p>
          </table:table-cell>
          <table:table-cell office:value-type="string" calcext:value-type="string">
            <text:p>廉江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Zhanjiang" xlink:type="simple">Zhanjiang</text:a></text:p>
          </table:table-cell>
          <table:table-cell office:value-type="date" office:date-value="1993-12-10" calcext:value-type="date">
            <text:p>1993-12-10</text:p>
          </table:table-cell>
        </table:table-row>
        <table:table-row table:style-name="ro3">
          <table:table-cell office:value-type="string" calcext:value-type="string">
            <text:p><text:a xlink:href="https://en.wikipedia.org/wiki/Lianzhou" xlink:type="simple">Lianzhou</text:a></text:p>
          </table:table-cell>
          <table:table-cell office:value-type="string" calcext:value-type="string">
            <text:p>连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Qingyuan" xlink:type="simple">Qingyuan</text:a></text:p>
          </table:table-cell>
          <table:table-cell office:value-type="date" office:date-value="1994-04-22" calcext:value-type="date">
            <text:p>1994-04-22</text:p>
          </table:table-cell>
        </table:table-row>
        <table:table-row table:style-name="ro3">
          <table:table-cell office:value-type="string" calcext:value-type="string">
            <text:p><text:a xlink:href="https://en.wikipedia.org/wiki/Lufeng,_Guangdong" xlink:type="simple">Lufeng</text:a></text:p>
          </table:table-cell>
          <table:table-cell office:value-type="string" calcext:value-type="string">
            <text:p>陆丰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Shanwei" xlink:type="simple">Shanwei</text:a></text:p>
          </table:table-cell>
          <table:table-cell office:value-type="date" office:date-value="1995-01-19" calcext:value-type="date">
            <text:p>1995-01-19</text:p>
          </table:table-cell>
        </table:table-row>
        <table:table-row table:style-name="ro3">
          <table:table-cell office:value-type="string" calcext:value-type="string">
            <text:p><text:a xlink:href="https://en.wikipedia.org/wiki/Luoding" xlink:type="simple">Luoding</text:a></text:p>
          </table:table-cell>
          <table:table-cell office:value-type="string" calcext:value-type="string">
            <text:p>罗定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Yunfu" xlink:type="simple">Yunfu</text:a></text:p>
          </table:table-cell>
          <table:table-cell office:value-type="date" office:date-value="1993-04-08" calcext:value-type="date">
            <text:p>1993-04-08</text:p>
          </table:table-cell>
        </table:table-row>
        <table:table-row table:style-name="ro4">
          <table:table-cell office:value-type="string" calcext:value-type="string">
            <text:p><text:a xlink:href="https://en.wikipedia.org/wiki/Maoming" xlink:type="simple">Maoming</text:a></text:p>
          </table:table-cell>
          <table:table-cell office:value-type="string" calcext:value-type="string">
            <text:p>茂名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2" calcext:value-type="date">
            <text:p>1975-11-22</text:p>
          </table:table-cell>
        </table:table-row>
        <table:table-row table:style-name="ro4">
          <table:table-cell office:value-type="string" calcext:value-type="string">
            <text:p><text:a xlink:href="https://en.wikipedia.org/wiki/Meizhou" xlink:type="simple">Meizhou</text:a></text:p>
          </table:table-cell>
          <table:table-cell office:value-type="string" calcext:value-type="string">
            <text:p>梅州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3">
          <table:table-cell office:value-type="string" calcext:value-type="string">
            <text:p><text:a xlink:href="https://en.wikipedia.org/wiki/Nanxiong" xlink:type="simple">Nanxiong</text:a></text:p>
          </table:table-cell>
          <table:table-cell office:value-type="string" calcext:value-type="string">
            <text:p>南雄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Shaoguan" xlink:type="simple">Shaoguan</text:a></text:p>
          </table:table-cell>
          <table:table-cell office:value-type="date" office:date-value="1996-06-17" calcext:value-type="date">
            <text:p>1996-06-17</text:p>
          </table:table-cell>
        </table:table-row>
        <table:table-row table:style-name="ro3">
          <table:table-cell office:value-type="string" calcext:value-type="string">
            <text:p><text:a xlink:href="https://en.wikipedia.org/wiki/Puning" xlink:type="simple">Puning</text:a></text:p>
          </table:table-cell>
          <table:table-cell office:value-type="string" calcext:value-type="string">
            <text:p>普宁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Jieyang" xlink:type="simple">Jieyang</text:a></text:p>
          </table:table-cell>
          <table:table-cell office:value-type="date" office:date-value="1993-04-06" calcext:value-type="date">
            <text:p>1993-04-06</text:p>
          </table:table-cell>
        </table:table-row>
        <table:table-row table:style-name="ro4">
          <table:table-cell office:value-type="string" calcext:value-type="string">
            <text:p><text:a xlink:href="https://en.wikipedia.org/wiki/Qingyuan" xlink:type="simple">Qingyuan</text:a></text:p>
          </table:table-cell>
          <table:table-cell office:value-type="string" calcext:value-type="string">
            <text:p>清远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4">
          <table:table-cell office:value-type="string" calcext:value-type="string">
            <text:p><text:a xlink:href="https://en.wikipedia.org/wiki/Shantou" xlink:type="simple">Shantou</text:a></text:p>
          </table:table-cell>
          <table:table-cell office:value-type="string" calcext:value-type="string">
            <text:p>汕头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2" calcext:value-type="date">
            <text:p>1975-11-22</text:p>
          </table:table-cell>
        </table:table-row>
        <table:table-row table:style-name="ro4">
          <table:table-cell office:value-type="string" calcext:value-type="string">
            <text:p><text:a xlink:href="https://en.wikipedia.org/wiki/Shanwei" xlink:type="simple">Shanwei</text:a></text:p>
          </table:table-cell>
          <table:table-cell office:value-type="string" calcext:value-type="string">
            <text:p>汕尾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4">
          <table:table-cell office:value-type="string" calcext:value-type="string">
            <text:p><text:a xlink:href="https://en.wikipedia.org/wiki/Shaoguan" xlink:type="simple">Shaoguan</text:a></text:p>
          </table:table-cell>
          <table:table-cell office:value-type="string" calcext:value-type="string">
            <text:p>韶关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2" calcext:value-type="date">
            <text:p>1975-11-22</text:p>
          </table:table-cell>
        </table:table-row>
        <table:table-row table:style-name="ro4">
          <table:table-cell office:value-type="string" calcext:value-type="string">
            <text:p><text:a xlink:href="https://en.wikipedia.org/wiki/Shenzhen" xlink:type="simple">Shenzhen</text:a></text:p>
          </table:table-cell>
          <table:table-cell office:value-type="string" calcext:value-type="string">
            <text:p>深圳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9-03-05" calcext:value-type="date">
            <text:p>1979-03-05</text:p>
          </table:table-cell>
        </table:table-row>
        <table:table-row table:style-name="ro3">
          <table:table-cell office:value-type="string" calcext:value-type="string">
            <text:p><text:a xlink:href="https://en.wikipedia.org/wiki/Sihui,_Guangdong" xlink:type="simple">Sihui</text:a></text:p>
          </table:table-cell>
          <table:table-cell office:value-type="string" calcext:value-type="string">
            <text:p>四会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Zhaoqing" xlink:type="simple">Zhaoqing</text:a></text:p>
          </table:table-cell>
          <table:table-cell office:value-type="date" office:date-value="1993-11-25" calcext:value-type="date">
            <text:p>1993-11-25</text:p>
          </table:table-cell>
        </table:table-row>
        <table:table-row table:style-name="ro3">
          <table:table-cell office:value-type="string" calcext:value-type="string">
            <text:p><text:a xlink:href="https://en.wikipedia.org/wiki/Taishan,_Guangdong" xlink:type="simple">Taishan</text:a></text:p>
          </table:table-cell>
          <table:table-cell office:value-type="string" calcext:value-type="string">
            <text:p>台山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Jiangmen" xlink:type="simple">Jiangmen</text:a></text:p>
          </table:table-cell>
          <table:table-cell office:value-type="date" office:date-value="1992-04-17" calcext:value-type="date">
            <text:p>1992-04-17</text:p>
          </table:table-cell>
        </table:table-row>
        <table:table-row table:style-name="ro3">
          <table:table-cell office:value-type="string" calcext:value-type="string">
            <text:p><text:a xlink:href="https://en.wikipedia.org/wiki/Wuchuan_City" xlink:type="simple">Wuchuan</text:a></text:p>
          </table:table-cell>
          <table:table-cell office:value-type="string" calcext:value-type="string">
            <text:p>吴川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Zhanjiang" xlink:type="simple">Zhanjiang</text:a></text:p>
          </table:table-cell>
          <table:table-cell office:value-type="date" office:date-value="1994-05-26" calcext:value-type="date">
            <text:p>1994-05-26</text:p>
          </table:table-cell>
        </table:table-row>
        <table:table-row table:style-name="ro3">
          <table:table-cell office:value-type="string" calcext:value-type="string">
            <text:p><text:a xlink:href="https://en.wikipedia.org/wiki/Xingning,_Guangdong" xlink:type="simple">Xingning</text:a></text:p>
          </table:table-cell>
          <table:table-cell office:value-type="string" calcext:value-type="string">
            <text:p>兴宁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Meizhou" xlink:type="simple">Meizhou</text:a></text:p>
          </table:table-cell>
          <table:table-cell office:value-type="date" office:date-value="1994-06-06" calcext:value-type="date">
            <text:p>1994-06-06</text:p>
          </table:table-cell>
        </table:table-row>
        <table:table-row table:style-name="ro3">
          <table:table-cell office:value-type="string" calcext:value-type="string">
            <text:p><text:a xlink:href="https://en.wikipedia.org/wiki/Xinyi,_Guangdong" xlink:type="simple">Xinyi</text:a></text:p>
          </table:table-cell>
          <table:table-cell office:value-type="string" calcext:value-type="string">
            <text:p>信宜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Maoming" xlink:type="simple">Maoming</text:a></text:p>
          </table:table-cell>
          <table:table-cell office:value-type="date" office:date-value="1995-09-11" calcext:value-type="date">
            <text:p>1995-09-11</text:p>
          </table:table-cell>
        </table:table-row>
        <table:table-row table:style-name="ro3">
          <table:table-cell office:value-type="string" calcext:value-type="string">
            <text:p><text:a xlink:href="https://en.wikipedia.org/wiki/Yangchun" xlink:type="simple">Yangchun</text:a></text:p>
          </table:table-cell>
          <table:table-cell office:value-type="string" calcext:value-type="string">
            <text:p>阳春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Yangjiang" xlink:type="simple">Yangjiang</text:a></text:p>
          </table:table-cell>
          <table:table-cell office:value-type="date" office:date-value="1994-05-05" calcext:value-type="date">
            <text:p>1994-05-05</text:p>
          </table:table-cell>
        </table:table-row>
        <table:table-row table:style-name="ro4">
          <table:table-cell office:value-type="string" calcext:value-type="string">
            <text:p><text:a xlink:href="https://en.wikipedia.org/wiki/Yangjiang" xlink:type="simple">Yangjiang</text:a></text:p>
          </table:table-cell>
          <table:table-cell office:value-type="string" calcext:value-type="string">
            <text:p>阳江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3">
          <table:table-cell office:value-type="string" calcext:value-type="string">
            <text:p><text:a xlink:href="https://en.wikipedia.org/wiki/Yingde" xlink:type="simple">Yingde</text:a></text:p>
          </table:table-cell>
          <table:table-cell office:value-type="string" calcext:value-type="string">
            <text:p>英德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office:value-type="string" calcext:value-type="string">
            <text:p><text:a xlink:href="https://en.wikipedia.org/wiki/Qingyuan" xlink:type="simple">Qingyuan</text:a></text:p>
          </table:table-cell>
          <table:table-cell office:value-type="date" office:date-value="1994-01-12" calcext:value-type="date">
            <text:p>1994-01-12</text:p>
          </table:table-cell>
        </table:table-row>
        <table:table-row table:style-name="ro4">
          <table:table-cell office:value-type="string" calcext:value-type="string">
            <text:p><text:a xlink:href="https://en.wikipedia.org/wiki/Yunfu" xlink:type="simple">Yunfu</text:a></text:p>
          </table:table-cell>
          <table:table-cell office:value-type="string" calcext:value-type="string">
            <text:p>云浮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4-05" calcext:value-type="date">
            <text:p>1994-04-05</text:p>
          </table:table-cell>
        </table:table-row>
        <table:table-row table:style-name="ro4">
          <table:table-cell office:value-type="string" calcext:value-type="string">
            <text:p><text:a xlink:href="https://en.wikipedia.org/wiki/Zhanjiang" xlink:type="simple">Zhanjiang</text:a></text:p>
          </table:table-cell>
          <table:table-cell office:value-type="string" calcext:value-type="string">
            <text:p>湛江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2" calcext:value-type="date">
            <text:p>1975-11-22</text:p>
          </table:table-cell>
        </table:table-row>
        <table:table-row table:style-name="ro4">
          <table:table-cell office:value-type="string" calcext:value-type="string">
            <text:p><text:a xlink:href="https://en.wikipedia.org/wiki/Zhaoqing" xlink:type="simple">Zhaoqing</text:a></text:p>
          </table:table-cell>
          <table:table-cell office:value-type="string" calcext:value-type="string">
            <text:p>肇庆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4">
          <table:table-cell office:value-type="string" calcext:value-type="string">
            <text:p><text:a xlink:href="https://en.wikipedia.org/wiki/Zhongshan" xlink:type="simple">Zhongshan</text:a></text:p>
          </table:table-cell>
          <table:table-cell office:value-type="string" calcext:value-type="string">
            <text:p>中山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07" calcext:value-type="date">
            <text:p>1988-01-07</text:p>
          </table:table-cell>
        </table:table-row>
        <table:table-row table:style-name="ro4">
          <table:table-cell office:value-type="string" calcext:value-type="string">
            <text:p><text:a xlink:href="https://en.wikipedia.org/wiki/Zhuhai" xlink:type="simple">Zhuhai</text:a></text:p>
          </table:table-cell>
          <table:table-cell office:value-type="string" calcext:value-type="string">
            <text:p>珠海市</text:p>
          </table:table-cell>
          <table:table-cell office:value-type="string" calcext:value-type="string">
            <text:p><text:a xlink:href="https://en.wikipedia.org/wiki/Guangdong" xlink:type="simple">Guang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9-03-05" calcext:value-type="date">
            <text:p>1979-03-05</text:p>
          </table:table-cell>
        </table:table-row>
        <table:table-row table:style-name="ro4">
          <table:table-cell office:value-type="string" calcext:value-type="string">
            <text:p><text:a xlink:href="https://en.wikipedia.org/wiki/Baise_City" xlink:type="simple">Baise</text:a></text:p>
          </table:table-cell>
          <table:table-cell office:value-type="string" calcext:value-type="string">
            <text:p>百色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6-02" calcext:value-type="date">
            <text:p>2002-06-02</text:p>
          </table:table-cell>
        </table:table-row>
        <table:table-row table:style-name="ro4">
          <table:table-cell office:value-type="string" calcext:value-type="string">
            <text:p><text:a xlink:href="https://en.wikipedia.org/wiki/Beihai" xlink:type="simple">Beihai</text:a></text:p>
          </table:table-cell>
          <table:table-cell office:value-type="string" calcext:value-type="string">
            <text:p>北海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0-08" calcext:value-type="date">
            <text:p>1983-10-08</text:p>
          </table:table-cell>
        </table:table-row>
        <table:table-row table:style-name="ro3">
          <table:table-cell office:value-type="string" calcext:value-type="string">
            <text:p><text:a xlink:href="https://en.wikipedia.org/wiki/Beiliu" xlink:type="simple">Beiliu</text:a></text:p>
          </table:table-cell>
          <table:table-cell office:value-type="string" calcext:value-type="string">
            <text:p>北流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Yulin,_Guangxi" xlink:type="simple">Yulin</text:a></text:p>
          </table:table-cell>
          <table:table-cell office:value-type="date" office:date-value="1994-04-18" calcext:value-type="date">
            <text:p>1994-04-18</text:p>
          </table:table-cell>
        </table:table-row>
        <table:table-row table:style-name="ro3">
          <table:table-cell office:value-type="string" calcext:value-type="string">
            <text:p><text:a xlink:href="https://en.wikipedia.org/wiki/Cenxi" xlink:type="simple">Cenxi</text:a></text:p>
          </table:table-cell>
          <table:table-cell office:value-type="string" calcext:value-type="string">
            <text:p>岑溪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Wuzhou" xlink:type="simple">Wuzhou</text:a></text:p>
          </table:table-cell>
          <table:table-cell office:value-type="date" office:date-value="1995-09-11" calcext:value-type="date">
            <text:p>1995-09-11</text:p>
          </table:table-cell>
        </table:table-row>
        <table:table-row table:style-name="ro4">
          <table:table-cell office:value-type="string" calcext:value-type="string">
            <text:p><text:a xlink:href="https://en.wikipedia.org/wiki/Chongzuo" xlink:type="simple">Chongzuo</text:a></text:p>
          </table:table-cell>
          <table:table-cell office:value-type="string" calcext:value-type="string">
            <text:p>崇左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12-23" calcext:value-type="date">
            <text:p>2002-12-23</text:p>
          </table:table-cell>
        </table:table-row>
        <table:table-row table:style-name="ro3">
          <table:table-cell office:value-type="string" calcext:value-type="string">
            <text:p><text:a xlink:href="https://en.wikipedia.org/wiki/Dongxing,_Guangxi" xlink:type="simple">Dongxing</text:a></text:p>
          </table:table-cell>
          <table:table-cell office:value-type="string" calcext:value-type="string">
            <text:p>东兴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Fangchenggang" xlink:type="simple">Fangchenggang</text:a></text:p>
          </table:table-cell>
          <table:table-cell office:value-type="date" office:date-value="1996-04-29" calcext:value-type="date">
            <text:p>1996-04-29</text:p>
          </table:table-cell>
        </table:table-row>
        <table:table-row table:style-name="ro4">
          <table:table-cell office:value-type="string" calcext:value-type="string">
            <text:p><text:a xlink:href="https://en.wikipedia.org/wiki/Fangchenggang" xlink:type="simple">Fangchenggang</text:a></text:p>
          </table:table-cell>
          <table:table-cell office:value-type="string" calcext:value-type="string">
            <text:p>防城港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3-05-23" calcext:value-type="date">
            <text:p>1993-05-23</text:p>
          </table:table-cell>
        </table:table-row>
        <table:table-row table:style-name="ro4">
          <table:table-cell office:value-type="string" calcext:value-type="string">
            <text:p><text:a xlink:href="https://en.wikipedia.org/wiki/Guigang" xlink:type="simple">Guigang</text:a></text:p>
          </table:table-cell>
          <table:table-cell office:value-type="string" calcext:value-type="string">
            <text:p>贵港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5-10-27" calcext:value-type="date">
            <text:p>1995-10-27</text:p>
          </table:table-cell>
        </table:table-row>
        <table:table-row table:style-name="ro4">
          <table:table-cell office:value-type="string" calcext:value-type="string">
            <text:p><text:a xlink:href="https://en.wikipedia.org/wiki/Guilin" xlink:type="simple">Guilin</text:a></text:p>
          </table:table-cell>
          <table:table-cell office:value-type="string" calcext:value-type="string">
            <text:p>桂林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11-25" calcext:value-type="date">
            <text:p>1961-11-25</text:p>
          </table:table-cell>
        </table:table-row>
        <table:table-row table:style-name="ro3">
          <table:table-cell office:value-type="string" calcext:value-type="string">
            <text:p><text:a xlink:href="https://en.wikipedia.org/wiki/Guiping" xlink:type="simple">Guiping</text:a></text:p>
          </table:table-cell>
          <table:table-cell office:value-type="string" calcext:value-type="string">
            <text:p>桂平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Guigang" xlink:type="simple">Guigang</text:a></text:p>
          </table:table-cell>
          <table:table-cell office:value-type="date" office:date-value="1994-05-18" calcext:value-type="date">
            <text:p>1994-05-18</text:p>
          </table:table-cell>
        </table:table-row>
        <table:table-row table:style-name="ro4">
          <table:table-cell office:value-type="string" calcext:value-type="string">
            <text:p><text:a xlink:href="https://en.wikipedia.org/wiki/Hechi" xlink:type="simple">Hechi</text:a></text:p>
          </table:table-cell>
          <table:table-cell office:value-type="string" calcext:value-type="string">
            <text:p>河池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6-18" calcext:value-type="date">
            <text:p>2002-06-18</text:p>
          </table:table-cell>
        </table:table-row>
        <table:table-row table:style-name="ro5">
          <table:table-cell office:value-type="string" calcext:value-type="string">
            <text:p><text:a xlink:href="https://en.wikipedia.org/wiki/Hengzhou,_Guangxi" xlink:type="simple">Hengzhou</text:a></text:p>
          </table:table-cell>
          <table:table-cell table:style-name="ce3" office:value-type="string" calcext:value-type="string">
            <text:p>横州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Nanning" xlink:type="simple">Nanning</text:a></text:p>
          </table:table-cell>
          <table:table-cell office:value-type="date" office:date-value="2021-02-03" calcext:value-type="date">
            <text:p>2021-02-03</text:p>
          </table:table-cell>
        </table:table-row>
        <table:table-row table:style-name="ro3">
          <table:table-cell office:value-type="string" calcext:value-type="string">
            <text:p><text:a xlink:href="https://en.wikipedia.org/wiki/Heshan,_Guangxi" xlink:type="simple">Heshan</text:a></text:p>
          </table:table-cell>
          <table:table-cell office:value-type="string" calcext:value-type="string">
            <text:p>合山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Laibin" xlink:type="simple">Laibin</text:a></text:p>
          </table:table-cell>
          <table:table-cell office:value-type="date" office:date-value="1981-06-29" calcext:value-type="date">
            <text:p>1981-06-29</text:p>
          </table:table-cell>
        </table:table-row>
        <table:table-row table:style-name="ro4">
          <table:table-cell office:value-type="string" calcext:value-type="string">
            <text:p><text:a xlink:href="https://en.wikipedia.org/wiki/Hezhou" xlink:type="simple">Hezhou</text:a></text:p>
          </table:table-cell>
          <table:table-cell office:value-type="string" calcext:value-type="string">
            <text:p>贺州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6-18" calcext:value-type="date">
            <text:p>2002-06-18</text:p>
          </table:table-cell>
        </table:table-row>
        <table:table-row table:style-name="ro3">
          <table:table-cell office:value-type="string" calcext:value-type="string">
            <text:p><text:a xlink:href="https://en.wikipedia.org/wiki/Jingxi,_Guangxi" xlink:type="simple">Jingxi</text:a></text:p>
          </table:table-cell>
          <table:table-cell office:value-type="string" calcext:value-type="string">
            <text:p>靖西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Baise" xlink:type="simple">Baise</text:a></text:p>
          </table:table-cell>
          <table:table-cell office:value-type="date" office:date-value="2015-08-01" calcext:value-type="date">
            <text:p>2015-08-01</text:p>
          </table:table-cell>
        </table:table-row>
        <table:table-row table:style-name="ro4">
          <table:table-cell office:value-type="string" calcext:value-type="string">
            <text:p><text:a xlink:href="https://en.wikipedia.org/wiki/Laibin" xlink:type="simple">Laibin</text:a></text:p>
          </table:table-cell>
          <table:table-cell office:value-type="string" calcext:value-type="string">
            <text:p>来宾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09-29" calcext:value-type="date">
            <text:p>2002-09-29</text:p>
          </table:table-cell>
        </table:table-row>
        <table:table-row table:style-name="ro3">
          <table:table-cell office:value-type="string" calcext:value-type="string">
            <text:p><text:a xlink:href="https://en.wikipedia.org/wiki/Lipu,_Guangxi" xlink:type="simple">Lipu</text:a></text:p>
          </table:table-cell>
          <table:table-cell office:value-type="string" calcext:value-type="string">
            <text:p>荔浦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Guilin" xlink:type="simple">Guilin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4">
          <table:table-cell office:value-type="string" calcext:value-type="string">
            <text:p><text:a xlink:href="https://en.wikipedia.org/wiki/Liuzhou" xlink:type="simple">Liuzhou</text:a></text:p>
          </table:table-cell>
          <table:table-cell office:value-type="string" calcext:value-type="string">
            <text:p>柳州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11-25" calcext:value-type="date">
            <text:p>1961-11-25</text:p>
          </table:table-cell>
        </table:table-row>
        <table:table-row table:style-name="ro4">
          <table:table-cell office:value-type="string" calcext:value-type="string">
            <text:p><text:a xlink:href="https://en.wikipedia.org/wiki/Nanning" xlink:type="simple">Nanning</text:a></text:p>
          </table:table-cell>
          <table:table-cell office:value-type="string" calcext:value-type="string">
            <text:p>南宁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12-23" calcext:value-type="date">
            <text:p>1961-12-23</text:p>
          </table:table-cell>
        </table:table-row>
        <table:table-row table:style-name="ro3">
          <table:table-cell office:value-type="string" calcext:value-type="string">
            <text:p><text:a xlink:href="https://en.wikipedia.org/wiki/Pingguo" xlink:type="simple">Pingguo</text:a></text:p>
          </table:table-cell>
          <table:table-cell office:value-type="string" calcext:value-type="string">
            <text:p>平果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Baise" xlink:type="simple">Baise</text:a></text:p>
          </table:table-cell>
          <table:table-cell office:value-type="date" office:date-value="2019-11-20" calcext:value-type="date">
            <text:p>2019-11-20</text:p>
          </table:table-cell>
        </table:table-row>
        <table:table-row table:style-name="ro3">
          <table:table-cell office:value-type="string" calcext:value-type="string">
            <text:p><text:a xlink:href="https://en.wikipedia.org/wiki/Pingxiang,_Guangxi" xlink:type="simple">Pingxiang</text:a></text:p>
          </table:table-cell>
          <table:table-cell office:value-type="string" calcext:value-type="string">
            <text:p>凭祥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office:value-type="string" calcext:value-type="string">
            <text:p><text:a xlink:href="https://en.wikipedia.org/wiki/Chongzuo" xlink:type="simple">Chongzuo</text:a></text:p>
          </table:table-cell>
          <table:table-cell office:value-type="date" office:date-value="1961-05-27" calcext:value-type="date">
            <text:p>1961-05-27</text:p>
          </table:table-cell>
        </table:table-row>
        <table:table-row table:style-name="ro4">
          <table:table-cell office:value-type="string" calcext:value-type="string">
            <text:p><text:a xlink:href="https://en.wikipedia.org/wiki/Qinzhou" xlink:type="simple">Qinzhou</text:a></text:p>
          </table:table-cell>
          <table:table-cell office:value-type="string" calcext:value-type="string">
            <text:p>钦州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6-28" calcext:value-type="date">
            <text:p>1994-06-28</text:p>
          </table:table-cell>
        </table:table-row>
        <table:table-row table:style-name="ro4">
          <table:table-cell office:value-type="string" calcext:value-type="string">
            <text:p><text:a xlink:href="https://en.wikipedia.org/wiki/Wuzhou" xlink:type="simple">Wuzhou</text:a></text:p>
          </table:table-cell>
          <table:table-cell office:value-type="string" calcext:value-type="string">
            <text:p>梧州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11-25" calcext:value-type="date">
            <text:p>1961-11-25</text:p>
          </table:table-cell>
        </table:table-row>
        <table:table-row table:style-name="ro4">
          <table:table-cell office:value-type="string" calcext:value-type="string">
            <text:p><text:a xlink:href="https://en.wikipedia.org/wiki/Yulin,_Guangxi" xlink:type="simple">Yulin</text:a></text:p>
          </table:table-cell>
          <table:table-cell office:value-type="string" calcext:value-type="string">
            <text:p>玉林市</text:p>
          </table:table-cell>
          <table:table-cell office:value-type="string" calcext:value-type="string">
            <text:p><text:a xlink:href="https://en.wikipedia.org/wiki/Guangxi" xlink:type="simple">Gu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04-22" calcext:value-type="date">
            <text:p>1997-04-22</text:p>
          </table:table-cell>
        </table:table-row>
        <table:table-row table:style-name="ro4">
          <table:table-cell office:value-type="string" calcext:value-type="string">
            <text:p><text:a xlink:href="https://en.wikipedia.org/wiki/Anshun" xlink:type="simple">Anshun</text:a></text:p>
          </table:table-cell>
          <table:table-cell office:value-type="string" calcext:value-type="string">
            <text:p>安顺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3" calcext:value-type="date">
            <text:p>2000-06-23</text:p>
          </table:table-cell>
        </table:table-row>
        <table:table-row table:style-name="ro4">
          <table:table-cell office:value-type="string" calcext:value-type="string">
            <text:p><text:a xlink:href="https://en.wikipedia.org/wiki/Bijie_City" xlink:type="simple">Bijie</text:a></text:p>
          </table:table-cell>
          <table:table-cell office:value-type="string" calcext:value-type="string">
            <text:p>毕节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1-10-22" calcext:value-type="date">
            <text:p>2011-10-22</text:p>
          </table:table-cell>
        </table:table-row>
        <table:table-row table:style-name="ro3">
          <table:table-cell office:value-type="string" calcext:value-type="string">
            <text:p><text:a xlink:href="https://en.wikipedia.org/wiki/Chishui_City" xlink:type="simple">Chishui</text:a></text:p>
          </table:table-cell>
          <table:table-cell office:value-type="string" calcext:value-type="string">
            <text:p>赤水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Zunyi" xlink:type="simple">Zunyi</text:a></text:p>
          </table:table-cell>
          <table:table-cell office:value-type="date" office:date-value="1990-09-30" calcext:value-type="date">
            <text:p>1990-09-30</text:p>
          </table:table-cell>
        </table:table-row>
        <table:table-row table:style-name="ro3">
          <table:table-cell office:value-type="string" calcext:value-type="string">
            <text:p><text:a xlink:href="https://en.wikipedia.org/wiki/Duyun,_Guizhou" xlink:type="simple">Duyun</text:a></text:p>
          </table:table-cell>
          <table:table-cell office:value-type="string" calcext:value-type="string">
            <text:p>都匀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Qiannan_Buyei_and_Miao_Autonomous_Prefecture" xlink:type="simple">Qiannan</text:a></text:p>
          </table:table-cell>
          <table:table-cell office:value-type="date" office:date-value="1966-03-09" calcext:value-type="date">
            <text:p>1966-03-09</text:p>
          </table:table-cell>
        </table:table-row>
        <table:table-row table:style-name="ro3">
          <table:table-cell office:value-type="string" calcext:value-type="string">
            <text:p><text:a xlink:href="https://en.wikipedia.org/wiki/Fuquan,_Guizhou" xlink:type="simple">Fuquan</text:a></text:p>
          </table:table-cell>
          <table:table-cell office:value-type="string" calcext:value-type="string">
            <text:p>福泉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Qiannan_Buyei_and_Miao_Autonomous_Prefecture" xlink:type="simple">Qiannan</text:a></text:p>
          </table:table-cell>
          <table:table-cell office:value-type="date" office:date-value="1996-12-02" calcext:value-type="date">
            <text:p>1996-12-02</text:p>
          </table:table-cell>
        </table:table-row>
        <table:table-row table:style-name="ro4">
          <table:table-cell office:value-type="string" calcext:value-type="string">
            <text:p><text:a xlink:href="https://en.wikipedia.org/wiki/Guiyang" xlink:type="simple">Guiyang</text:a></text:p>
          </table:table-cell>
          <table:table-cell office:value-type="string" calcext:value-type="string">
            <text:p>贵阳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Kaili,_Guizhou" xlink:type="simple">Kaili</text:a></text:p>
          </table:table-cell>
          <table:table-cell office:value-type="string" calcext:value-type="string">
            <text:p>凯里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Qiandongnan_Miao_and_Dong_Autonomous_Prefecture" xlink:type="simple">Qiandongnan</text:a></text:p>
          </table:table-cell>
          <table:table-cell office:value-type="date" office:date-value="1983-08-19" calcext:value-type="date">
            <text:p>1983-08-19</text:p>
          </table:table-cell>
        </table:table-row>
        <table:table-row table:style-name="ro4">
          <table:table-cell office:value-type="string" calcext:value-type="string">
            <text:p><text:a xlink:href="https://en.wikipedia.org/wiki/Liupanshui" xlink:type="simple">Liupanshui</text:a></text:p>
          </table:table-cell>
          <table:table-cell office:value-type="string" calcext:value-type="string">
            <text:p>六盘水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8-12-18" calcext:value-type="date">
            <text:p>1978-12-18</text:p>
          </table:table-cell>
        </table:table-row>
        <table:table-row table:style-name="ro3">
          <table:table-cell office:value-type="string" calcext:value-type="string">
            <text:p><text:a xlink:href="https://en.wikipedia.org/wiki/Panzhou" xlink:type="simple">Panzhou</text:a></text:p>
          </table:table-cell>
          <table:table-cell office:value-type="string" calcext:value-type="string">
            <text:p>盘州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Liupanshui" xlink:type="simple">Liupanshui</text:a></text:p>
          </table:table-cell>
          <table:table-cell office:value-type="date" office:date-value="2017-04-09" calcext:value-type="date">
            <text:p>2017-04-09</text:p>
          </table:table-cell>
        </table:table-row>
        <table:table-row table:style-name="ro5">
          <table:table-cell office:value-type="string" calcext:value-type="string">
            <text:p><text:a xlink:href="https://en.wikipedia.org/wiki/Qianxi,_Guizhou" xlink:type="simple">Qianxi</text:a></text:p>
          </table:table-cell>
          <table:table-cell table:style-name="ce3" office:value-type="string" calcext:value-type="string">
            <text:p>黔西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Bijie" xlink:type="simple">Bijie</text:a></text:p>
          </table:table-cell>
          <table:table-cell office:value-type="date" office:date-value="2021-01-20" calcext:value-type="date">
            <text:p>2021-01-20</text:p>
          </table:table-cell>
        </table:table-row>
        <table:table-row table:style-name="ro3">
          <table:table-cell office:value-type="string" calcext:value-type="string">
            <text:p><text:a xlink:href="https://en.wikipedia.org/wiki/Qingzhen" xlink:type="simple">Qingzhen</text:a></text:p>
          </table:table-cell>
          <table:table-cell office:value-type="string" calcext:value-type="string">
            <text:p>清镇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Guiyang" xlink:type="simple">Guiyang</text:a></text:p>
          </table:table-cell>
          <table:table-cell office:value-type="date" office:date-value="1992-11-06" calcext:value-type="date">
            <text:p>1992-11-06</text:p>
          </table:table-cell>
        </table:table-row>
        <table:table-row table:style-name="ro3">
          <table:table-cell office:value-type="string" calcext:value-type="string">
            <text:p><text:a xlink:href="https://en.wikipedia.org/wiki/Renhuai" xlink:type="simple">Renhuai</text:a></text:p>
          </table:table-cell>
          <table:table-cell office:value-type="string" calcext:value-type="string">
            <text:p>仁怀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Zunyi" xlink:type="simple">Zunyi</text:a></text:p>
          </table:table-cell>
          <table:table-cell office:value-type="date" office:date-value="1995-11-30" calcext:value-type="date">
            <text:p>1995-11-30</text:p>
          </table:table-cell>
        </table:table-row>
        <table:table-row table:style-name="ro4">
          <table:table-cell office:value-type="string" calcext:value-type="string">
            <text:p><text:a xlink:href="https://en.wikipedia.org/wiki/Tongren" xlink:type="simple">Tongren</text:a></text:p>
          </table:table-cell>
          <table:table-cell office:value-type="string" calcext:value-type="string">
            <text:p>铜仁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1-10-22" calcext:value-type="date">
            <text:p>2011-10-22</text:p>
          </table:table-cell>
        </table:table-row>
        <table:table-row table:style-name="ro3">
          <table:table-cell office:value-type="string" calcext:value-type="string">
            <text:p><text:a xlink:href="https://en.wikipedia.org/wiki/Xingren" xlink:type="simple">Xingren</text:a></text:p>
          </table:table-cell>
          <table:table-cell office:value-type="string" calcext:value-type="string">
            <text:p>兴仁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Qianxinan_Buyei_and_Miao_Autonomous_Prefecture" xlink:type="simple">Qianxinan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3">
          <table:table-cell office:value-type="string" calcext:value-type="string">
            <text:p><text:a xlink:href="https://en.wikipedia.org/wiki/Xingyi,_Guizhou" xlink:type="simple">Xingyi</text:a></text:p>
          </table:table-cell>
          <table:table-cell office:value-type="string" calcext:value-type="string">
            <text:p>兴义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office:value-type="string" calcext:value-type="string">
            <text:p><text:a xlink:href="https://en.wikipedia.org/wiki/Qianxinan_Buyei_and_Miao_Autonomous_Prefecture" xlink:type="simple">Qianxinan</text:a></text:p>
          </table:table-cell>
          <table:table-cell office:value-type="date" office:date-value="1987-11-06" calcext:value-type="date">
            <text:p>1987-11-06</text:p>
          </table:table-cell>
        </table:table-row>
        <table:table-row table:style-name="ro4">
          <table:table-cell office:value-type="string" calcext:value-type="string">
            <text:p><text:a xlink:href="https://en.wikipedia.org/wiki/Zunyi" xlink:type="simple">Zunyi</text:a></text:p>
          </table:table-cell>
          <table:table-cell office:value-type="string" calcext:value-type="string">
            <text:p>遵义市</text:p>
          </table:table-cell>
          <table:table-cell office:value-type="string" calcext:value-type="string">
            <text:p><text:a xlink:href="https://en.wikipedia.org/wiki/Guizhou" xlink:type="simple">Guizho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06-10" calcext:value-type="date">
            <text:p>1997-06-10</text:p>
          </table:table-cell>
        </table:table-row>
        <table:table-row table:style-name="ro4">
          <table:table-cell office:value-type="string" calcext:value-type="string">
            <text:p><text:a xlink:href="https://en.wikipedia.org/wiki/Danzhou" xlink:type="simple">Danzhou</text:a></text:p>
          </table:table-cell>
          <table:table-cell office:value-type="string" calcext:value-type="string">
            <text:p>儋州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5-02-19" calcext:value-type="date">
            <text:p>2015-02-19</text:p>
          </table:table-cell>
        </table:table-row>
        <table:table-row table:style-name="ro3">
          <table:table-cell office:value-type="string" calcext:value-type="string">
            <text:p><text:a xlink:href="https://en.wikipedia.org/wiki/Dongfang,_Hainan" xlink:type="simple">Dongfang</text:a></text:p>
          </table:table-cell>
          <table:table-cell office:value-type="string" calcext:value-type="string">
            <text:p>东方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7-03-12" calcext:value-type="date">
            <text:p>1997-03-12</text:p>
          </table:table-cell>
        </table:table-row>
        <table:table-row table:style-name="ro4">
          <table:table-cell office:value-type="string" calcext:value-type="string">
            <text:p><text:a xlink:href="https://en.wikipedia.org/wiki/Haikou" xlink:type="simple">Haikou</text:a></text:p>
          </table:table-cell>
          <table:table-cell office:value-type="string" calcext:value-type="string">
            <text:p>海口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6-05-31" calcext:value-type="date">
            <text:p>1986-05-31</text:p>
          </table:table-cell>
        </table:table-row>
        <table:table-row table:style-name="ro3">
          <table:table-cell office:value-type="string" calcext:value-type="string">
            <text:p><text:a xlink:href="https://en.wikipedia.org/wiki/Qionghai" xlink:type="simple">Qionghai</text:a></text:p>
          </table:table-cell>
          <table:table-cell office:value-type="string" calcext:value-type="string">
            <text:p>琼海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2-11-06" calcext:value-type="date">
            <text:p>1992-11-06</text:p>
          </table:table-cell>
        </table:table-row>
        <table:table-row table:style-name="ro4">
          <table:table-cell office:value-type="string" calcext:value-type="string">
            <text:p><text:a xlink:href="https://en.wikipedia.org/wiki/Sansha" xlink:type="simple">Sansha</text:a></text:p>
          </table:table-cell>
          <table:table-cell office:value-type="string" calcext:value-type="string">
            <text:p>三沙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2-06-21" calcext:value-type="date">
            <text:p>2012-06-21</text:p>
          </table:table-cell>
        </table:table-row>
        <table:table-row table:style-name="ro4">
          <table:table-cell office:value-type="string" calcext:value-type="string">
            <text:p><text:a xlink:href="https://en.wikipedia.org/wiki/Sanya" xlink:type="simple">Sanya</text:a></text:p>
          </table:table-cell>
          <table:table-cell office:value-type="string" calcext:value-type="string">
            <text:p>三亚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7-11-20" calcext:value-type="date">
            <text:p>1987-11-20</text:p>
          </table:table-cell>
        </table:table-row>
        <table:table-row table:style-name="ro3">
          <table:table-cell office:value-type="string" calcext:value-type="string">
            <text:p><text:a xlink:href="https://en.wikipedia.org/wiki/Wanning" xlink:type="simple">Wanning</text:a></text:p>
          </table:table-cell>
          <table:table-cell office:value-type="string" calcext:value-type="string">
            <text:p>万宁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6-08-05" calcext:value-type="date">
            <text:p>1996-08-05</text:p>
          </table:table-cell>
        </table:table-row>
        <table:table-row table:style-name="ro3">
          <table:table-cell office:value-type="string" calcext:value-type="string">
            <text:p><text:a xlink:href="https://en.wikipedia.org/wiki/Wenchang" xlink:type="simple">Wenchang</text:a></text:p>
          </table:table-cell>
          <table:table-cell office:value-type="string" calcext:value-type="string">
            <text:p>文昌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95-11-07" calcext:value-type="date">
            <text:p>1995-11-07</text:p>
          </table:table-cell>
        </table:table-row>
        <table:table-row table:style-name="ro3">
          <table:table-cell office:value-type="string" calcext:value-type="string">
            <text:p><text:a xlink:href="https://en.wikipedia.org/wiki/Wuzhishan_City" xlink:type="simple">Wuzhishan</text:a></text:p>
          </table:table-cell>
          <table:table-cell office:value-type="string" calcext:value-type="string">
            <text:p>五指山市</text:p>
          </table:table-cell>
          <table:table-cell office:value-type="string" calcext:value-type="string">
            <text:p><text:a xlink:href="https://en.wikipedia.org/wiki/Hainan" xlink:type="simple">Hainan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86-06-12" calcext:value-type="date">
            <text:p>1986-06-12</text:p>
          </table:table-cell>
        </table:table-row>
        <table:table-row table:style-name="ro3">
          <table:table-cell office:value-type="string" calcext:value-type="string">
            <text:p><text:a xlink:href="https://en.wikipedia.org/wiki/Anguo" xlink:type="simple">Anguo</text:a></text:p>
          </table:table-cell>
          <table:table-cell office:value-type="string" calcext:value-type="string">
            <text:p>安国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Baoding" xlink:type="simple">Baoding</text:a></text:p>
          </table:table-cell>
          <table:table-cell office:value-type="date" office:date-value="1991-05-06" calcext:value-type="date">
            <text:p>1991-05-06</text:p>
          </table:table-cell>
        </table:table-row>
        <table:table-row table:style-name="ro4">
          <table:table-cell office:value-type="string" calcext:value-type="string">
            <text:p><text:a xlink:href="https://en.wikipedia.org/wiki/Baoding" xlink:type="simple">Baoding</text:a></text:p>
          </table:table-cell>
          <table:table-cell office:value-type="string" calcext:value-type="string">
            <text:p>保定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1-15" calcext:value-type="date">
            <text:p>1983-11-15</text:p>
          </table:table-cell>
        </table:table-row>
        <table:table-row table:style-name="ro3">
          <table:table-cell office:value-type="string" calcext:value-type="string">
            <text:p><text:a xlink:href="https://en.wikipedia.org/wiki/Bazhou_City" xlink:type="simple">Bazhou</text:a></text:p>
          </table:table-cell>
          <table:table-cell office:value-type="string" calcext:value-type="string">
            <text:p>霸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Langfang" xlink:type="simple">Langfang</text:a></text:p>
          </table:table-cell>
          <table:table-cell office:value-type="date" office:date-value="1990-01-04" calcext:value-type="date">
            <text:p>1990-01-04</text:p>
          </table:table-cell>
        </table:table-row>
        <table:table-row table:style-name="ro3">
          <table:table-cell office:value-type="string" calcext:value-type="string">
            <text:p><text:a xlink:href="https://en.wikipedia.org/wiki/Botou" xlink:type="simple">Botou</text:a></text:p>
          </table:table-cell>
          <table:table-cell office:value-type="string" calcext:value-type="string">
            <text:p>泊头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Cangzhou" xlink:type="simple">Cangzhou</text:a></text:p>
          </table:table-cell>
          <table:table-cell office:value-type="date" office:date-value="1982-12-13" calcext:value-type="date">
            <text:p>1982-12-13</text:p>
          </table:table-cell>
        </table:table-row>
        <table:table-row table:style-name="ro4">
          <table:table-cell office:value-type="string" calcext:value-type="string">
            <text:p><text:a xlink:href="https://en.wikipedia.org/wiki/Cangzhou" xlink:type="simple">Cangzhou</text:a></text:p>
          </table:table-cell>
          <table:table-cell office:value-type="string" calcext:value-type="string">
            <text:p>沧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1-15" calcext:value-type="date">
            <text:p>1983-11-15</text:p>
          </table:table-cell>
        </table:table-row>
        <table:table-row table:style-name="ro4">
          <table:table-cell office:value-type="string" calcext:value-type="string">
            <text:p><text:a xlink:href="https://en.wikipedia.org/wiki/Chengde" xlink:type="simple">Chengde</text:a></text:p>
          </table:table-cell>
          <table:table-cell office:value-type="string" calcext:value-type="string">
            <text:p>承德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1-15" calcext:value-type="date">
            <text:p>1983-11-15</text:p>
          </table:table-cell>
        </table:table-row>
        <table:table-row table:style-name="ro3">
          <table:table-cell office:value-type="string" calcext:value-type="string">
            <text:p><text:a xlink:href="https://en.wikipedia.org/wiki/Dingzhou" xlink:type="simple">Dingzhou</text:a></text:p>
          </table:table-cell>
          <table:table-cell office:value-type="string" calcext:value-type="string">
            <text:p>定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Baoding" xlink:type="simple">Baoding</text:a></text:p>
          </table:table-cell>
          <table:table-cell office:value-type="date" office:date-value="1986-03-05" calcext:value-type="date">
            <text:p>1986-03-05</text:p>
          </table:table-cell>
        </table:table-row>
        <table:table-row table:style-name="ro3">
          <table:table-cell office:value-type="string" calcext:value-type="string">
            <text:p><text:a xlink:href="https://en.wikipedia.org/wiki/Gaobeidian" xlink:type="simple">Gaobeidian</text:a></text:p>
          </table:table-cell>
          <table:table-cell office:value-type="string" calcext:value-type="string">
            <text:p>高碑店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Baoding" xlink:type="simple">Baoding</text:a></text:p>
          </table:table-cell>
          <table:table-cell office:value-type="date" office:date-value="1993-04-09" calcext:value-type="date">
            <text:p>1993-04-09</text:p>
          </table:table-cell>
        </table:table-row>
        <table:table-row table:style-name="ro4">
          <table:table-cell office:value-type="string" calcext:value-type="string">
            <text:p><text:a xlink:href="https://en.wikipedia.org/wiki/Handan" xlink:type="simple">Handan</text:a></text:p>
          </table:table-cell>
          <table:table-cell office:value-type="string" calcext:value-type="string">
            <text:p>邯郸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1-15" calcext:value-type="date">
            <text:p>1983-11-15</text:p>
          </table:table-cell>
        </table:table-row>
        <table:table-row table:style-name="ro4">
          <table:table-cell office:value-type="string" calcext:value-type="string">
            <text:p><text:a xlink:href="https://en.wikipedia.org/wiki/Hengshui" xlink:type="simple">Hengshui</text:a></text:p>
          </table:table-cell>
          <table:table-cell office:value-type="string" calcext:value-type="string">
            <text:p>衡水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05-31" calcext:value-type="date">
            <text:p>1996-05-31</text:p>
          </table:table-cell>
        </table:table-row>
        <table:table-row table:style-name="ro3">
          <table:table-cell office:value-type="string" calcext:value-type="string">
            <text:p><text:a xlink:href="https://en.wikipedia.org/wiki/Hejian" xlink:type="simple">Hejian</text:a></text:p>
          </table:table-cell>
          <table:table-cell office:value-type="string" calcext:value-type="string">
            <text:p>河间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Cangzhou" xlink:type="simple">Cangzhou</text:a></text:p>
          </table:table-cell>
          <table:table-cell office:value-type="date" office:date-value="1990-10-18" calcext:value-type="date">
            <text:p>1990-10-18</text:p>
          </table:table-cell>
        </table:table-row>
        <table:table-row table:style-name="ro3">
          <table:table-cell office:value-type="string" calcext:value-type="string">
            <text:p><text:a xlink:href="https://en.wikipedia.org/wiki/Huanghua,_Hebei" xlink:type="simple">Huanghua</text:a></text:p>
          </table:table-cell>
          <table:table-cell office:value-type="string" calcext:value-type="string">
            <text:p>黄骅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Cangzhou" xlink:type="simple">Cangzhou</text:a></text:p>
          </table:table-cell>
          <table:table-cell office:value-type="date" office:date-value="1989-07-27" calcext:value-type="date">
            <text:p>1989-07-27</text:p>
          </table:table-cell>
        </table:table-row>
        <table:table-row table:style-name="ro3">
          <table:table-cell office:value-type="string" calcext:value-type="string">
            <text:p><text:a xlink:href="https://en.wikipedia.org/wiki/Jinzhou,_Hebei" xlink:type="simple">Jinzhou</text:a></text:p>
          </table:table-cell>
          <table:table-cell office:value-type="string" calcext:value-type="string">
            <text:p>晋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Shijiazhuang" xlink:type="simple">Shijiazhuang</text:a></text:p>
          </table:table-cell>
          <table:table-cell office:value-type="date" office:date-value="1991-11-30" calcext:value-type="date">
            <text:p>1991-11-30</text:p>
          </table:table-cell>
        </table:table-row>
        <table:table-row table:style-name="ro4">
          <table:table-cell office:value-type="string" calcext:value-type="string">
            <text:p><text:a xlink:href="https://en.wikipedia.org/wiki/Langfang" xlink:type="simple">Langfang</text:a></text:p>
          </table:table-cell>
          <table:table-cell office:value-type="string" calcext:value-type="string">
            <text:p>廊坊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9-13" calcext:value-type="date">
            <text:p>1988-09-13</text:p>
          </table:table-cell>
        </table:table-row>
        <table:table-row table:style-name="ro3">
          <table:table-cell office:value-type="string" calcext:value-type="string">
            <text:p><text:a xlink:href="https://en.wikipedia.org/wiki/Luanzhou" xlink:type="simple">Luanzhou</text:a></text:p>
          </table:table-cell>
          <table:table-cell office:value-type="string" calcext:value-type="string">
            <text:p>滦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Tangshan" xlink:type="simple">Tangshan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3">
          <table:table-cell office:value-type="string" calcext:value-type="string">
            <text:p><text:a xlink:href="https://en.wikipedia.org/wiki/Nangong" xlink:type="simple">Nangong</text:a></text:p>
          </table:table-cell>
          <table:table-cell office:value-type="string" calcext:value-type="string">
            <text:p>南宫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Xingtai" xlink:type="simple">Xingtai</text:a></text:p>
          </table:table-cell>
          <table:table-cell office:value-type="date" office:date-value="1986-03-05" calcext:value-type="date">
            <text:p>1986-03-05</text:p>
          </table:table-cell>
        </table:table-row>
        <table:table-row table:style-name="ro3">
          <table:table-cell office:value-type="string" calcext:value-type="string">
            <text:p><text:a xlink:href="https://en.wikipedia.org/wiki/Pingquan" xlink:type="simple">Pingquan</text:a></text:p>
          </table:table-cell>
          <table:table-cell office:value-type="string" calcext:value-type="string">
            <text:p>平泉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Chengde" xlink:type="simple">Chengde</text:a></text:p>
          </table:table-cell>
          <table:table-cell office:value-type="date" office:date-value="2017-04-09" calcext:value-type="date">
            <text:p>2017-04-09</text:p>
          </table:table-cell>
        </table:table-row>
        <table:table-row table:style-name="ro3">
          <table:table-cell office:value-type="string" calcext:value-type="string">
            <text:p><text:a xlink:href="https://en.wikipedia.org/wiki/Qian%27an,_Hebei" xlink:type="simple">Qian'an</text:a></text:p>
          </table:table-cell>
          <table:table-cell office:value-type="string" calcext:value-type="string">
            <text:p>迁安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Tangshan" xlink:type="simple">Tangshan</text:a></text:p>
          </table:table-cell>
          <table:table-cell office:value-type="date" office:date-value="1996-10-10" calcext:value-type="date">
            <text:p>1996-10-10</text:p>
          </table:table-cell>
        </table:table-row>
        <table:table-row table:style-name="ro4">
          <table:table-cell office:value-type="string" calcext:value-type="string">
            <text:p><text:a xlink:href="https://en.wikipedia.org/wiki/Qinhuangdao" xlink:type="simple">Qinhuangdao</text:a></text:p>
          </table:table-cell>
          <table:table-cell office:value-type="string" calcext:value-type="string">
            <text:p>秦皇岛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3-03" calcext:value-type="date">
            <text:p>1983-03-03</text:p>
          </table:table-cell>
        </table:table-row>
        <table:table-row table:style-name="ro3">
          <table:table-cell office:value-type="string" calcext:value-type="string">
            <text:p><text:a xlink:href="https://en.wikipedia.org/wiki/Renqiu" xlink:type="simple">Renqiu</text:a></text:p>
          </table:table-cell>
          <table:table-cell office:value-type="string" calcext:value-type="string">
            <text:p>任丘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Cangzhou" xlink:type="simple">Cangzhou</text:a></text:p>
          </table:table-cell>
          <table:table-cell office:value-type="date" office:date-value="1986-03-05" calcext:value-type="date">
            <text:p>1986-03-05</text:p>
          </table:table-cell>
        </table:table-row>
        <table:table-row table:style-name="ro3">
          <table:table-cell office:value-type="string" calcext:value-type="string">
            <text:p><text:a xlink:href="https://en.wikipedia.org/wiki/Sanhe,_Hebei" xlink:type="simple">Sanhe</text:a></text:p>
          </table:table-cell>
          <table:table-cell office:value-type="string" calcext:value-type="string">
            <text:p>三河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Langfang" xlink:type="simple">Langfang</text:a></text:p>
          </table:table-cell>
          <table:table-cell office:value-type="date" office:date-value="1993-03-03" calcext:value-type="date">
            <text:p>1993-03-03</text:p>
          </table:table-cell>
        </table:table-row>
        <table:table-row table:style-name="ro3">
          <table:table-cell office:value-type="string" calcext:value-type="string">
            <text:p><text:a xlink:href="https://en.wikipedia.org/wiki/Shahe,_Hebei" xlink:type="simple">Shahe</text:a></text:p>
          </table:table-cell>
          <table:table-cell office:value-type="string" calcext:value-type="string">
            <text:p>沙河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Xingtai" xlink:type="simple">Xingtai</text:a></text:p>
          </table:table-cell>
          <table:table-cell office:value-type="date" office:date-value="1987-02-20" calcext:value-type="date">
            <text:p>1987-02-20</text:p>
          </table:table-cell>
        </table:table-row>
        <table:table-row table:style-name="ro3">
          <table:table-cell office:value-type="string" calcext:value-type="string">
            <text:p><text:a xlink:href="https://en.wikipedia.org/wiki/Shenzhou_City" xlink:type="simple">Shenzhou</text:a></text:p>
          </table:table-cell>
          <table:table-cell office:value-type="string" calcext:value-type="string">
            <text:p>深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Hengshui" xlink:type="simple">Hengshui</text:a></text:p>
          </table:table-cell>
          <table:table-cell office:value-type="date" office:date-value="1994-07-04" calcext:value-type="date">
            <text:p>1994-07-04</text:p>
          </table:table-cell>
        </table:table-row>
        <table:table-row table:style-name="ro4">
          <table:table-cell office:value-type="string" calcext:value-type="string">
            <text:p><text:a xlink:href="https://en.wikipedia.org/wiki/Shijiazhuang" xlink:type="simple">Shijiazhuang</text:a></text:p>
          </table:table-cell>
          <table:table-cell office:value-type="string" calcext:value-type="string">
            <text:p>石家庄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8-03-11" calcext:value-type="date">
            <text:p>1978-03-11</text:p>
          </table:table-cell>
        </table:table-row>
        <table:table-row table:style-name="ro4">
          <table:table-cell office:value-type="string" calcext:value-type="string">
            <text:p><text:a xlink:href="https://en.wikipedia.org/wiki/Tangshan" xlink:type="simple">Tangshan</text:a></text:p>
          </table:table-cell>
          <table:table-cell office:value-type="string" calcext:value-type="string">
            <text:p>唐山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8-03-11" calcext:value-type="date">
            <text:p>1978-03-11</text:p>
          </table:table-cell>
        </table:table-row>
        <table:table-row table:style-name="ro3">
          <table:table-cell office:value-type="string" calcext:value-type="string">
            <text:p><text:a xlink:href="https://en.wikipedia.org/wiki/Xinji" xlink:type="simple">Xinji</text:a></text:p>
          </table:table-cell>
          <table:table-cell office:value-type="string" calcext:value-type="string">
            <text:p>辛集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Shijiazhuang" xlink:type="simple">Shijiazhuang</text:a></text:p>
          </table:table-cell>
          <table:table-cell office:value-type="date" office:date-value="1986-03-05" calcext:value-type="date">
            <text:p>1986-03-05</text:p>
          </table:table-cell>
        </table:table-row>
        <table:table-row table:style-name="ro3">
          <table:table-cell office:value-type="string" calcext:value-type="string">
            <text:p><text:a xlink:href="https://en.wikipedia.org/wiki/Wu%27an" xlink:type="simple">Wu'an</text:a></text:p>
          </table:table-cell>
          <table:table-cell office:value-type="string" calcext:value-type="string">
            <text:p>武安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Handan" xlink:type="simple">Handan</text:a></text:p>
          </table:table-cell>
          <table:table-cell office:value-type="date" office:date-value="1988-09-01" calcext:value-type="date">
            <text:p>1988-09-01</text:p>
          </table:table-cell>
        </table:table-row>
        <table:table-row table:style-name="ro4">
          <table:table-cell office:value-type="string" calcext:value-type="string">
            <text:p><text:a xlink:href="https://en.wikipedia.org/wiki/Xingtai" xlink:type="simple">Xingtai</text:a></text:p>
          </table:table-cell>
          <table:table-cell office:value-type="string" calcext:value-type="string">
            <text:p>邢台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1-15" calcext:value-type="date">
            <text:p>1983-11-15</text:p>
          </table:table-cell>
        </table:table-row>
        <table:table-row table:style-name="ro3">
          <table:table-cell office:value-type="string" calcext:value-type="string">
            <text:p><text:a xlink:href="https://en.wikipedia.org/wiki/Xinle,_Hebei" xlink:type="simple">Xinle</text:a></text:p>
          </table:table-cell>
          <table:table-cell office:value-type="string" calcext:value-type="string">
            <text:p>新乐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Shijiazhuang" xlink:type="simple">Shijiazhuang</text:a></text:p>
          </table:table-cell>
          <table:table-cell office:value-type="date" office:date-value="1992-10-08" calcext:value-type="date">
            <text:p>1992-10-08</text:p>
          </table:table-cell>
        </table:table-row>
        <table:table-row table:style-name="ro4">
          <table:table-cell office:value-type="string" calcext:value-type="string">
            <text:p><text:a xlink:href="https://en.wikipedia.org/wiki/Zhangjiakou" xlink:type="simple">Zhangjiakou</text:a></text:p>
          </table:table-cell>
          <table:table-cell office:value-type="string" calcext:value-type="string">
            <text:p>张家口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1-15" calcext:value-type="date">
            <text:p>1983-11-15</text:p>
          </table:table-cell>
        </table:table-row>
        <table:table-row table:style-name="ro3">
          <table:table-cell office:value-type="string" calcext:value-type="string">
            <text:p><text:a xlink:href="https://en.wikipedia.org/wiki/Zhuozhou" xlink:type="simple">Zhuozhou</text:a></text:p>
          </table:table-cell>
          <table:table-cell office:value-type="string" calcext:value-type="string">
            <text:p>涿州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Baoding" xlink:type="simple">Baoding</text:a></text:p>
          </table:table-cell>
          <table:table-cell office:value-type="date" office:date-value="1986-09-24" calcext:value-type="date">
            <text:p>1986-09-24</text:p>
          </table:table-cell>
        </table:table-row>
        <table:table-row table:style-name="ro3">
          <table:table-cell office:value-type="string" calcext:value-type="string">
            <text:p><text:a xlink:href="https://en.wikipedia.org/wiki/Zunhua" xlink:type="simple">Zunhua</text:a></text:p>
          </table:table-cell>
          <table:table-cell office:value-type="string" calcext:value-type="string">
            <text:p>遵化市</text:p>
          </table:table-cell>
          <table:table-cell office:value-type="string" calcext:value-type="string">
            <text:p><text:a xlink:href="https://en.wikipedia.org/wiki/Hebei" xlink:type="simple">Hebei</text:a></text:p>
          </table:table-cell>
          <table:table-cell office:value-type="string" calcext:value-type="string">
            <text:p><text:a xlink:href="https://en.wikipedia.org/wiki/Tangshan" xlink:type="simple">Tangshan</text:a></text:p>
          </table:table-cell>
          <table:table-cell office:value-type="date" office:date-value="1992-02-17" calcext:value-type="date">
            <text:p>1992-02-17</text:p>
          </table:table-cell>
        </table:table-row>
        <table:table-row table:style-name="ro3">
          <table:table-cell office:value-type="string" calcext:value-type="string">
            <text:p><text:a xlink:href="https://en.wikipedia.org/wiki/Anda,_Heilongjiang" xlink:type="simple">Anda</text:a></text:p>
          </table:table-cell>
          <table:table-cell office:value-type="string" calcext:value-type="string">
            <text:p>安达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Suihua" xlink:type="simple">Suihua</text:a></text:p>
          </table:table-cell>
          <table:table-cell office:value-type="date" office:date-value="1984-11-17" calcext:value-type="date">
            <text:p>1984-11-17</text:p>
          </table:table-cell>
        </table:table-row>
        <table:table-row table:style-name="ro3">
          <table:table-cell office:value-type="string" calcext:value-type="string">
            <text:p><text:a xlink:href="https://en.wikipedia.org/wiki/Bei%27an" xlink:type="simple">Bei'an</text:a></text:p>
          </table:table-cell>
          <table:table-cell office:value-type="string" calcext:value-type="string">
            <text:p>北安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Heihe" xlink:type="simple">Heihe</text:a></text:p>
          </table:table-cell>
          <table:table-cell office:value-type="date" office:date-value="1982-12-18" calcext:value-type="date">
            <text:p>1982-12-18</text:p>
          </table:table-cell>
        </table:table-row>
        <table:table-row table:style-name="ro4">
          <table:table-cell office:value-type="string" calcext:value-type="string">
            <text:p><text:a xlink:href="https://en.wikipedia.org/wiki/Daqing" xlink:type="simple">Daqing</text:a></text:p>
          </table:table-cell>
          <table:table-cell office:value-type="string" calcext:value-type="string">
            <text:p>大庆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5-12-28" calcext:value-type="date">
            <text:p>1965-12-28</text:p>
          </table:table-cell>
        </table:table-row>
        <table:table-row table:style-name="ro3">
          <table:table-cell office:value-type="string" calcext:value-type="string">
            <text:p><text:a xlink:href="https://en.wikipedia.org/wiki/Dongning,_Heilongjiang" xlink:type="simple">Dongning</text:a></text:p>
          </table:table-cell>
          <table:table-cell office:value-type="string" calcext:value-type="string">
            <text:p>东宁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Mudanjiang" xlink:type="simple">Mudanjiang</text:a></text:p>
          </table:table-cell>
          <table:table-cell office:value-type="date" office:date-value="2015-12-15" calcext:value-type="date">
            <text:p>2015-12-15</text:p>
          </table:table-cell>
        </table:table-row>
        <table:table-row table:style-name="ro3">
          <table:table-cell office:value-type="string" calcext:value-type="string">
            <text:p><text:a xlink:href="https://en.wikipedia.org/wiki/Fujin_City" xlink:type="simple">Fujin</text:a></text:p>
          </table:table-cell>
          <table:table-cell office:value-type="string" calcext:value-type="string">
            <text:p>富锦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Jiamusi" xlink:type="simple">Jiamusi</text:a></text:p>
          </table:table-cell>
          <table:table-cell office:value-type="date" office:date-value="1988-08-30" calcext:value-type="date">
            <text:p>1988-08-30</text:p>
          </table:table-cell>
        </table:table-row>
        <table:table-row table:style-name="ro3">
          <table:table-cell office:value-type="string" calcext:value-type="string">
            <text:p><text:a xlink:href="https://en.wikipedia.org/wiki/Fuyuan,_Heilongjiang" xlink:type="simple">Fuyuan</text:a></text:p>
          </table:table-cell>
          <table:table-cell office:value-type="string" calcext:value-type="string">
            <text:p>抚远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Jiamusi" xlink:type="simple">Jiamusi</text:a></text:p>
          </table:table-cell>
          <table:table-cell office:value-type="date" office:date-value="2016-01-13" calcext:value-type="date">
            <text:p>2016-01-13</text:p>
          </table:table-cell>
        </table:table-row>
        <table:table-row table:style-name="ro3">
          <table:table-cell office:value-type="string" calcext:value-type="string">
            <text:p><text:a xlink:href="https://en.wikipedia.org/wiki/Hailin" xlink:type="simple">Hailin</text:a></text:p>
          </table:table-cell>
          <table:table-cell office:value-type="string" calcext:value-type="string">
            <text:p>海林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Mudanjiang" xlink:type="simple">Mudanjiang</text:a></text:p>
          </table:table-cell>
          <table:table-cell office:value-type="date" office:date-value="1992-07-28" calcext:value-type="date">
            <text:p>1992-07-28</text:p>
          </table:table-cell>
        </table:table-row>
        <table:table-row table:style-name="ro3">
          <table:table-cell office:value-type="string" calcext:value-type="string">
            <text:p><text:a xlink:href="https://en.wikipedia.org/wiki/Hailun" xlink:type="simple">Hailun</text:a></text:p>
          </table:table-cell>
          <table:table-cell office:value-type="string" calcext:value-type="string">
            <text:p>海伦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Suihua" xlink:type="simple">Suihua</text:a></text:p>
          </table:table-cell>
          <table:table-cell office:value-type="date" office:date-value="1989-12-23" calcext:value-type="date">
            <text:p>1989-12-23</text:p>
          </table:table-cell>
        </table:table-row>
        <table:table-row table:style-name="ro4">
          <table:table-cell office:value-type="string" calcext:value-type="string">
            <text:p><text:a xlink:href="https://en.wikipedia.org/wiki/Harbin" xlink:type="simple">Harbin</text:a></text:p>
          </table:table-cell>
          <table:table-cell office:value-type="string" calcext:value-type="string">
            <text:p>哈尔滨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4">
          <table:table-cell office:value-type="string" calcext:value-type="string">
            <text:p><text:a xlink:href="https://en.wikipedia.org/wiki/Hegang" xlink:type="simple">Hegang</text:a></text:p>
          </table:table-cell>
          <table:table-cell office:value-type="string" calcext:value-type="string">
            <text:p>鹤岗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6-02-08" calcext:value-type="date">
            <text:p>1966-02-08</text:p>
          </table:table-cell>
        </table:table-row>
        <table:table-row table:style-name="ro4">
          <table:table-cell office:value-type="string" calcext:value-type="string">
            <text:p><text:a xlink:href="https://en.wikipedia.org/wiki/Heihe" xlink:type="simple">Heihe</text:a></text:p>
          </table:table-cell>
          <table:table-cell office:value-type="string" calcext:value-type="string">
            <text:p>黑河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3-02-08" calcext:value-type="date">
            <text:p>1993-02-08</text:p>
          </table:table-cell>
        </table:table-row>
        <table:table-row table:style-name="ro3">
          <table:table-cell office:value-type="string" calcext:value-type="string">
            <text:p><text:a xlink:href="https://en.wikipedia.org/wiki/Hulin" xlink:type="simple">Hulin</text:a></text:p>
          </table:table-cell>
          <table:table-cell office:value-type="string" calcext:value-type="string">
            <text:p>虎林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Jixi" xlink:type="simple">Jixi</text:a></text:p>
          </table:table-cell>
          <table:table-cell office:value-type="date" office:date-value="1996-10-11" calcext:value-type="date">
            <text:p>1996-10-11</text:p>
          </table:table-cell>
        </table:table-row>
        <table:table-row table:style-name="ro4">
          <table:table-cell office:value-type="string" calcext:value-type="string">
            <text:p><text:a xlink:href="https://en.wikipedia.org/wiki/Jiamusi" xlink:type="simple">Jiamusi</text:a></text:p>
          </table:table-cell>
          <table:table-cell office:value-type="string" calcext:value-type="string">
            <text:p>佳木斯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0-08" calcext:value-type="date">
            <text:p>1983-10-08</text:p>
          </table:table-cell>
        </table:table-row>
        <table:table-row table:style-name="ro4">
          <table:table-cell office:value-type="string" calcext:value-type="string">
            <text:p><text:a xlink:href="https://en.wikipedia.org/wiki/Jixi" xlink:type="simple">Jixi</text:a></text:p>
          </table:table-cell>
          <table:table-cell office:value-type="string" calcext:value-type="string">
            <text:p>鸡西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6-02-08" calcext:value-type="date">
            <text:p>1966-02-08</text:p>
          </table:table-cell>
        </table:table-row>
        <table:table-row table:style-name="ro3">
          <table:table-cell office:value-type="string" calcext:value-type="string">
            <text:p><text:a xlink:href="https://en.wikipedia.org/wiki/Mishan" xlink:type="simple">Mishan</text:a></text:p>
          </table:table-cell>
          <table:table-cell office:value-type="string" calcext:value-type="string">
            <text:p>密山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Jixi" xlink:type="simple">Jixi</text:a></text:p>
          </table:table-cell>
          <table:table-cell office:value-type="date" office:date-value="1988-11-17" calcext:value-type="date">
            <text:p>1988-11-17</text:p>
          </table:table-cell>
        </table:table-row>
        <table:table-row table:style-name="ro3">
          <table:table-cell office:value-type="string" calcext:value-type="string">
            <text:p><text:a xlink:href="https://en.wikipedia.org/wiki/Mohe,_Heilongjiang" xlink:type="simple">Mohe</text:a></text:p>
          </table:table-cell>
          <table:table-cell office:value-type="string" calcext:value-type="string">
            <text:p>漠河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Daxing%27anling_Prefecture" xlink:type="simple">Daxing'anling</text:a></text:p>
          </table:table-cell>
          <table:table-cell office:value-type="date" office:date-value="2018-02-22" calcext:value-type="date">
            <text:p>2018-02-22</text:p>
          </table:table-cell>
        </table:table-row>
        <table:table-row table:style-name="ro4">
          <table:table-cell office:value-type="string" calcext:value-type="string">
            <text:p><text:a xlink:href="https://en.wikipedia.org/wiki/Mudanjiang" xlink:type="simple">Mudanjiang</text:a></text:p>
          </table:table-cell>
          <table:table-cell office:value-type="string" calcext:value-type="string">
            <text:p>牡丹江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0-08" calcext:value-type="date">
            <text:p>1983-10-08</text:p>
          </table:table-cell>
        </table:table-row>
        <table:table-row table:style-name="ro3">
          <table:table-cell office:value-type="string" calcext:value-type="string">
            <text:p><text:a xlink:href="https://en.wikipedia.org/wiki/Muling" xlink:type="simple">Muling</text:a></text:p>
          </table:table-cell>
          <table:table-cell office:value-type="string" calcext:value-type="string">
            <text:p>穆棱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Mudanjiang" xlink:type="simple">Mudanjiang</text:a></text:p>
          </table:table-cell>
          <table:table-cell office:value-type="date" office:date-value="1995-03-07" calcext:value-type="date">
            <text:p>1995-03-07</text:p>
          </table:table-cell>
        </table:table-row>
        <table:table-row table:style-name="ro3">
          <table:table-cell office:value-type="string" calcext:value-type="string">
            <text:p><text:a xlink:href="https://en.wikipedia.org/wiki/Nehe" xlink:type="simple">Nehe</text:a></text:p>
          </table:table-cell>
          <table:table-cell office:value-type="string" calcext:value-type="string">
            <text:p>讷河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Qiqihar" xlink:type="simple">Qiqihar</text:a></text:p>
          </table:table-cell>
          <table:table-cell office:value-type="date" office:date-value="1992-09-02" calcext:value-type="date">
            <text:p>1992-09-02</text:p>
          </table:table-cell>
        </table:table-row>
        <table:table-row table:style-name="ro3">
          <table:table-cell office:value-type="string" calcext:value-type="string">
            <text:p><text:a xlink:href="https://en.wikipedia.org/wiki/Nenjiang_City" xlink:type="simple">Nenjiang</text:a></text:p>
          </table:table-cell>
          <table:table-cell office:value-type="string" calcext:value-type="string">
            <text:p>嫩江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Heihe" xlink:type="simple">Heihe</text:a>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3">
          <table:table-cell office:value-type="string" calcext:value-type="string">
            <text:p><text:a xlink:href="https://en.wikipedia.org/wiki/Ning%27an" xlink:type="simple">Ning'an</text:a></text:p>
          </table:table-cell>
          <table:table-cell office:value-type="string" calcext:value-type="string">
            <text:p>宁安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Mudanjiang" xlink:type="simple">Mudanjiang</text:a></text:p>
          </table:table-cell>
          <table:table-cell office:value-type="date" office:date-value="1993-02-12" calcext:value-type="date">
            <text:p>1993-02-12</text:p>
          </table:table-cell>
        </table:table-row>
        <table:table-row table:style-name="ro4">
          <table:table-cell office:value-type="string" calcext:value-type="string">
            <text:p><text:a xlink:href="https://en.wikipedia.org/wiki/Qiqihar" xlink:type="simple">Qiqihar</text:a></text:p>
          </table:table-cell>
          <table:table-cell office:value-type="string" calcext:value-type="string">
            <text:p>齐齐哈尔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4-01-15" calcext:value-type="date">
            <text:p>1964-01-15</text:p>
          </table:table-cell>
        </table:table-row>
        <table:table-row table:style-name="ro4">
          <table:table-cell office:value-type="string" calcext:value-type="string">
            <text:p><text:a xlink:href="https://en.wikipedia.org/wiki/Qitaihe" xlink:type="simple">Qitaihe</text:a></text:p>
          </table:table-cell>
          <table:table-cell office:value-type="string" calcext:value-type="string">
            <text:p>七台河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0-08" calcext:value-type="date">
            <text:p>1983-10-08</text:p>
          </table:table-cell>
        </table:table-row>
        <table:table-row table:style-name="ro3">
          <table:table-cell office:value-type="string" calcext:value-type="string">
            <text:p><text:a xlink:href="https://en.wikipedia.org/wiki/Shangzhi" xlink:type="simple">Shangzhi</text:a></text:p>
          </table:table-cell>
          <table:table-cell office:value-type="string" calcext:value-type="string">
            <text:p>尚志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Harbin" xlink:type="simple">Harbin</text:a></text:p>
          </table:table-cell>
          <table:table-cell office:value-type="date" office:date-value="1988-09-14" calcext:value-type="date">
            <text:p>1988-09-14</text:p>
          </table:table-cell>
        </table:table-row>
        <table:table-row table:style-name="ro4">
          <table:table-cell office:value-type="string" calcext:value-type="string">
            <text:p><text:a xlink:href="https://en.wikipedia.org/wiki/Shuangyashan" xlink:type="simple">Shuangyashan</text:a></text:p>
          </table:table-cell>
          <table:table-cell office:value-type="string" calcext:value-type="string">
            <text:p>双鸭山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6-02-08" calcext:value-type="date">
            <text:p>1966-02-08</text:p>
          </table:table-cell>
        </table:table-row>
        <table:table-row table:style-name="ro3">
          <table:table-cell office:value-type="string" calcext:value-type="string">
            <text:p><text:a xlink:href="https://en.wikipedia.org/wiki/Suifenhe_City" xlink:type="simple">Suifenhe</text:a></text:p>
          </table:table-cell>
          <table:table-cell office:value-type="string" calcext:value-type="string">
            <text:p>绥芬河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Mudanjiang" xlink:type="simple">Mudanjiang</text:a></text:p>
          </table:table-cell>
          <table:table-cell office:value-type="date" office:date-value="1975-08-15" calcext:value-type="date">
            <text:p>1975-08-15</text:p>
          </table:table-cell>
        </table:table-row>
        <table:table-row table:style-name="ro4">
          <table:table-cell office:value-type="string" calcext:value-type="string">
            <text:p><text:a xlink:href="https://en.wikipedia.org/wiki/Suihua" xlink:type="simple">Suihua</text:a></text:p>
          </table:table-cell>
          <table:table-cell office:value-type="string" calcext:value-type="string">
            <text:p>绥化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12-28" calcext:value-type="date">
            <text:p>1999-12-28</text:p>
          </table:table-cell>
        </table:table-row>
        <table:table-row table:style-name="ro3">
          <table:table-cell office:value-type="string" calcext:value-type="string">
            <text:p><text:a xlink:href="https://en.wikipedia.org/wiki/Tieli" xlink:type="simple">Tieli</text:a></text:p>
          </table:table-cell>
          <table:table-cell office:value-type="string" calcext:value-type="string">
            <text:p>铁力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Yichun,_Heilongjiang" xlink:type="simple">Yichun</text:a></text:p>
          </table:table-cell>
          <table:table-cell office:value-type="date" office:date-value="1988-09-13" calcext:value-type="date">
            <text:p>1988-09-13</text:p>
          </table:table-cell>
        </table:table-row>
        <table:table-row table:style-name="ro3">
          <table:table-cell office:value-type="string" calcext:value-type="string">
            <text:p><text:a xlink:href="https://en.wikipedia.org/wiki/Tongjiang,_Heilongjiang" xlink:type="simple">Tongjiang</text:a></text:p>
          </table:table-cell>
          <table:table-cell office:value-type="string" calcext:value-type="string">
            <text:p>同江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Jiamusi" xlink:type="simple">Jiamusi</text:a></text:p>
          </table:table-cell>
          <table:table-cell office:value-type="date" office:date-value="1987-02-24" calcext:value-type="date">
            <text:p>1987-02-24</text:p>
          </table:table-cell>
        </table:table-row>
        <table:table-row table:style-name="ro3">
          <table:table-cell office:value-type="string" calcext:value-type="string">
            <text:p><text:a xlink:href="https://en.wikipedia.org/wiki/Wuchang_City" xlink:type="simple">Wuchang</text:a></text:p>
          </table:table-cell>
          <table:table-cell office:value-type="string" calcext:value-type="string">
            <text:p>五常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Harbin" xlink:type="simple">Harbin</text:a></text:p>
          </table:table-cell>
          <table:table-cell office:value-type="date" office:date-value="1993-06-01" calcext:value-type="date">
            <text:p>1993-06-01</text:p>
          </table:table-cell>
        </table:table-row>
        <table:table-row table:style-name="ro3">
          <table:table-cell office:value-type="string" calcext:value-type="string">
            <text:p><text:a xlink:href="https://en.wikipedia.org/wiki/Wudalianchi" xlink:type="simple">Wudalianchi</text:a></text:p>
          </table:table-cell>
          <table:table-cell office:value-type="string" calcext:value-type="string">
            <text:p>五大连池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Heihe" xlink:type="simple">Heihe</text:a></text:p>
          </table:table-cell>
          <table:table-cell office:value-type="date" office:date-value="1983-10-08" calcext:value-type="date">
            <text:p>1983-10-08</text:p>
          </table:table-cell>
        </table:table-row>
        <table:table-row table:style-name="ro4">
          <table:table-cell office:value-type="string" calcext:value-type="string">
            <text:p><text:a xlink:href="https://en.wikipedia.org/wiki/Yichun,_Heilongjiang" xlink:type="simple">Yichun</text:a></text:p>
          </table:table-cell>
          <table:table-cell office:value-type="string" calcext:value-type="string">
            <text:p>伊春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9-12-14" calcext:value-type="date">
            <text:p>1979-12-14</text:p>
          </table:table-cell>
        </table:table-row>
        <table:table-row table:style-name="ro3">
          <table:table-cell office:value-type="string" calcext:value-type="string">
            <text:p><text:a xlink:href="https://en.wikipedia.org/wiki/Zhaodong" xlink:type="simple">Zhaodong</text:a></text:p>
          </table:table-cell>
          <table:table-cell office:value-type="string" calcext:value-type="string">
            <text:p>肇东市</text:p>
          </table:table-cell>
          <table:table-cell office:value-type="string" calcext:value-type="string">
            <text:p><text:a xlink:href="https://en.wikipedia.org/wiki/Heilongjiang" xlink:type="simple">Heilongjiang</text:a></text:p>
          </table:table-cell>
          <table:table-cell office:value-type="string" calcext:value-type="string">
            <text:p><text:a xlink:href="https://en.wikipedia.org/wiki/Suihua" xlink:type="simple">Suihua</text:a></text:p>
          </table:table-cell>
          <table:table-cell office:value-type="date" office:date-value="1986-09-08" calcext:value-type="date">
            <text:p>1986-09-08</text:p>
          </table:table-cell>
        </table:table-row>
        <table:table-row table:style-name="ro4">
          <table:table-cell office:value-type="string" calcext:value-type="string">
            <text:p><text:a xlink:href="https://en.wikipedia.org/wiki/Anyang" xlink:type="simple">Anyang</text:a></text:p>
          </table:table-cell>
          <table:table-cell office:value-type="string" calcext:value-type="string">
            <text:p>安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2-03-10" calcext:value-type="date">
            <text:p>1982-03-10</text:p>
          </table:table-cell>
        </table:table-row>
        <table:table-row table:style-name="ro3">
          <table:table-cell office:value-type="string" calcext:value-type="string">
            <text:p><text:a xlink:href="https://en.wikipedia.org/wiki/Changge" xlink:type="simple">Changge</text:a></text:p>
          </table:table-cell>
          <table:table-cell office:value-type="string" calcext:value-type="string">
            <text:p>长葛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Xuchang" xlink:type="simple">Xuchang</text:a></text:p>
          </table:table-cell>
          <table:table-cell office:value-type="date" office:date-value="1993-12-14" calcext:value-type="date">
            <text:p>1993-12-14</text:p>
          </table:table-cell>
        </table:table-row>
        <table:table-row table:style-name="ro3">
          <table:table-cell office:value-type="string" calcext:value-type="string">
            <text:p><text:a xlink:href="https://en.wikipedia.org/wiki/Changyuan" xlink:type="simple">Changyuan</text:a></text:p>
          </table:table-cell>
          <table:table-cell office:value-type="string" calcext:value-type="string">
            <text:p>长垣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Xinxiang" xlink:type="simple">Xinxiang</text:a>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3">
          <table:table-cell office:value-type="string" calcext:value-type="string">
            <text:p><text:a xlink:href="https://en.wikipedia.org/wiki/Dengfeng" xlink:type="simple">Dengfeng</text:a></text:p>
          </table:table-cell>
          <table:table-cell office:value-type="string" calcext:value-type="string">
            <text:p>登封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Zhengzhou" xlink:type="simple">Zhengzhou</text:a></text:p>
          </table:table-cell>
          <table:table-cell office:value-type="date" office:date-value="1994-05-30" calcext:value-type="date">
            <text:p>1994-05-30</text:p>
          </table:table-cell>
        </table:table-row>
        <table:table-row table:style-name="ro3">
          <table:table-cell office:value-type="string" calcext:value-type="string">
            <text:p><text:a xlink:href="https://en.wikipedia.org/wiki/Dengzhou" xlink:type="simple">Dengzhou</text:a></text:p>
          </table:table-cell>
          <table:table-cell office:value-type="string" calcext:value-type="string">
            <text:p>邓州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Nanyang,_Henan" xlink:type="simple">Nanyang</text:a></text:p>
          </table:table-cell>
          <table:table-cell office:value-type="date" office:date-value="1988-11-17" calcext:value-type="date">
            <text:p>1988-11-17</text:p>
          </table:table-cell>
        </table:table-row>
        <table:table-row table:style-name="ro3">
          <table:table-cell office:value-type="string" calcext:value-type="string">
            <text:p><text:a xlink:href="https://en.wikipedia.org/wiki/Gongyi" xlink:type="simple">Gongyi</text:a></text:p>
          </table:table-cell>
          <table:table-cell office:value-type="string" calcext:value-type="string">
            <text:p>巩义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Zhengzhou" xlink:type="simple">Zhengzhou</text:a></text:p>
          </table:table-cell>
          <table:table-cell office:value-type="date" office:date-value="1991-06-12" calcext:value-type="date">
            <text:p>1991-06-12</text:p>
          </table:table-cell>
        </table:table-row>
        <table:table-row table:style-name="ro4">
          <table:table-cell office:value-type="string" calcext:value-type="string">
            <text:p><text:a xlink:href="https://en.wikipedia.org/wiki/Hebi" xlink:type="simple">Hebi</text:a></text:p>
          </table:table-cell>
          <table:table-cell office:value-type="string" calcext:value-type="string">
            <text:p>鹤壁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4-01-19" calcext:value-type="date">
            <text:p>1974-01-19</text:p>
          </table:table-cell>
        </table:table-row>
        <table:table-row table:style-name="ro3">
          <table:table-cell office:value-type="string" calcext:value-type="string">
            <text:p><text:a xlink:href="https://en.wikipedia.org/wiki/Huixian" xlink:type="simple">Huixian</text:a></text:p>
          </table:table-cell>
          <table:table-cell office:value-type="string" calcext:value-type="string">
            <text:p>辉县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Xinxiang" xlink:type="simple">Xinxiang</text:a></text:p>
          </table:table-cell>
          <table:table-cell office:value-type="date" office:date-value="1988-10-11" calcext:value-type="date">
            <text:p>1988-10-11</text:p>
          </table:table-cell>
        </table:table-row>
        <table:table-row table:style-name="ro4">
          <table:table-cell office:value-type="string" calcext:value-type="string">
            <text:p><text:a xlink:href="https://en.wikipedia.org/wiki/Jiaozuo" xlink:type="simple">Jiaozuo</text:a></text:p>
          </table:table-cell>
          <table:table-cell office:value-type="string" calcext:value-type="string">
            <text:p>焦作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4-01-19" calcext:value-type="date">
            <text:p>1974-01-19</text:p>
          </table:table-cell>
        </table:table-row>
        <table:table-row table:style-name="ro3">
          <table:table-cell office:value-type="string" calcext:value-type="string">
            <text:p><text:a xlink:href="https://en.wikipedia.org/wiki/Jiyuan" xlink:type="simple">Jiyuan</text:a></text:p>
          </table:table-cell>
          <table:table-cell office:value-type="string" calcext:value-type="string">
            <text:p>济源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88-06-25" calcext:value-type="date">
            <text:p>1988-06-25</text:p>
          </table:table-cell>
        </table:table-row>
        <table:table-row table:style-name="ro4">
          <table:table-cell office:value-type="string" calcext:value-type="string">
            <text:p><text:a xlink:href="https://en.wikipedia.org/wiki/Kaifeng" xlink:type="simple">Kaifeng</text:a></text:p>
          </table:table-cell>
          <table:table-cell office:value-type="string" calcext:value-type="string">
            <text:p>开封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12-25" calcext:value-type="date">
            <text:p>1961-12-25</text:p>
          </table:table-cell>
        </table:table-row>
        <table:table-row table:style-name="ro3">
          <table:table-cell office:value-type="string" calcext:value-type="string">
            <text:p><text:a xlink:href="https://en.wikipedia.org/wiki/Lingbao,_Henan" xlink:type="simple">Lingbao</text:a></text:p>
          </table:table-cell>
          <table:table-cell office:value-type="string" calcext:value-type="string">
            <text:p>灵宝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Sanmenxia" xlink:type="simple">Sanmenxia</text:a></text:p>
          </table:table-cell>
          <table:table-cell office:value-type="date" office:date-value="1993-05-12" calcext:value-type="date">
            <text:p>1993-05-12</text:p>
          </table:table-cell>
        </table:table-row>
        <table:table-row table:style-name="ro3">
          <table:table-cell office:value-type="string" calcext:value-type="string">
            <text:p><text:a xlink:href="https://en.wikipedia.org/wiki/Linzhou,_Henan" xlink:type="simple">Linzhou</text:a></text:p>
          </table:table-cell>
          <table:table-cell office:value-type="string" calcext:value-type="string">
            <text:p>林州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Anyang" xlink:type="simple">Anyang</text:a></text:p>
          </table:table-cell>
          <table:table-cell office:value-type="date" office:date-value="1994-01-24" calcext:value-type="date">
            <text:p>1994-01-24</text:p>
          </table:table-cell>
        </table:table-row>
        <table:table-row table:style-name="ro4">
          <table:table-cell office:value-type="string" calcext:value-type="string">
            <text:p><text:a xlink:href="https://en.wikipedia.org/wiki/Luohe" xlink:type="simple">Luohe</text:a></text:p>
          </table:table-cell>
          <table:table-cell office:value-type="string" calcext:value-type="string">
            <text:p>漯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6-01-18" calcext:value-type="date">
            <text:p>1986-01-18</text:p>
          </table:table-cell>
        </table:table-row>
        <table:table-row table:style-name="ro4">
          <table:table-cell office:value-type="string" calcext:value-type="string">
            <text:p><text:a xlink:href="https://en.wikipedia.org/wiki/Luoyang" xlink:type="simple">Luoyang</text:a></text:p>
          </table:table-cell>
          <table:table-cell office:value-type="string" calcext:value-type="string">
            <text:p>洛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4-04-30" calcext:value-type="date">
            <text:p>1964-04-30</text:p>
          </table:table-cell>
        </table:table-row>
        <table:table-row table:style-name="ro3">
          <table:table-cell office:value-type="string" calcext:value-type="string">
            <text:p><text:a xlink:href="https://en.wikipedia.org/wiki/Mengzhou" xlink:type="simple">Mengzhou</text:a></text:p>
          </table:table-cell>
          <table:table-cell office:value-type="string" calcext:value-type="string">
            <text:p>孟州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Jiaozuo" xlink:type="simple">Jiaozuo</text:a></text:p>
          </table:table-cell>
          <table:table-cell office:value-type="date" office:date-value="1996-04-29" calcext:value-type="date">
            <text:p>1996-04-29</text:p>
          </table:table-cell>
        </table:table-row>
        <table:table-row table:style-name="ro4">
          <table:table-cell office:value-type="string" calcext:value-type="string">
            <text:p><text:a xlink:href="https://en.wikipedia.org/wiki/Nanyang,_Henan" xlink:type="simple">Nanyang</text:a></text:p>
          </table:table-cell>
          <table:table-cell office:value-type="string" calcext:value-type="string">
            <text:p>南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7-01" calcext:value-type="date">
            <text:p>1994-07-01</text:p>
          </table:table-cell>
        </table:table-row>
        <table:table-row table:style-name="ro4">
          <table:table-cell office:value-type="string" calcext:value-type="string">
            <text:p><text:a xlink:href="https://en.wikipedia.org/wiki/Pingdingshan" xlink:type="simple">Pingdingshan</text:a></text:p>
          </table:table-cell>
          <table:table-cell office:value-type="string" calcext:value-type="string">
            <text:p>平顶山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9-03-15" calcext:value-type="date">
            <text:p>1969-03-15</text:p>
          </table:table-cell>
        </table:table-row>
        <table:table-row table:style-name="ro4">
          <table:table-cell office:value-type="string" calcext:value-type="string">
            <text:p><text:a xlink:href="https://en.wikipedia.org/wiki/Puyang" xlink:type="simple">Puyang</text:a></text:p>
          </table:table-cell>
          <table:table-cell office:value-type="string" calcext:value-type="string">
            <text:p>濮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9-01" calcext:value-type="date">
            <text:p>1983-09-01</text:p>
          </table:table-cell>
        </table:table-row>
        <table:table-row table:style-name="ro3">
          <table:table-cell office:value-type="string" calcext:value-type="string">
            <text:p><text:a xlink:href="https://en.wikipedia.org/wiki/Qinyang" xlink:type="simple">Qinyang</text:a></text:p>
          </table:table-cell>
          <table:table-cell office:value-type="string" calcext:value-type="string">
            <text:p>沁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Jiaozuo" xlink:type="simple">Jiaozuo</text:a></text:p>
          </table:table-cell>
          <table:table-cell office:value-type="date" office:date-value="1989-09-27" calcext:value-type="date">
            <text:p>1989-09-27</text:p>
          </table:table-cell>
        </table:table-row>
        <table:table-row table:style-name="ro3">
          <table:table-cell office:value-type="string" calcext:value-type="string">
            <text:p><text:a xlink:href="https://en.wikipedia.org/wiki/Ruzhou" xlink:type="simple">Ruzhou</text:a></text:p>
          </table:table-cell>
          <table:table-cell office:value-type="string" calcext:value-type="string">
            <text:p>汝州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Pingdingshan" xlink:type="simple">Pingdingshan</text:a></text:p>
          </table:table-cell>
          <table:table-cell office:value-type="date" office:date-value="1988-06-25" calcext:value-type="date">
            <text:p>1988-06-25</text:p>
          </table:table-cell>
        </table:table-row>
        <table:table-row table:style-name="ro4">
          <table:table-cell office:value-type="string" calcext:value-type="string">
            <text:p><text:a xlink:href="https://en.wikipedia.org/wiki/Sanmenxia" xlink:type="simple">Sanmenxia</text:a></text:p>
          </table:table-cell>
          <table:table-cell office:value-type="string" calcext:value-type="string">
            <text:p>三门峡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6-01-18" calcext:value-type="date">
            <text:p>1986-01-18</text:p>
          </table:table-cell>
        </table:table-row>
        <table:table-row table:style-name="ro4">
          <table:table-cell office:value-type="string" calcext:value-type="string">
            <text:p><text:a xlink:href="https://en.wikipedia.org/wiki/Shangqiu" xlink:type="simple">Shangqiu</text:a></text:p>
          </table:table-cell>
          <table:table-cell office:value-type="string" calcext:value-type="string">
            <text:p>商丘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06-10" calcext:value-type="date">
            <text:p>1997-06-10</text:p>
          </table:table-cell>
        </table:table-row>
        <table:table-row table:style-name="ro3">
          <table:table-cell office:value-type="string" calcext:value-type="string">
            <text:p><text:a xlink:href="https://en.wikipedia.org/wiki/Weihui" xlink:type="simple">Weihui</text:a></text:p>
          </table:table-cell>
          <table:table-cell office:value-type="string" calcext:value-type="string">
            <text:p>卫辉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Xinxiang" xlink:type="simple">Xinxiang</text:a></text:p>
          </table:table-cell>
          <table:table-cell office:value-type="date" office:date-value="1988-10-08" calcext:value-type="date">
            <text:p>1988-10-08</text:p>
          </table:table-cell>
        </table:table-row>
        <table:table-row table:style-name="ro3">
          <table:table-cell office:value-type="string" calcext:value-type="string">
            <text:p><text:a xlink:href="https://en.wikipedia.org/wiki/Wugang,_Henan" xlink:type="simple">Wugang</text:a></text:p>
          </table:table-cell>
          <table:table-cell office:value-type="string" calcext:value-type="string">
            <text:p>舞钢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Pingdingshan" xlink:type="simple">Pingdingshan</text:a></text:p>
          </table:table-cell>
          <table:table-cell office:value-type="date" office:date-value="1990-09-04" calcext:value-type="date">
            <text:p>1990-09-04</text:p>
          </table:table-cell>
        </table:table-row>
        <table:table-row table:style-name="ro3">
          <table:table-cell office:value-type="string" calcext:value-type="string">
            <text:p><text:a xlink:href="https://en.wikipedia.org/wiki/Xiangcheng_City" xlink:type="simple">Xiangcheng</text:a></text:p>
          </table:table-cell>
          <table:table-cell office:value-type="string" calcext:value-type="string">
            <text:p>项城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Zhoukou" xlink:type="simple">Zhoukou</text:a></text:p>
          </table:table-cell>
          <table:table-cell office:value-type="date" office:date-value="1993-12-16" calcext:value-type="date">
            <text:p>1993-12-16</text:p>
          </table:table-cell>
        </table:table-row>
        <table:table-row table:style-name="ro3">
          <table:table-cell office:value-type="string" calcext:value-type="string">
            <text:p><text:a xlink:href="https://en.wikipedia.org/wiki/Xingyang" xlink:type="simple">Xingyang</text:a></text:p>
          </table:table-cell>
          <table:table-cell office:value-type="string" calcext:value-type="string">
            <text:p>荥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Zhengzhou" xlink:type="simple">Zhengzhou</text:a></text:p>
          </table:table-cell>
          <table:table-cell office:value-type="date" office:date-value="1994-04-05" calcext:value-type="date">
            <text:p>1994-04-05</text:p>
          </table:table-cell>
        </table:table-row>
        <table:table-row table:style-name="ro3">
          <table:table-cell office:value-type="string" calcext:value-type="string">
            <text:p><text:a xlink:href="https://en.wikipedia.org/wiki/Xinmi" xlink:type="simple">Xinmi</text:a></text:p>
          </table:table-cell>
          <table:table-cell office:value-type="string" calcext:value-type="string">
            <text:p>新密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Zhengzhou" xlink:type="simple">Zhengzhou</text:a></text:p>
          </table:table-cell>
          <table:table-cell office:value-type="date" office:date-value="1994-04-05" calcext:value-type="date">
            <text:p>1994-04-05</text:p>
          </table:table-cell>
        </table:table-row>
        <table:table-row table:style-name="ro4">
          <table:table-cell office:value-type="string" calcext:value-type="string">
            <text:p><text:a xlink:href="https://en.wikipedia.org/wiki/Xinxiang" xlink:type="simple">Xinxiang</text:a></text:p>
          </table:table-cell>
          <table:table-cell office:value-type="string" calcext:value-type="string">
            <text:p>新乡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2-03-10" calcext:value-type="date">
            <text:p>1982-03-10</text:p>
          </table:table-cell>
        </table:table-row>
        <table:table-row table:style-name="ro4">
          <table:table-cell office:value-type="string" calcext:value-type="string">
            <text:p><text:a xlink:href="https://en.wikipedia.org/wiki/Xinyang" xlink:type="simple">Xinyang</text:a></text:p>
          </table:table-cell>
          <table:table-cell office:value-type="string" calcext:value-type="string">
            <text:p>信阳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8-06-09" calcext:value-type="date">
            <text:p>1998-06-09</text:p>
          </table:table-cell>
        </table:table-row>
        <table:table-row table:style-name="ro3">
          <table:table-cell office:value-type="string" calcext:value-type="string">
            <text:p><text:a xlink:href="https://en.wikipedia.org/wiki/Xinzheng" xlink:type="simple">Xinzheng</text:a></text:p>
          </table:table-cell>
          <table:table-cell office:value-type="string" calcext:value-type="string">
            <text:p>新郑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Zhengzhou" xlink:type="simple">Zhengzhou</text:a></text:p>
          </table:table-cell>
          <table:table-cell office:value-type="date" office:date-value="1994-05-16" calcext:value-type="date">
            <text:p>1994-05-16</text:p>
          </table:table-cell>
        </table:table-row>
        <table:table-row table:style-name="ro4">
          <table:table-cell office:value-type="string" calcext:value-type="string">
            <text:p><text:a xlink:href="https://en.wikipedia.org/wiki/Xuchang" xlink:type="simple">Xuchang</text:a></text:p>
          </table:table-cell>
          <table:table-cell office:value-type="string" calcext:value-type="string">
            <text:p>许昌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6-01-18" calcext:value-type="date">
            <text:p>1986-01-18</text:p>
          </table:table-cell>
        </table:table-row>
        <table:table-row table:style-name="ro3">
          <table:table-cell office:value-type="string" calcext:value-type="string">
            <text:p><text:a xlink:href="https://en.wikipedia.org/wiki/Yanshi" xlink:type="simple">Yanshi</text:a></text:p>
          </table:table-cell>
          <table:table-cell office:value-type="string" calcext:value-type="string">
            <text:p>偃师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Luoyang" xlink:type="simple">Luoyang</text:a></text:p>
          </table:table-cell>
          <table:table-cell office:value-type="date" office:date-value="1993-12-15" calcext:value-type="date">
            <text:p>1993-12-15</text:p>
          </table:table-cell>
        </table:table-row>
        <table:table-row table:style-name="ro3">
          <table:table-cell office:value-type="string" calcext:value-type="string">
            <text:p><text:a xlink:href="https://en.wikipedia.org/wiki/Yima,_Henan" xlink:type="simple">Yima</text:a></text:p>
          </table:table-cell>
          <table:table-cell office:value-type="string" calcext:value-type="string">
            <text:p>义马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Sanmenxia" xlink:type="simple">Sanmenxia</text:a></text:p>
          </table:table-cell>
          <table:table-cell office:value-type="date" office:date-value="1981-04-04" calcext:value-type="date">
            <text:p>1981-04-04</text:p>
          </table:table-cell>
        </table:table-row>
        <table:table-row table:style-name="ro3">
          <table:table-cell office:value-type="string" calcext:value-type="string">
            <text:p><text:a xlink:href="https://en.wikipedia.org/wiki/Yongcheng" xlink:type="simple">Yongcheng</text:a></text:p>
          </table:table-cell>
          <table:table-cell office:value-type="string" calcext:value-type="string">
            <text:p>永城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Shangqiu" xlink:type="simple">Shangqiu</text:a></text:p>
          </table:table-cell>
          <table:table-cell office:value-type="date" office:date-value="1996-10-11" calcext:value-type="date">
            <text:p>1996-10-11</text:p>
          </table:table-cell>
        </table:table-row>
        <table:table-row table:style-name="ro3">
          <table:table-cell office:value-type="string" calcext:value-type="string">
            <text:p><text:a xlink:href="https://en.wikipedia.org/wiki/Yuzhou,_Henan" xlink:type="simple">Yuzhou</text:a></text:p>
          </table:table-cell>
          <table:table-cell office:value-type="string" calcext:value-type="string">
            <text:p>禹州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office:value-type="string" calcext:value-type="string">
            <text:p><text:a xlink:href="https://en.wikipedia.org/wiki/Xuchang" xlink:type="simple">Xuchang</text:a></text:p>
          </table:table-cell>
          <table:table-cell office:value-type="date" office:date-value="1988-06-25" calcext:value-type="date">
            <text:p>1988-06-25</text:p>
          </table:table-cell>
        </table:table-row>
        <table:table-row table:style-name="ro4">
          <table:table-cell office:value-type="string" calcext:value-type="string">
            <text:p><text:a xlink:href="https://en.wikipedia.org/wiki/Zhengzhou" xlink:type="simple">Zhengzhou</text:a></text:p>
          </table:table-cell>
          <table:table-cell office:value-type="string" calcext:value-type="string">
            <text:p>郑州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Zhoukou" xlink:type="simple">Zhoukou</text:a></text:p>
          </table:table-cell>
          <table:table-cell office:value-type="string" calcext:value-type="string">
            <text:p>周口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08" calcext:value-type="date">
            <text:p>2000-06-08</text:p>
          </table:table-cell>
        </table:table-row>
        <table:table-row table:style-name="ro4">
          <table:table-cell office:value-type="string" calcext:value-type="string">
            <text:p><text:a xlink:href="https://en.wikipedia.org/wiki/Zhumadian" xlink:type="simple">Zhumadian</text:a></text:p>
          </table:table-cell>
          <table:table-cell office:value-type="string" calcext:value-type="string">
            <text:p>驻马店市</text:p>
          </table:table-cell>
          <table:table-cell office:value-type="string" calcext:value-type="string">
            <text:p><text:a xlink:href="https://en.wikipedia.org/wiki/Henan" xlink:type="simple">He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08" calcext:value-type="date">
            <text:p>2000-06-08</text:p>
          </table:table-cell>
        </table:table-row>
        <table:table-row table:style-name="ro3">
          <table:table-cell office:value-type="string" calcext:value-type="string">
            <text:p><text:a xlink:href="https://en.wikipedia.org/wiki/Anlu" xlink:type="simple">Anlu</text:a></text:p>
          </table:table-cell>
          <table:table-cell office:value-type="string" calcext:value-type="string">
            <text:p>安陆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ogan" xlink:type="simple">Xiaogan</text:a></text:p>
          </table:table-cell>
          <table:table-cell office:value-type="date" office:date-value="1987-09-04" calcext:value-type="date">
            <text:p>1987-09-04</text:p>
          </table:table-cell>
        </table:table-row>
        <table:table-row table:style-name="ro3">
          <table:table-cell office:value-type="string" calcext:value-type="string">
            <text:p><text:a xlink:href="https://en.wikipedia.org/wiki/Chibi,_Hubei" xlink:type="simple">Chibi</text:a></text:p>
          </table:table-cell>
          <table:table-cell office:value-type="string" calcext:value-type="string">
            <text:p>赤壁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nning" xlink:type="simple">Xianning</text:a></text:p>
          </table:table-cell>
          <table:table-cell office:value-type="date" office:date-value="1986-05-27" calcext:value-type="date">
            <text:p>1986-05-27</text:p>
          </table:table-cell>
        </table:table-row>
        <table:table-row table:style-name="ro3">
          <table:table-cell office:value-type="string" calcext:value-type="string">
            <text:p><text:a xlink:href="https://en.wikipedia.org/wiki/Dangyang" xlink:type="simple">Dangyang</text:a></text:p>
          </table:table-cell>
          <table:table-cell office:value-type="string" calcext:value-type="string">
            <text:p>当阳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Yichang" xlink:type="simple">Yichang</text:a></text:p>
          </table:table-cell>
          <table:table-cell office:value-type="date" office:date-value="1988-10-22" calcext:value-type="date">
            <text:p>1988-10-22</text:p>
          </table:table-cell>
        </table:table-row>
        <table:table-row table:style-name="ro3">
          <table:table-cell office:value-type="string" calcext:value-type="string">
            <text:p><text:a xlink:href="https://en.wikipedia.org/wiki/Danjiangkou" xlink:type="simple">Danjiangkou</text:a></text:p>
          </table:table-cell>
          <table:table-cell office:value-type="string" calcext:value-type="string">
            <text:p>丹江口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Shiyan" xlink:type="simple">Shiyan</text:a></text:p>
          </table:table-cell>
          <table:table-cell office:value-type="date" office:date-value="1983-08-19" calcext:value-type="date">
            <text:p>1983-08-19</text:p>
          </table:table-cell>
        </table:table-row>
        <table:table-row table:style-name="ro3">
          <table:table-cell office:value-type="string" calcext:value-type="string">
            <text:p><text:a xlink:href="https://en.wikipedia.org/wiki/Daye,_Hubei" xlink:type="simple">Daye</text:a></text:p>
          </table:table-cell>
          <table:table-cell office:value-type="string" calcext:value-type="string">
            <text:p>大冶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Huangshi" xlink:type="simple">Huangshi</text:a></text:p>
          </table:table-cell>
          <table:table-cell office:value-type="date" office:date-value="1994-02-18" calcext:value-type="date">
            <text:p>1994-02-18</text:p>
          </table:table-cell>
        </table:table-row>
        <table:table-row table:style-name="ro3">
          <table:table-cell office:value-type="string" calcext:value-type="string">
            <text:p><text:a xlink:href="https://en.wikipedia.org/wiki/Enshi_City" xlink:type="simple">Enshi</text:a></text:p>
          </table:table-cell>
          <table:table-cell office:value-type="string" calcext:value-type="string">
            <text:p>恩施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Enshi_Tujia_and_Miao_Autonomous_Prefecture" xlink:type="simple">Enshi</text:a></text:p>
          </table:table-cell>
          <table:table-cell office:value-type="date" office:date-value="1981-11-07" calcext:value-type="date">
            <text:p>1981-11-07</text:p>
          </table:table-cell>
        </table:table-row>
        <table:table-row table:style-name="ro4">
          <table:table-cell office:value-type="string" calcext:value-type="string">
            <text:p><text:a xlink:href="https://en.wikipedia.org/wiki/Ezhou" xlink:type="simple">Ezhou</text:a></text:p>
          </table:table-cell>
          <table:table-cell office:value-type="string" calcext:value-type="string">
            <text:p>鄂州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19" calcext:value-type="date">
            <text:p>1983-08-19</text:p>
          </table:table-cell>
        </table:table-row>
        <table:table-row table:style-name="ro3">
          <table:table-cell office:value-type="string" calcext:value-type="string">
            <text:p><text:a xlink:href="https://en.wikipedia.org/wiki/Guangshui" xlink:type="simple">Guangshui</text:a></text:p>
          </table:table-cell>
          <table:table-cell office:value-type="string" calcext:value-type="string">
            <text:p>广水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Suizhou" xlink:type="simple">Suizhou</text:a></text:p>
          </table:table-cell>
          <table:table-cell office:value-type="date" office:date-value="1988-10-11" calcext:value-type="date">
            <text:p>1988-10-11</text:p>
          </table:table-cell>
        </table:table-row>
        <table:table-row table:style-name="ro3">
          <table:table-cell office:value-type="string" calcext:value-type="string">
            <text:p><text:a xlink:href="https://en.wikipedia.org/wiki/Hanchuan" xlink:type="simple">Hanchuan</text:a></text:p>
          </table:table-cell>
          <table:table-cell office:value-type="string" calcext:value-type="string">
            <text:p>汉川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ogan" xlink:type="simple">Xiaogan</text:a></text:p>
          </table:table-cell>
          <table:table-cell office:value-type="date" office:date-value="1997-03-12" calcext:value-type="date">
            <text:p>1997-03-12</text:p>
          </table:table-cell>
        </table:table-row>
        <table:table-row table:style-name="ro3">
          <table:table-cell office:value-type="string" calcext:value-type="string">
            <text:p><text:a xlink:href="https://en.wikipedia.org/wiki/Honghu" xlink:type="simple">Honghu</text:a></text:p>
          </table:table-cell>
          <table:table-cell office:value-type="string" calcext:value-type="string">
            <text:p>洪湖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Jingzhou" xlink:type="simple">Jingzhou</text:a></text:p>
          </table:table-cell>
          <table:table-cell office:value-type="date" office:date-value="1987-07-31" calcext:value-type="date">
            <text:p>1987-07-31</text:p>
          </table:table-cell>
        </table:table-row>
        <table:table-row table:style-name="ro4">
          <table:table-cell office:value-type="string" calcext:value-type="string">
            <text:p><text:a xlink:href="https://en.wikipedia.org/wiki/Huanggang,_Hubei" xlink:type="simple">Huanggang</text:a></text:p>
          </table:table-cell>
          <table:table-cell office:value-type="string" calcext:value-type="string">
            <text:p>黄冈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5-12-23" calcext:value-type="date">
            <text:p>1995-12-23</text:p>
          </table:table-cell>
        </table:table-row>
        <table:table-row table:style-name="ro4">
          <table:table-cell office:value-type="string" calcext:value-type="string">
            <text:p><text:a xlink:href="https://en.wikipedia.org/wiki/Huangshi" xlink:type="simple">Huangshi</text:a></text:p>
          </table:table-cell>
          <table:table-cell office:value-type="string" calcext:value-type="string">
            <text:p>黄石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0-08-30" calcext:value-type="date">
            <text:p>1950-08-30</text:p>
          </table:table-cell>
        </table:table-row>
        <table:table-row table:style-name="ro3">
          <table:table-cell office:value-type="string" calcext:value-type="string">
            <text:p><text:a xlink:href="https://en.wikipedia.org/wiki/Jianli" xlink:type="simple">Jianli</text:a></text:p>
          </table:table-cell>
          <table:table-cell office:value-type="string" calcext:value-type="string">
            <text:p>监利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Jingzhou" xlink:type="simple">Jingzhou</text:a></text:p>
          </table:table-cell>
          <table:table-cell office:value-type="date" office:date-value="2020-06-12" calcext:value-type="date">
            <text:p>2020-06-12</text:p>
          </table:table-cell>
        </table:table-row>
        <table:table-row table:style-name="ro4">
          <table:table-cell office:value-type="string" calcext:value-type="string">
            <text:p><text:a xlink:href="https://en.wikipedia.org/wiki/Jingmen" xlink:type="simple">Jingmen</text:a></text:p>
          </table:table-cell>
          <table:table-cell office:value-type="string" calcext:value-type="string">
            <text:p>荆门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19" calcext:value-type="date">
            <text:p>1983-08-19</text:p>
          </table:table-cell>
        </table:table-row>
        <table:table-row table:style-name="ro3">
          <table:table-cell office:value-type="string" calcext:value-type="string">
            <text:p><text:a xlink:href="https://en.wikipedia.org/wiki/Jingshan,_Hubei" xlink:type="simple">Jingshan</text:a></text:p>
          </table:table-cell>
          <table:table-cell office:value-type="string" calcext:value-type="string">
            <text:p>京山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Jingmen" xlink:type="simple">Jingmen</text:a></text:p>
          </table:table-cell>
          <table:table-cell office:value-type="date" office:date-value="2018-02-22" calcext:value-type="date">
            <text:p>2018-02-22</text:p>
          </table:table-cell>
        </table:table-row>
        <table:table-row table:style-name="ro4">
          <table:table-cell office:value-type="string" calcext:value-type="string">
            <text:p><text:a xlink:href="https://en.wikipedia.org/wiki/Jingzhou" xlink:type="simple">Jingzhou</text:a></text:p>
          </table:table-cell>
          <table:table-cell office:value-type="string" calcext:value-type="string">
            <text:p>荆州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9-29" calcext:value-type="date">
            <text:p>1994-09-29</text:p>
          </table:table-cell>
        </table:table-row>
        <table:table-row table:style-name="ro3">
          <table:table-cell office:value-type="string" calcext:value-type="string">
            <text:p><text:a xlink:href="https://en.wikipedia.org/wiki/Laohekou" xlink:type="simple">Laohekou</text:a></text:p>
          </table:table-cell>
          <table:table-cell office:value-type="string" calcext:value-type="string">
            <text:p>老河口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ngyang" xlink:type="simple">Xiangyang</text:a></text:p>
          </table:table-cell>
          <table:table-cell office:value-type="date" office:date-value="1979-11-16" calcext:value-type="date">
            <text:p>1979-11-16</text:p>
          </table:table-cell>
        </table:table-row>
        <table:table-row table:style-name="ro3">
          <table:table-cell office:value-type="string" calcext:value-type="string">
            <text:p><text:a xlink:href="https://en.wikipedia.org/wiki/Lichuan,_Hubei" xlink:type="simple">Lichuan</text:a></text:p>
          </table:table-cell>
          <table:table-cell office:value-type="string" calcext:value-type="string">
            <text:p>利川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Enshi_Tujia_and_Miao_Autonomous_Prefecture" xlink:type="simple">Enshi</text:a></text:p>
          </table:table-cell>
          <table:table-cell office:value-type="date" office:date-value="1986-05-27" calcext:value-type="date">
            <text:p>1986-05-27</text:p>
          </table:table-cell>
        </table:table-row>
        <table:table-row table:style-name="ro3">
          <table:table-cell office:value-type="string" calcext:value-type="string">
            <text:p><text:a xlink:href="https://en.wikipedia.org/wiki/Macheng" xlink:type="simple">Macheng</text:a></text:p>
          </table:table-cell>
          <table:table-cell office:value-type="string" calcext:value-type="string">
            <text:p>麻城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Huanggang" xlink:type="simple">Huanggang</text:a></text:p>
          </table:table-cell>
          <table:table-cell office:value-type="date" office:date-value="1986-05-27" calcext:value-type="date">
            <text:p>1986-05-27</text:p>
          </table:table-cell>
        </table:table-row>
        <table:table-row table:style-name="ro3">
          <table:table-cell office:value-type="string" calcext:value-type="string">
            <text:p><text:a xlink:href="https://en.wikipedia.org/wiki/Qianjiang,_Hubei" xlink:type="simple">Qianjiang</text:a></text:p>
          </table:table-cell>
          <table:table-cell office:value-type="string" calcext:value-type="string">
            <text:p>潜江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88-05-25" calcext:value-type="date">
            <text:p>1988-05-25</text:p>
          </table:table-cell>
        </table:table-row>
        <table:table-row table:style-name="ro3">
          <table:table-cell office:value-type="string" calcext:value-type="string">
            <text:p><text:a xlink:href="https://en.wikipedia.org/wiki/Shishou" xlink:type="simple">Shishou</text:a></text:p>
          </table:table-cell>
          <table:table-cell office:value-type="string" calcext:value-type="string">
            <text:p>石首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Jingzhou" xlink:type="simple">Jingzhou</text:a></text:p>
          </table:table-cell>
          <table:table-cell office:value-type="date" office:date-value="1986-05-27" calcext:value-type="date">
            <text:p>1986-05-27</text:p>
          </table:table-cell>
        </table:table-row>
        <table:table-row table:style-name="ro4">
          <table:table-cell office:value-type="string" calcext:value-type="string">
            <text:p><text:a xlink:href="https://en.wikipedia.org/wiki/Shiyan" xlink:type="simple">Shiyan</text:a></text:p>
          </table:table-cell>
          <table:table-cell office:value-type="string" calcext:value-type="string">
            <text:p>十堰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3-02-17" calcext:value-type="date">
            <text:p>1973-02-17</text:p>
          </table:table-cell>
        </table:table-row>
        <table:table-row table:style-name="ro4">
          <table:table-cell office:value-type="string" calcext:value-type="string">
            <text:p><text:a xlink:href="https://en.wikipedia.org/wiki/Suizhou" xlink:type="simple">Suizhou</text:a></text:p>
          </table:table-cell>
          <table:table-cell office:value-type="string" calcext:value-type="string">
            <text:p>随州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5" calcext:value-type="date">
            <text:p>2000-06-25</text:p>
          </table:table-cell>
        </table:table-row>
        <table:table-row table:style-name="ro3">
          <table:table-cell office:value-type="string" calcext:value-type="string">
            <text:p><text:a xlink:href="https://en.wikipedia.org/wiki/Songzi" xlink:type="simple">Songzi</text:a></text:p>
          </table:table-cell>
          <table:table-cell office:value-type="string" calcext:value-type="string">
            <text:p>松滋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Jingzhou" xlink:type="simple">Jingzhou</text:a></text:p>
          </table:table-cell>
          <table:table-cell office:value-type="date" office:date-value="1995-12-29" calcext:value-type="date">
            <text:p>1995-12-29</text:p>
          </table:table-cell>
        </table:table-row>
        <table:table-row table:style-name="ro3">
          <table:table-cell office:value-type="string" calcext:value-type="string">
            <text:p><text:a xlink:href="https://en.wikipedia.org/wiki/Tianmen" xlink:type="simple">Tianmen</text:a></text:p>
          </table:table-cell>
          <table:table-cell office:value-type="string" calcext:value-type="string">
            <text:p>天门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87-08-03" calcext:value-type="date">
            <text:p>1987-08-03</text:p>
          </table:table-cell>
        </table:table-row>
        <table:table-row table:style-name="ro4">
          <table:table-cell office:value-type="string" calcext:value-type="string">
            <text:p><text:a xlink:href="https://en.wikipedia.org/wiki/Wuhan" xlink:type="simple">Wuhan</text:a></text:p>
          </table:table-cell>
          <table:table-cell office:value-type="string" calcext:value-type="string">
            <text:p>武汉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3">
          <table:table-cell office:value-type="string" calcext:value-type="string">
            <text:p><text:a xlink:href="https://en.wikipedia.org/wiki/Wuxue" xlink:type="simple">Wuxue</text:a></text:p>
          </table:table-cell>
          <table:table-cell office:value-type="string" calcext:value-type="string">
            <text:p>武穴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Huanggang" xlink:type="simple">Huanggang</text:a></text:p>
          </table:table-cell>
          <table:table-cell office:value-type="date" office:date-value="1987-10-23" calcext:value-type="date">
            <text:p>1987-10-23</text:p>
          </table:table-cell>
        </table:table-row>
        <table:table-row table:style-name="ro4">
          <table:table-cell office:value-type="string" calcext:value-type="string">
            <text:p><text:a xlink:href="https://en.wikipedia.org/wiki/Xiangyang" xlink:type="simple">Xiangyang</text:a></text:p>
          </table:table-cell>
          <table:table-cell office:value-type="string" calcext:value-type="string">
            <text:p>襄阳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9-06-21" calcext:value-type="date">
            <text:p>1979-06-21</text:p>
          </table:table-cell>
        </table:table-row>
        <table:table-row table:style-name="ro4">
          <table:table-cell office:value-type="string" calcext:value-type="string">
            <text:p><text:a xlink:href="https://en.wikipedia.org/wiki/Xianning" xlink:type="simple">Xianning</text:a></text:p>
          </table:table-cell>
          <table:table-cell office:value-type="string" calcext:value-type="string">
            <text:p>咸宁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8-12-06" calcext:value-type="date">
            <text:p>1998-12-06</text:p>
          </table:table-cell>
        </table:table-row>
        <table:table-row table:style-name="ro3">
          <table:table-cell office:value-type="string" calcext:value-type="string">
            <text:p><text:a xlink:href="https://en.wikipedia.org/wiki/Xiantao" xlink:type="simple">Xiantao</text:a></text:p>
          </table:table-cell>
          <table:table-cell office:value-type="string" calcext:value-type="string">
            <text:p>仙桃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86-05-27" calcext:value-type="date">
            <text:p>1986-05-27</text:p>
          </table:table-cell>
        </table:table-row>
        <table:table-row table:style-name="ro4">
          <table:table-cell office:value-type="string" calcext:value-type="string">
            <text:p><text:a xlink:href="https://en.wikipedia.org/wiki/Xiaogan" xlink:type="simple">Xiaogan</text:a></text:p>
          </table:table-cell>
          <table:table-cell office:value-type="string" calcext:value-type="string">
            <text:p>孝感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3-04-10" calcext:value-type="date">
            <text:p>1993-04-10</text:p>
          </table:table-cell>
        </table:table-row>
        <table:table-row table:style-name="ro4">
          <table:table-cell office:value-type="string" calcext:value-type="string">
            <text:p><text:a xlink:href="https://en.wikipedia.org/wiki/Yichang" xlink:type="simple">Yichang</text:a></text:p>
          </table:table-cell>
          <table:table-cell office:value-type="string" calcext:value-type="string">
            <text:p>宜昌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9-06-21" calcext:value-type="date">
            <text:p>1979-06-21</text:p>
          </table:table-cell>
        </table:table-row>
        <table:table-row table:style-name="ro3">
          <table:table-cell office:value-type="string" calcext:value-type="string">
            <text:p><text:a xlink:href="https://en.wikipedia.org/wiki/Yicheng,_Hubei" xlink:type="simple">Yicheng</text:a></text:p>
          </table:table-cell>
          <table:table-cell office:value-type="string" calcext:value-type="string">
            <text:p>宜城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ngyang" xlink:type="simple">Xiangyang</text:a></text:p>
          </table:table-cell>
          <table:table-cell office:value-type="date" office:date-value="1994-06-10" calcext:value-type="date">
            <text:p>1994-06-10</text:p>
          </table:table-cell>
        </table:table-row>
        <table:table-row table:style-name="ro3">
          <table:table-cell office:value-type="string" calcext:value-type="string">
            <text:p><text:a xlink:href="https://en.wikipedia.org/wiki/Yidu,_Hubei" xlink:type="simple">Yidu</text:a></text:p>
          </table:table-cell>
          <table:table-cell office:value-type="string" calcext:value-type="string">
            <text:p>宜都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Yichang" xlink:type="simple">Yichang</text:a></text:p>
          </table:table-cell>
          <table:table-cell office:value-type="date" office:date-value="1987-11-30" calcext:value-type="date">
            <text:p>1987-11-30</text:p>
          </table:table-cell>
        </table:table-row>
        <table:table-row table:style-name="ro3">
          <table:table-cell office:value-type="string" calcext:value-type="string">
            <text:p><text:a xlink:href="https://en.wikipedia.org/wiki/Yingcheng" xlink:type="simple">Yingcheng</text:a></text:p>
          </table:table-cell>
          <table:table-cell office:value-type="string" calcext:value-type="string">
            <text:p>应城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ogan" xlink:type="simple">Xiaogan</text:a></text:p>
          </table:table-cell>
          <table:table-cell office:value-type="date" office:date-value="1986-05-27" calcext:value-type="date">
            <text:p>1986-05-27</text:p>
          </table:table-cell>
        </table:table-row>
        <table:table-row table:style-name="ro3">
          <table:table-cell office:value-type="string" calcext:value-type="string">
            <text:p><text:a xlink:href="https://en.wikipedia.org/wiki/Zaoyang" xlink:type="simple">Zaoyang</text:a></text:p>
          </table:table-cell>
          <table:table-cell office:value-type="string" calcext:value-type="string">
            <text:p>枣阳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Xiangyang" xlink:type="simple">Xiangyang</text:a></text:p>
          </table:table-cell>
          <table:table-cell office:value-type="date" office:date-value="1988-01-08" calcext:value-type="date">
            <text:p>1988-01-08</text:p>
          </table:table-cell>
        </table:table-row>
        <table:table-row table:style-name="ro3">
          <table:table-cell office:value-type="string" calcext:value-type="string">
            <text:p><text:a xlink:href="https://en.wikipedia.org/wiki/Zhijiang,_Hubei" xlink:type="simple">Zhijiang</text:a></text:p>
          </table:table-cell>
          <table:table-cell office:value-type="string" calcext:value-type="string">
            <text:p>枝江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Yichang" xlink:type="simple">Yichang</text:a></text:p>
          </table:table-cell>
          <table:table-cell office:value-type="date" office:date-value="1996-07-30" calcext:value-type="date">
            <text:p>1996-07-30</text:p>
          </table:table-cell>
        </table:table-row>
        <table:table-row table:style-name="ro3">
          <table:table-cell office:value-type="string" calcext:value-type="string">
            <text:p><text:a xlink:href="https://en.wikipedia.org/wiki/Zhongxiang" xlink:type="simple">Zhongxiang</text:a></text:p>
          </table:table-cell>
          <table:table-cell office:value-type="string" calcext:value-type="string">
            <text:p>钟祥市</text:p>
          </table:table-cell>
          <table:table-cell office:value-type="string" calcext:value-type="string">
            <text:p><text:a xlink:href="https://en.wikipedia.org/wiki/Hubei" xlink:type="simple">Hubei</text:a></text:p>
          </table:table-cell>
          <table:table-cell office:value-type="string" calcext:value-type="string">
            <text:p><text:a xlink:href="https://en.wikipedia.org/wiki/Jingmen" xlink:type="simple">Jingmen</text:a></text:p>
          </table:table-cell>
          <table:table-cell office:value-type="date" office:date-value="1992-05-20" calcext:value-type="date">
            <text:p>1992-05-20</text:p>
          </table:table-cell>
        </table:table-row>
        <table:table-row table:style-name="ro4">
          <table:table-cell office:value-type="string" calcext:value-type="string">
            <text:p><text:a xlink:href="https://en.wikipedia.org/wiki/Changde" xlink:type="simple">Changde</text:a></text:p>
          </table:table-cell>
          <table:table-cell office:value-type="string" calcext:value-type="string">
            <text:p>常德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1-23" calcext:value-type="date">
            <text:p>1988-01-23</text:p>
          </table:table-cell>
        </table:table-row>
        <table:table-row table:style-name="ro3">
          <table:table-cell office:value-type="string" calcext:value-type="string">
            <text:p><text:a xlink:href="https://en.wikipedia.org/wiki/Changning,_Hunan" xlink:type="simple">Changning</text:a></text:p>
          </table:table-cell>
          <table:table-cell office:value-type="string" calcext:value-type="string">
            <text:p>常宁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Hengyang" xlink:type="simple">Hengyang</text:a></text:p>
          </table:table-cell>
          <table:table-cell office:value-type="date" office:date-value="1996-11-26" calcext:value-type="date">
            <text:p>1996-11-26</text:p>
          </table:table-cell>
        </table:table-row>
        <table:table-row table:style-name="ro4">
          <table:table-cell office:value-type="string" calcext:value-type="string">
            <text:p><text:a xlink:href="https://en.wikipedia.org/wiki/Changsha" xlink:type="simple">Changsha</text:a></text:p>
          </table:table-cell>
          <table:table-cell office:value-type="string" calcext:value-type="string">
            <text:p>长沙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Chenzhou" xlink:type="simple">Chenzhou</text:a></text:p>
          </table:table-cell>
          <table:table-cell office:value-type="string" calcext:value-type="string">
            <text:p>郴州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12-17" calcext:value-type="date">
            <text:p>1994-12-17</text:p>
          </table:table-cell>
        </table:table-row>
        <table:table-row table:style-name="ro4">
          <table:table-cell office:value-type="string" calcext:value-type="string">
            <text:p><text:a xlink:href="https://en.wikipedia.org/wiki/Hengyang" xlink:type="simple">Hengyang</text:a></text:p>
          </table:table-cell>
          <table:table-cell office:value-type="string" calcext:value-type="string">
            <text:p>衡阳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0-02-20" calcext:value-type="date">
            <text:p>1980-02-20</text:p>
          </table:table-cell>
        </table:table-row>
        <table:table-row table:style-name="ro3">
          <table:table-cell office:value-type="string" calcext:value-type="string">
            <text:p><text:a xlink:href="https://en.wikipedia.org/wiki/Hongjiang" xlink:type="simple">Hongjiang</text:a></text:p>
          </table:table-cell>
          <table:table-cell office:value-type="string" calcext:value-type="string">
            <text:p>洪江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Huaihua" xlink:type="simple">Huaihua</text:a></text:p>
          </table:table-cell>
          <table:table-cell office:value-type="date" office:date-value="1979-09-01" calcext:value-type="date">
            <text:p>1979-09-01</text:p>
          </table:table-cell>
        </table:table-row>
        <table:table-row table:style-name="ro4">
          <table:table-cell office:value-type="string" calcext:value-type="string">
            <text:p><text:a xlink:href="https://en.wikipedia.org/wiki/Huaihua" xlink:type="simple">Huaihua</text:a></text:p>
          </table:table-cell>
          <table:table-cell office:value-type="string" calcext:value-type="string">
            <text:p>怀化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11-29" calcext:value-type="date">
            <text:p>1997-11-29</text:p>
          </table:table-cell>
        </table:table-row>
        <table:table-row table:style-name="ro3">
          <table:table-cell office:value-type="string" calcext:value-type="string">
            <text:p><text:a xlink:href="https://en.wikipedia.org/wiki/Jinshi_City" xlink:type="simple">Jinshi</text:a></text:p>
          </table:table-cell>
          <table:table-cell office:value-type="string" calcext:value-type="string">
            <text:p>津市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Changde" xlink:type="simple">Changde</text:a></text:p>
          </table:table-cell>
          <table:table-cell office:value-type="date" office:date-value="1979-12-19" calcext:value-type="date">
            <text:p>1979-12-19</text:p>
          </table:table-cell>
        </table:table-row>
        <table:table-row table:style-name="ro3">
          <table:table-cell office:value-type="string" calcext:value-type="string">
            <text:p><text:a xlink:href="https://en.wikipedia.org/wiki/Jishou" xlink:type="simple">Jishou</text:a></text:p>
          </table:table-cell>
          <table:table-cell office:value-type="string" calcext:value-type="string">
            <text:p>吉首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Xiangxi_Tujia_and_Miao_Autonomous_Prefecture" xlink:type="simple">Xiangxi</text:a></text:p>
          </table:table-cell>
          <table:table-cell office:value-type="date" office:date-value="1982-08-03" calcext:value-type="date">
            <text:p>1982-08-03</text:p>
          </table:table-cell>
        </table:table-row>
        <table:table-row table:style-name="ro3">
          <table:table-cell office:value-type="string" calcext:value-type="string">
            <text:p><text:a xlink:href="https://en.wikipedia.org/wiki/Leiyang" xlink:type="simple">Leiyang</text:a></text:p>
          </table:table-cell>
          <table:table-cell office:value-type="string" calcext:value-type="string">
            <text:p>耒阳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Hengyang" xlink:type="simple">Hengyang</text:a></text:p>
          </table:table-cell>
          <table:table-cell office:value-type="date" office:date-value="1986-11-11" calcext:value-type="date">
            <text:p>1986-11-11</text:p>
          </table:table-cell>
        </table:table-row>
        <table:table-row table:style-name="ro3">
          <table:table-cell office:value-type="string" calcext:value-type="string">
            <text:p><text:a xlink:href="https://en.wikipedia.org/wiki/Lengshuijiang" xlink:type="simple">Lengshuijiang</text:a></text:p>
          </table:table-cell>
          <table:table-cell office:value-type="string" calcext:value-type="string">
            <text:p>冷水江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Loudi" xlink:type="simple">Loudi</text:a></text:p>
          </table:table-cell>
          <table:table-cell office:value-type="date" office:date-value="1983-07-13" calcext:value-type="date">
            <text:p>1983-07-13</text:p>
          </table:table-cell>
        </table:table-row>
        <table:table-row table:style-name="ro3">
          <table:table-cell office:value-type="string" calcext:value-type="string">
            <text:p><text:a xlink:href="https://en.wikipedia.org/wiki/Lianyuan" xlink:type="simple">Lianyuan</text:a></text:p>
          </table:table-cell>
          <table:table-cell office:value-type="string" calcext:value-type="string">
            <text:p>涟源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Loudi" xlink:type="simple">Loudi</text:a></text:p>
          </table:table-cell>
          <table:table-cell office:value-type="date" office:date-value="1987-06-10" calcext:value-type="date">
            <text:p>1987-06-10</text:p>
          </table:table-cell>
        </table:table-row>
        <table:table-row table:style-name="ro3">
          <table:table-cell office:value-type="string" calcext:value-type="string">
            <text:p><text:a xlink:href="https://en.wikipedia.org/wiki/Liling" xlink:type="simple">Liling</text:a></text:p>
          </table:table-cell>
          <table:table-cell office:value-type="string" calcext:value-type="string">
            <text:p>醴陵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Zhuzhou" xlink:type="simple">Zhuzhou</text:a></text:p>
          </table:table-cell>
          <table:table-cell office:value-type="date" office:date-value="1985-05-24" calcext:value-type="date">
            <text:p>1985-05-24</text:p>
          </table:table-cell>
        </table:table-row>
        <table:table-row table:style-name="ro3">
          <table:table-cell office:value-type="string" calcext:value-type="string">
            <text:p><text:a xlink:href="https://en.wikipedia.org/wiki/Linxiang_City" xlink:type="simple">Linxiang</text:a></text:p>
          </table:table-cell>
          <table:table-cell office:value-type="string" calcext:value-type="string">
            <text:p>临湘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Yueyang" xlink:type="simple">Yueyang</text:a></text:p>
          </table:table-cell>
          <table:table-cell office:value-type="date" office:date-value="1992-09-01" calcext:value-type="date">
            <text:p>1992-09-01</text:p>
          </table:table-cell>
        </table:table-row>
        <table:table-row table:style-name="ro3">
          <table:table-cell office:value-type="string" calcext:value-type="string">
            <text:p><text:a xlink:href="https://en.wikipedia.org/wiki/Liuyang" xlink:type="simple">Liuyang</text:a></text:p>
          </table:table-cell>
          <table:table-cell office:value-type="string" calcext:value-type="string">
            <text:p>浏阳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Changsha" xlink:type="simple">Changsha</text:a></text:p>
          </table:table-cell>
          <table:table-cell office:value-type="date" office:date-value="1993-01-16" calcext:value-type="date">
            <text:p>1993-01-16</text:p>
          </table:table-cell>
        </table:table-row>
        <table:table-row table:style-name="ro4">
          <table:table-cell office:value-type="string" calcext:value-type="string">
            <text:p><text:a xlink:href="https://en.wikipedia.org/wiki/Loudi" xlink:type="simple">Loudi</text:a></text:p>
          </table:table-cell>
          <table:table-cell office:value-type="string" calcext:value-type="string">
            <text:p>娄底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01-20" calcext:value-type="date">
            <text:p>1999-01-20</text:p>
          </table:table-cell>
        </table:table-row>
        <table:table-row table:style-name="ro3">
          <table:table-cell office:value-type="string" calcext:value-type="string">
            <text:p><text:a xlink:href="https://en.wikipedia.org/wiki/Miluo_City" xlink:type="simple">Miluo</text:a></text:p>
          </table:table-cell>
          <table:table-cell office:value-type="string" calcext:value-type="string">
            <text:p>汨罗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Yueyang" xlink:type="simple">Yueyang</text:a></text:p>
          </table:table-cell>
          <table:table-cell office:value-type="date" office:date-value="1987-09-23" calcext:value-type="date">
            <text:p>1987-09-23</text:p>
          </table:table-cell>
        </table:table-row>
        <table:table-row table:style-name="ro3">
          <table:table-cell office:value-type="string" calcext:value-type="string">
            <text:p><text:a xlink:href="https://en.wikipedia.org/wiki/Ningxiang" xlink:type="simple">Ningxiang</text:a></text:p>
          </table:table-cell>
          <table:table-cell office:value-type="string" calcext:value-type="string">
            <text:p>宁乡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Changsha" xlink:type="simple">Changsha</text:a></text:p>
          </table:table-cell>
          <table:table-cell office:value-type="date" office:date-value="2017-04-09" calcext:value-type="date">
            <text:p>2017-04-09</text:p>
          </table:table-cell>
        </table:table-row>
        <table:table-row table:style-name="ro3">
          <table:table-cell office:value-type="string" calcext:value-type="string">
            <text:p><text:a xlink:href="https://en.wikipedia.org/wiki/Shaoshan" xlink:type="simple">Shaoshan</text:a></text:p>
          </table:table-cell>
          <table:table-cell office:value-type="string" calcext:value-type="string">
            <text:p>韶山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Xiangtan" xlink:type="simple">Xiangtan</text:a></text:p>
          </table:table-cell>
          <table:table-cell office:value-type="date" office:date-value="1990-12-26" calcext:value-type="date">
            <text:p>1990-12-26</text:p>
          </table:table-cell>
        </table:table-row>
        <table:table-row table:style-name="ro3">
          <table:table-cell office:value-type="string" calcext:value-type="string">
            <text:p><text:a xlink:href="https://en.wikipedia.org/wiki/Shaodong" xlink:type="simple">Shaodong</text:a></text:p>
          </table:table-cell>
          <table:table-cell office:value-type="string" calcext:value-type="string">
            <text:p>邵东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Shaoyang" xlink:type="simple">Shaoyang</text:a>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4">
          <table:table-cell office:value-type="string" calcext:value-type="string">
            <text:p><text:a xlink:href="https://en.wikipedia.org/wiki/Shaoyang" xlink:type="simple">Shaoyang</text:a></text:p>
          </table:table-cell>
          <table:table-cell office:value-type="string" calcext:value-type="string">
            <text:p>邵阳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0-02-20" calcext:value-type="date">
            <text:p>1980-02-20</text:p>
          </table:table-cell>
        </table:table-row>
        <table:table-row table:style-name="ro3">
          <table:table-cell office:value-type="string" calcext:value-type="string">
            <text:p><text:a xlink:href="https://en.wikipedia.org/wiki/Wugang,_Hunan" xlink:type="simple">Wugang</text:a></text:p>
          </table:table-cell>
          <table:table-cell office:value-type="string" calcext:value-type="string">
            <text:p>武冈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Shaoyang" xlink:type="simple">Shaoyang</text:a></text:p>
          </table:table-cell>
          <table:table-cell office:value-type="date" office:date-value="1994-02-18" calcext:value-type="date">
            <text:p>1994-02-18</text:p>
          </table:table-cell>
        </table:table-row>
        <table:table-row table:style-name="ro4">
          <table:table-cell office:value-type="string" calcext:value-type="string">
            <text:p><text:a xlink:href="https://en.wikipedia.org/wiki/Xiangtan" xlink:type="simple">Xiangtan</text:a></text:p>
          </table:table-cell>
          <table:table-cell office:value-type="string" calcext:value-type="string">
            <text:p>湘潭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0-02-20" calcext:value-type="date">
            <text:p>1980-02-20</text:p>
          </table:table-cell>
        </table:table-row>
        <table:table-row table:style-name="ro3">
          <table:table-cell office:value-type="string" calcext:value-type="string">
            <text:p><text:a xlink:href="https://en.wikipedia.org/wiki/Xiangxiang" xlink:type="simple">Xiangxiang</text:a></text:p>
          </table:table-cell>
          <table:table-cell office:value-type="string" calcext:value-type="string">
            <text:p>湘乡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Xiangtan" xlink:type="simple">Xiangtan</text:a></text:p>
          </table:table-cell>
          <table:table-cell office:value-type="date" office:date-value="1986-09-12" calcext:value-type="date">
            <text:p>1986-09-12</text:p>
          </table:table-cell>
        </table:table-row>
        <table:table-row table:style-name="ro4">
          <table:table-cell office:value-type="string" calcext:value-type="string">
            <text:p><text:a xlink:href="https://en.wikipedia.org/wiki/Yiyang" xlink:type="simple">Yiyang</text:a></text:p>
          </table:table-cell>
          <table:table-cell office:value-type="string" calcext:value-type="string">
            <text:p>益阳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3-07" calcext:value-type="date">
            <text:p>1994-03-07</text:p>
          </table:table-cell>
        </table:table-row>
        <table:table-row table:style-name="ro4">
          <table:table-cell office:value-type="string" calcext:value-type="string">
            <text:p><text:a xlink:href="https://en.wikipedia.org/wiki/Yongzhou" xlink:type="simple">Yongzhou</text:a></text:p>
          </table:table-cell>
          <table:table-cell office:value-type="string" calcext:value-type="string">
            <text:p>永州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5-11-21" calcext:value-type="date">
            <text:p>1995-11-21</text:p>
          </table:table-cell>
        </table:table-row>
        <table:table-row table:style-name="ro3">
          <table:table-cell office:value-type="string" calcext:value-type="string">
            <text:p><text:a xlink:href="https://en.wikipedia.org/wiki/Yuanjiang,_Hunan" xlink:type="simple">Yuanjiang</text:a></text:p>
          </table:table-cell>
          <table:table-cell office:value-type="string" calcext:value-type="string">
            <text:p>沅江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Yiyang" xlink:type="simple">Yiyang</text:a></text:p>
          </table:table-cell>
          <table:table-cell office:value-type="date" office:date-value="1988-10-11" calcext:value-type="date">
            <text:p>1988-10-11</text:p>
          </table:table-cell>
        </table:table-row>
        <table:table-row table:style-name="ro4">
          <table:table-cell office:value-type="string" calcext:value-type="string">
            <text:p><text:a xlink:href="https://en.wikipedia.org/wiki/Yueyang" xlink:type="simple">Yueyang</text:a></text:p>
          </table:table-cell>
          <table:table-cell office:value-type="string" calcext:value-type="string">
            <text:p>岳阳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2-08" calcext:value-type="date">
            <text:p>1983-02-08</text:p>
          </table:table-cell>
        </table:table-row>
        <table:table-row table:style-name="ro4">
          <table:table-cell office:value-type="string" calcext:value-type="string">
            <text:p><text:a xlink:href="https://en.wikipedia.org/wiki/Zhangjiajie" xlink:type="simple">Zhangjiajie</text:a></text:p>
          </table:table-cell>
          <table:table-cell office:value-type="string" calcext:value-type="string">
            <text:p>张家界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5-18" calcext:value-type="date">
            <text:p>1988-05-18</text:p>
          </table:table-cell>
        </table:table-row>
        <table:table-row table:style-name="ro4">
          <table:table-cell office:value-type="string" calcext:value-type="string">
            <text:p><text:a xlink:href="https://en.wikipedia.org/wiki/Zhuzhou" xlink:type="simple">Zhuzhou</text:a></text:p>
          </table:table-cell>
          <table:table-cell office:value-type="string" calcext:value-type="string">
            <text:p>株洲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6-11-30" calcext:value-type="date">
            <text:p>1956-11-30</text:p>
          </table:table-cell>
        </table:table-row>
        <table:table-row table:style-name="ro3">
          <table:table-cell office:value-type="string" calcext:value-type="string">
            <text:p><text:a xlink:href="https://en.wikipedia.org/wiki/Zixing" xlink:type="simple">Zixing</text:a></text:p>
          </table:table-cell>
          <table:table-cell office:value-type="string" calcext:value-type="string">
            <text:p>资兴市</text:p>
          </table:table-cell>
          <table:table-cell office:value-type="string" calcext:value-type="string">
            <text:p><text:a xlink:href="https://en.wikipedia.org/wiki/Hunan" xlink:type="simple">Hunan</text:a></text:p>
          </table:table-cell>
          <table:table-cell office:value-type="string" calcext:value-type="string">
            <text:p><text:a xlink:href="https://en.wikipedia.org/wiki/Chenzhou" xlink:type="simple">Chenzhou</text:a></text:p>
          </table:table-cell>
          <table:table-cell office:value-type="date" office:date-value="1984-12-20" calcext:value-type="date">
            <text:p>1984-12-20</text:p>
          </table:table-cell>
        </table:table-row>
        <table:table-row table:style-name="ro3">
          <table:table-cell office:value-type="string" calcext:value-type="string">
            <text:p><text:a xlink:href="https://en.wikipedia.org/wiki/Arxan" xlink:type="simple">Arxan</text:a></text:p>
          </table:table-cell>
          <table:table-cell office:value-type="string" calcext:value-type="string">
            <text:p>阿尔山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inggan_League" xlink:type="simple">Hinggan</text:a></text:p>
          </table:table-cell>
          <table:table-cell office:value-type="date" office:date-value="1996-06-10" calcext:value-type="date">
            <text:p>1996-06-10</text:p>
          </table:table-cell>
        </table:table-row>
        <table:table-row table:style-name="ro4">
          <table:table-cell office:value-type="string" calcext:value-type="string">
            <text:p><text:a xlink:href="https://en.wikipedia.org/wiki/Baotou" xlink:type="simple">Baotou</text:a></text:p>
          </table:table-cell>
          <table:table-cell office:value-type="string" calcext:value-type="string">
            <text:p>包头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0-02-13" calcext:value-type="date">
            <text:p>1950-02-13</text:p>
          </table:table-cell>
        </table:table-row>
        <table:table-row table:style-name="ro4">
          <table:table-cell office:value-type="string" calcext:value-type="string">
            <text:p><text:a xlink:href="https://en.wikipedia.org/wiki/Bayannur" xlink:type="simple">Bayannur</text:a></text:p>
          </table:table-cell>
          <table:table-cell office:value-type="string" calcext:value-type="string">
            <text:p>巴彦淖尔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12-01" calcext:value-type="date">
            <text:p>2003-12-01</text:p>
          </table:table-cell>
        </table:table-row>
        <table:table-row table:style-name="ro4">
          <table:table-cell office:value-type="string" calcext:value-type="string">
            <text:p><text:a xlink:href="https://en.wikipedia.org/wiki/Chifeng" xlink:type="simple">Chifeng</text:a></text:p>
          </table:table-cell>
          <table:table-cell office:value-type="string" calcext:value-type="string">
            <text:p>赤峰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10-10" calcext:value-type="date">
            <text:p>1983-10-10</text:p>
          </table:table-cell>
        </table:table-row>
        <table:table-row table:style-name="ro3">
          <table:table-cell office:value-type="string" calcext:value-type="string">
            <text:p><text:a xlink:href="https://en.wikipedia.org/wiki/Erenhot" xlink:type="simple">Erenhot</text:a></text:p>
          </table:table-cell>
          <table:table-cell office:value-type="string" calcext:value-type="string">
            <text:p>二连浩特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Xilingol_League" xlink:type="simple">Xilingol</text:a></text:p>
          </table:table-cell>
          <table:table-cell office:value-type="date" office:date-value="1966-01-18" calcext:value-type="date">
            <text:p>1966-01-18</text:p>
          </table:table-cell>
        </table:table-row>
        <table:table-row table:style-name="ro3">
          <table:table-cell office:value-type="string" calcext:value-type="string">
            <text:p><text:a xlink:href="https://en.wikipedia.org/wiki/Ergun,_Inner_Mongolia" xlink:type="simple">Ergun</text:a></text:p>
          </table:table-cell>
          <table:table-cell office:value-type="string" calcext:value-type="string">
            <text:p>额尔古纳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ulunbuir" xlink:type="simple">Hulunbuir</text:a></text:p>
          </table:table-cell>
          <table:table-cell office:value-type="date" office:date-value="1994-07-13" calcext:value-type="date">
            <text:p>1994-07-13</text:p>
          </table:table-cell>
        </table:table-row>
        <table:table-row table:style-name="ro3">
          <table:table-cell office:value-type="string" calcext:value-type="string">
            <text:p><text:a xlink:href="https://en.wikipedia.org/wiki/Fengzhen" xlink:type="simple">Fengzhen</text:a></text:p>
          </table:table-cell>
          <table:table-cell office:value-type="string" calcext:value-type="string">
            <text:p>丰镇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Ulanqab" xlink:type="simple">Ulanqab</text:a></text:p>
          </table:table-cell>
          <table:table-cell office:value-type="date" office:date-value="1990-11-15" calcext:value-type="date">
            <text:p>1990-11-15</text:p>
          </table:table-cell>
        </table:table-row>
        <table:table-row table:style-name="ro3">
          <table:table-cell office:value-type="string" calcext:value-type="string">
            <text:p><text:a xlink:href="https://en.wikipedia.org/wiki/Genhe" xlink:type="simple">Genhe</text:a></text:p>
          </table:table-cell>
          <table:table-cell office:value-type="string" calcext:value-type="string">
            <text:p>根河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ulunbuir" xlink:type="simple">Hulunbuir</text:a></text:p>
          </table:table-cell>
          <table:table-cell office:value-type="date" office:date-value="1994-04-28" calcext:value-type="date">
            <text:p>1994-04-28</text:p>
          </table:table-cell>
        </table:table-row>
        <table:table-row table:style-name="ro4">
          <table:table-cell office:value-type="string" calcext:value-type="string">
            <text:p><text:a xlink:href="https://en.wikipedia.org/wiki/Hohhot" xlink:type="simple">Hohhot</text:a></text:p>
          </table:table-cell>
          <table:table-cell office:value-type="string" calcext:value-type="string">
            <text:p>呼和浩特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0-01-18" calcext:value-type="date">
            <text:p>1950-01-18</text:p>
          </table:table-cell>
        </table:table-row>
        <table:table-row table:style-name="ro3">
          <table:table-cell office:value-type="string" calcext:value-type="string">
            <text:p><text:a xlink:href="https://en.wikipedia.org/wiki/Holingol" xlink:type="simple">Holingol</text:a></text:p>
          </table:table-cell>
          <table:table-cell office:value-type="string" calcext:value-type="string">
            <text:p>霍林郭勒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Tongliao" xlink:type="simple">Tongliao</text:a></text:p>
          </table:table-cell>
          <table:table-cell office:value-type="date" office:date-value="1985-11-09" calcext:value-type="date">
            <text:p>1985-11-09</text:p>
          </table:table-cell>
        </table:table-row>
        <table:table-row table:style-name="ro4">
          <table:table-cell office:value-type="string" calcext:value-type="string">
            <text:p><text:a xlink:href="https://en.wikipedia.org/wiki/Hulunbuir" xlink:type="simple">Hulunbuir</text:a></text:p>
          </table:table-cell>
          <table:table-cell office:value-type="string" calcext:value-type="string">
            <text:p>呼伦贝尔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1-10-10" calcext:value-type="date">
            <text:p>2001-10-10</text:p>
          </table:table-cell>
        </table:table-row>
        <table:table-row table:style-name="ro3">
          <table:table-cell office:value-type="string" calcext:value-type="string">
            <text:p><text:a xlink:href="https://en.wikipedia.org/wiki/Manzhouli" xlink:type="simple">Manzhouli</text:a></text:p>
          </table:table-cell>
          <table:table-cell office:value-type="string" calcext:value-type="string">
            <text:p>满洲里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ulunbuir" xlink:type="simple">Hulunbuir</text:a></text:p>
          </table:table-cell>
          <table:table-cell office:value-type="date" office:date-value="1954-05-21" calcext:value-type="date">
            <text:p>1954-05-21</text:p>
          </table:table-cell>
        </table:table-row>
        <table:table-row table:style-name="ro4">
          <table:table-cell office:value-type="string" calcext:value-type="string">
            <text:p><text:a xlink:href="https://en.wikipedia.org/wiki/Ordos_City" xlink:type="simple">Ordos</text:a></text:p>
          </table:table-cell>
          <table:table-cell office:value-type="string" calcext:value-type="string">
            <text:p>鄂尔多斯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1-02-26" calcext:value-type="date">
            <text:p>2001-02-26</text:p>
          </table:table-cell>
        </table:table-row>
        <table:table-row table:style-name="ro4">
          <table:table-cell office:value-type="string" calcext:value-type="string">
            <text:p><text:a xlink:href="https://en.wikipedia.org/wiki/Tongliao" xlink:type="simple">Tongliao</text:a></text:p>
          </table:table-cell>
          <table:table-cell office:value-type="string" calcext:value-type="string">
            <text:p>通辽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01-13" calcext:value-type="date">
            <text:p>1999-01-13</text:p>
          </table:table-cell>
        </table:table-row>
        <table:table-row table:style-name="ro3">
          <table:table-cell office:value-type="string" calcext:value-type="string">
            <text:p><text:a xlink:href="https://en.wikipedia.org/wiki/Ulan_Hot" xlink:type="simple">Ulanhot</text:a></text:p>
          </table:table-cell>
          <table:table-cell office:value-type="string" calcext:value-type="string">
            <text:p>乌兰浩特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inggan_League" xlink:type="simple">Hinggan</text:a></text:p>
          </table:table-cell>
          <table:table-cell office:value-type="date" office:date-value="1980-07-26" calcext:value-type="date">
            <text:p>1980-07-26</text:p>
          </table:table-cell>
        </table:table-row>
        <table:table-row table:style-name="ro4">
          <table:table-cell office:value-type="string" calcext:value-type="string">
            <text:p><text:a xlink:href="https://en.wikipedia.org/wiki/Ulanqab" xlink:type="simple">Ulanqab</text:a></text:p>
          </table:table-cell>
          <table:table-cell office:value-type="string" calcext:value-type="string">
            <text:p>乌兰察布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12-01" calcext:value-type="date">
            <text:p>2003-12-01</text:p>
          </table:table-cell>
        </table:table-row>
        <table:table-row table:style-name="ro4">
          <table:table-cell office:value-type="string" calcext:value-type="string">
            <text:p><text:a xlink:href="https://en.wikipedia.org/wiki/Wuhai" xlink:type="simple">Wuhai</text:a></text:p>
          </table:table-cell>
          <table:table-cell office:value-type="string" calcext:value-type="string">
            <text:p>乌海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08-30" calcext:value-type="date">
            <text:p>1975-08-30</text:p>
          </table:table-cell>
        </table:table-row>
        <table:table-row table:style-name="ro3">
          <table:table-cell office:value-type="string" calcext:value-type="string">
            <text:p><text:a xlink:href="https://en.wikipedia.org/wiki/Xilinhot" xlink:type="simple">Xilinhot</text:a></text:p>
          </table:table-cell>
          <table:table-cell office:value-type="string" calcext:value-type="string">
            <text:p>锡林浩特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Xilingol_League" xlink:type="simple">Xilingol</text:a></text:p>
          </table:table-cell>
          <table:table-cell office:value-type="date" office:date-value="1983-10-10" calcext:value-type="date">
            <text:p>1983-10-10</text:p>
          </table:table-cell>
        </table:table-row>
        <table:table-row table:style-name="ro3">
          <table:table-cell office:value-type="string" calcext:value-type="string">
            <text:p><text:a xlink:href="https://en.wikipedia.org/wiki/Yakeshi" xlink:type="simple">Yakeshi</text:a></text:p>
          </table:table-cell>
          <table:table-cell office:value-type="string" calcext:value-type="string">
            <text:p>牙克石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ulunbuir" xlink:type="simple">Hulunbuir</text:a></text:p>
          </table:table-cell>
          <table:table-cell office:value-type="date" office:date-value="1983-10-10" calcext:value-type="date">
            <text:p>1983-10-10</text:p>
          </table:table-cell>
        </table:table-row>
        <table:table-row table:style-name="ro3">
          <table:table-cell office:value-type="string" calcext:value-type="string">
            <text:p><text:a xlink:href="https://en.wikipedia.org/wiki/Zhalantun" xlink:type="simple">Zhalantun</text:a></text:p>
          </table:table-cell>
          <table:table-cell office:value-type="string" calcext:value-type="string">
            <text:p>扎兰屯市</text:p>
          </table:table-cell>
          <table:table-cell office:value-type="string" calcext:value-type="string">
            <text:p><text:a xlink:href="https://en.wikipedia.org/wiki/Inner_Mongolia" xlink:type="simple">Inner Mongolia</text:a></text:p>
          </table:table-cell>
          <table:table-cell office:value-type="string" calcext:value-type="string">
            <text:p><text:a xlink:href="https://en.wikipedia.org/wiki/Hulunbuir" xlink:type="simple">Hulunbuir</text:a></text:p>
          </table:table-cell>
          <table:table-cell office:value-type="date" office:date-value="1983-10-10" calcext:value-type="date">
            <text:p>1983-10-10</text:p>
          </table:table-cell>
        </table:table-row>
        <table:table-row table:style-name="ro3">
          <table:table-cell office:value-type="string" calcext:value-type="string">
            <text:p><text:a xlink:href="https://en.wikipedia.org/wiki/Changshu" xlink:type="simple">Changshu</text:a></text:p>
          </table:table-cell>
          <table:table-cell office:value-type="string" calcext:value-type="string">
            <text:p>常熟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Suzhou" xlink:type="simple">Suzhou</text:a></text:p>
          </table:table-cell>
          <table:table-cell office:value-type="date" office:date-value="1983-01-18" calcext:value-type="date">
            <text:p>1983-01-18</text:p>
          </table:table-cell>
        </table:table-row>
        <table:table-row table:style-name="ro4">
          <table:table-cell office:value-type="string" calcext:value-type="string">
            <text:p><text:a xlink:href="https://en.wikipedia.org/wiki/Changzhou" xlink:type="simple">Changzhou</text:a></text:p>
          </table:table-cell>
          <table:table-cell office:value-type="string" calcext:value-type="string">
            <text:p>常州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2-06-25" calcext:value-type="date">
            <text:p>1962-06-25</text:p>
          </table:table-cell>
        </table:table-row>
        <table:table-row table:style-name="ro3">
          <table:table-cell office:value-type="string" calcext:value-type="string">
            <text:p><text:a xlink:href="https://en.wikipedia.org/wiki/Danyang,_Jiangsu" xlink:type="simple">Danyang</text:a></text:p>
          </table:table-cell>
          <table:table-cell office:value-type="string" calcext:value-type="string">
            <text:p>丹阳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Zhenjiang" xlink:type="simple">Zhenjiang</text:a></text:p>
          </table:table-cell>
          <table:table-cell office:value-type="date" office:date-value="1987-12-15" calcext:value-type="date">
            <text:p>1987-12-15</text:p>
          </table:table-cell>
        </table:table-row>
        <table:table-row table:style-name="ro3">
          <table:table-cell office:value-type="string" calcext:value-type="string">
            <text:p><text:a xlink:href="https://en.wikipedia.org/wiki/Dongtai" xlink:type="simple">Dongtai</text:a></text:p>
          </table:table-cell>
          <table:table-cell office:value-type="string" calcext:value-type="string">
            <text:p>东台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Yancheng" xlink:type="simple">Yancheng</text:a></text:p>
          </table:table-cell>
          <table:table-cell office:value-type="date" office:date-value="1987-12-17" calcext:value-type="date">
            <text:p>1987-12-17</text:p>
          </table:table-cell>
        </table:table-row>
        <table:table-row table:style-name="ro3">
          <table:table-cell office:value-type="string" calcext:value-type="string">
            <text:p><text:a xlink:href="https://en.wikipedia.org/wiki/Gaoyou" xlink:type="simple">Gaoyou</text:a></text:p>
          </table:table-cell>
          <table:table-cell office:value-type="string" calcext:value-type="string">
            <text:p>高邮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Yangzhou" xlink:type="simple">Yangzhou</text:a></text:p>
          </table:table-cell>
          <table:table-cell office:value-type="date" office:date-value="1991-02-06" calcext:value-type="date">
            <text:p>1991-02-06</text:p>
          </table:table-cell>
        </table:table-row>
        <table:table-row table:style-name="ro3">
          <table:table-cell office:value-type="string" calcext:value-type="string">
            <text:p><text:a xlink:href="https://en.wikipedia.org/wiki/Hai%27an,_Jiangsu" xlink:type="simple">Hai'an</text:a></text:p>
          </table:table-cell>
          <table:table-cell office:value-type="string" calcext:value-type="string">
            <text:p>海安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Nantong" xlink:type="simple">Nantong</text:a></text:p>
          </table:table-cell>
          <table:table-cell office:value-type="date" office:date-value="2018-02-22" calcext:value-type="date">
            <text:p>2018-02-22</text:p>
          </table:table-cell>
        </table:table-row>
        <table:table-row table:style-name="ro4">
          <table:table-cell office:value-type="string" calcext:value-type="string">
            <text:p><text:a xlink:href="https://en.wikipedia.org/wiki/Huai%27an" xlink:type="simple">Huai'an</text:a></text:p>
          </table:table-cell>
          <table:table-cell office:value-type="string" calcext:value-type="string">
            <text:p>淮安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1-18" calcext:value-type="date">
            <text:p>1983-01-18</text:p>
          </table:table-cell>
        </table:table-row>
        <table:table-row table:style-name="ro3">
          <table:table-cell office:value-type="string" calcext:value-type="string">
            <text:p><text:a xlink:href="https://en.wikipedia.org/wiki/Jiangyin" xlink:type="simple">Jiangyin</text:a></text:p>
          </table:table-cell>
          <table:table-cell office:value-type="string" calcext:value-type="string">
            <text:p>江阴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Wuxi" xlink:type="simple">Wuxi</text:a></text:p>
          </table:table-cell>
          <table:table-cell office:value-type="date" office:date-value="1987-04-23" calcext:value-type="date">
            <text:p>1987-04-23</text:p>
          </table:table-cell>
        </table:table-row>
        <table:table-row table:style-name="ro3">
          <table:table-cell office:value-type="string" calcext:value-type="string">
            <text:p><text:a xlink:href="https://en.wikipedia.org/wiki/Jingjiang" xlink:type="simple">Jingjiang</text:a></text:p>
          </table:table-cell>
          <table:table-cell office:value-type="string" calcext:value-type="string">
            <text:p>靖江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Taizhou,_Jiangsu" xlink:type="simple">Taizhou</text:a></text:p>
          </table:table-cell>
          <table:table-cell office:value-type="date" office:date-value="1993-07-14" calcext:value-type="date">
            <text:p>1993-07-14</text:p>
          </table:table-cell>
        </table:table-row>
        <table:table-row table:style-name="ro3">
          <table:table-cell office:value-type="string" calcext:value-type="string">
            <text:p><text:a xlink:href="https://en.wikipedia.org/wiki/Jurong,_Jiangsu" xlink:type="simple">Jurong</text:a></text:p>
          </table:table-cell>
          <table:table-cell office:value-type="string" calcext:value-type="string">
            <text:p>句容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Zhenjiang" xlink:type="simple">Zhenjiang</text:a></text:p>
          </table:table-cell>
          <table:table-cell office:value-type="date" office:date-value="1995-04-06" calcext:value-type="date">
            <text:p>1995-04-06</text:p>
          </table:table-cell>
        </table:table-row>
        <table:table-row table:style-name="ro3">
          <table:table-cell office:value-type="string" calcext:value-type="string">
            <text:p><text:a xlink:href="https://en.wikipedia.org/wiki/Liyang" xlink:type="simple">Liyang</text:a></text:p>
          </table:table-cell>
          <table:table-cell office:value-type="string" calcext:value-type="string">
            <text:p>溧阳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Changzhou" xlink:type="simple">Changzhou</text:a></text:p>
          </table:table-cell>
          <table:table-cell office:value-type="date" office:date-value="1990-08-15" calcext:value-type="date">
            <text:p>1990-08-15</text:p>
          </table:table-cell>
        </table:table-row>
        <table:table-row table:style-name="ro4">
          <table:table-cell office:value-type="string" calcext:value-type="string">
            <text:p><text:a xlink:href="https://en.wikipedia.org/wiki/Lianyungang" xlink:type="simple">Lianyungang</text:a></text:p>
          </table:table-cell>
          <table:table-cell office:value-type="string" calcext:value-type="string">
            <text:p>连云港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2-06-25" calcext:value-type="date">
            <text:p>1962-06-25</text:p>
          </table:table-cell>
        </table:table-row>
        <table:table-row table:style-name="ro3">
          <table:table-cell office:value-type="string" calcext:value-type="string">
            <text:p><text:a xlink:href="https://en.wikipedia.org/wiki/Kunshan" xlink:type="simple">Kunshan</text:a></text:p>
          </table:table-cell>
          <table:table-cell office:value-type="string" calcext:value-type="string">
            <text:p>昆山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Suzhou" xlink:type="simple">Suzhou</text:a></text:p>
          </table:table-cell>
          <table:table-cell office:value-type="date" office:date-value="1989-07-27" calcext:value-type="date">
            <text:p>1989-07-27</text:p>
          </table:table-cell>
        </table:table-row>
        <table:table-row table:style-name="ro4">
          <table:table-cell office:value-type="string" calcext:value-type="string">
            <text:p><text:a xlink:href="https://en.wikipedia.org/wiki/Nanjing" xlink:type="simple">Nanjing</text:a></text:p>
          </table:table-cell>
          <table:table-cell office:value-type="string" calcext:value-type="string">
            <text:p>南京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3-12-17" calcext:value-type="date">
            <text:p>1953-12-17</text:p>
          </table:table-cell>
        </table:table-row>
        <table:table-row table:style-name="ro4">
          <table:table-cell office:value-type="string" calcext:value-type="string">
            <text:p><text:a xlink:href="https://en.wikipedia.org/wiki/Nantong" xlink:type="simple">Nantong</text:a></text:p>
          </table:table-cell>
          <table:table-cell office:value-type="string" calcext:value-type="string">
            <text:p>南通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2-06-25" calcext:value-type="date">
            <text:p>1962-06-25</text:p>
          </table:table-cell>
        </table:table-row>
        <table:table-row table:style-name="ro3">
          <table:table-cell office:value-type="string" calcext:value-type="string">
            <text:p><text:a xlink:href="https://en.wikipedia.org/wiki/Pizhou" xlink:type="simple">Pizhou</text:a></text:p>
          </table:table-cell>
          <table:table-cell office:value-type="string" calcext:value-type="string">
            <text:p>邳州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Xuzhou" xlink:type="simple">Xuzhou</text:a></text:p>
          </table:table-cell>
          <table:table-cell office:value-type="date" office:date-value="1992-07-07" calcext:value-type="date">
            <text:p>1992-07-07</text:p>
          </table:table-cell>
        </table:table-row>
        <table:table-row table:style-name="ro3">
          <table:table-cell office:value-type="string" calcext:value-type="string">
            <text:p><text:a xlink:href="https://en.wikipedia.org/wiki/Qidong_City" xlink:type="simple">Qidong</text:a></text:p>
          </table:table-cell>
          <table:table-cell office:value-type="string" calcext:value-type="string">
            <text:p>启东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Nantong" xlink:type="simple">Nantong</text:a></text:p>
          </table:table-cell>
          <table:table-cell office:value-type="date" office:date-value="1989-11-13" calcext:value-type="date">
            <text:p>1989-11-13</text:p>
          </table:table-cell>
        </table:table-row>
        <table:table-row table:style-name="ro3">
          <table:table-cell office:value-type="string" calcext:value-type="string">
            <text:p><text:a xlink:href="https://en.wikipedia.org/wiki/Rugao" xlink:type="simple">Rugao</text:a></text:p>
          </table:table-cell>
          <table:table-cell office:value-type="string" calcext:value-type="string">
            <text:p>如皋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Nantong" xlink:type="simple">Nantong</text:a></text:p>
          </table:table-cell>
          <table:table-cell office:value-type="date" office:date-value="1991-02-06" calcext:value-type="date">
            <text:p>1991-02-06</text:p>
          </table:table-cell>
        </table:table-row>
        <table:table-row table:style-name="ro4">
          <table:table-cell office:value-type="string" calcext:value-type="string">
            <text:p><text:a xlink:href="https://en.wikipedia.org/wiki/Suqian" xlink:type="simple">Suqian</text:a></text:p>
          </table:table-cell>
          <table:table-cell office:value-type="string" calcext:value-type="string">
            <text:p>宿迁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07-19" calcext:value-type="date">
            <text:p>1996-07-19</text:p>
          </table:table-cell>
        </table:table-row>
        <table:table-row table:style-name="ro4">
          <table:table-cell office:value-type="string" calcext:value-type="string">
            <text:p><text:a xlink:href="https://en.wikipedia.org/wiki/Suzhou" xlink:type="simple">Suzhou</text:a></text:p>
          </table:table-cell>
          <table:table-cell office:value-type="string" calcext:value-type="string">
            <text:p>苏州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2-06-25" calcext:value-type="date">
            <text:p>1962-06-25</text:p>
          </table:table-cell>
        </table:table-row>
        <table:table-row table:style-name="ro3">
          <table:table-cell office:value-type="string" calcext:value-type="string">
            <text:p><text:a xlink:href="https://en.wikipedia.org/wiki/Taicang" xlink:type="simple">Taicang</text:a></text:p>
          </table:table-cell>
          <table:table-cell office:value-type="string" calcext:value-type="string">
            <text:p>太仓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Suzhou" xlink:type="simple">Suzhou</text:a></text:p>
          </table:table-cell>
          <table:table-cell office:value-type="date" office:date-value="1993-01-08" calcext:value-type="date">
            <text:p>1993-01-08</text:p>
          </table:table-cell>
        </table:table-row>
        <table:table-row table:style-name="ro3">
          <table:table-cell office:value-type="string" calcext:value-type="string">
            <text:p><text:a xlink:href="https://en.wikipedia.org/wiki/Taixing" xlink:type="simple">Taixing</text:a></text:p>
          </table:table-cell>
          <table:table-cell office:value-type="string" calcext:value-type="string">
            <text:p>泰兴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Taizhou,_Jiangsu" xlink:type="simple">Taizhou</text:a></text:p>
          </table:table-cell>
          <table:table-cell office:value-type="date" office:date-value="1992-09-21" calcext:value-type="date">
            <text:p>1992-09-21</text:p>
          </table:table-cell>
        </table:table-row>
        <table:table-row table:style-name="ro4">
          <table:table-cell office:value-type="string" calcext:value-type="string">
            <text:p><text:a xlink:href="https://en.wikipedia.org/wiki/Taizhou,_Jiangsu" xlink:type="simple">Taizhou</text:a></text:p>
          </table:table-cell>
          <table:table-cell office:value-type="string" calcext:value-type="string">
            <text:p>泰州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07-19" calcext:value-type="date">
            <text:p>1996-07-19</text:p>
          </table:table-cell>
        </table:table-row>
        <table:table-row table:style-name="ro4">
          <table:table-cell office:value-type="string" calcext:value-type="string">
            <text:p><text:a xlink:href="https://en.wikipedia.org/wiki/Wuxi" xlink:type="simple">Wuxi</text:a></text:p>
          </table:table-cell>
          <table:table-cell office:value-type="string" calcext:value-type="string">
            <text:p>无锡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Xinghua,_Jiangsu" xlink:type="simple">Xinghua</text:a></text:p>
          </table:table-cell>
          <table:table-cell office:value-type="string" calcext:value-type="string">
            <text:p>兴化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Taizhou,_Jiangsu" xlink:type="simple">Taizhou</text:a></text:p>
          </table:table-cell>
          <table:table-cell office:value-type="date" office:date-value="1987-12-22" calcext:value-type="date">
            <text:p>1987-12-22</text:p>
          </table:table-cell>
        </table:table-row>
        <table:table-row table:style-name="ro3">
          <table:table-cell office:value-type="string" calcext:value-type="string">
            <text:p><text:a xlink:href="https://en.wikipedia.org/wiki/Xinyi,_Jiangsu" xlink:type="simple">Xinyi</text:a></text:p>
          </table:table-cell>
          <table:table-cell office:value-type="string" calcext:value-type="string">
            <text:p>新沂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Xuzhou" xlink:type="simple">Xuzhou</text:a></text:p>
          </table:table-cell>
          <table:table-cell office:value-type="date" office:date-value="1990-02-05" calcext:value-type="date">
            <text:p>1990-02-05</text:p>
          </table:table-cell>
        </table:table-row>
        <table:table-row table:style-name="ro4">
          <table:table-cell office:value-type="string" calcext:value-type="string">
            <text:p><text:a xlink:href="https://en.wikipedia.org/wiki/Xuzhou" xlink:type="simple">Xuzhou</text:a></text:p>
          </table:table-cell>
          <table:table-cell office:value-type="string" calcext:value-type="string">
            <text:p>徐州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2-06-25" calcext:value-type="date">
            <text:p>1962-06-25</text:p>
          </table:table-cell>
        </table:table-row>
        <table:table-row table:style-name="ro4">
          <table:table-cell office:value-type="string" calcext:value-type="string">
            <text:p><text:a xlink:href="https://en.wikipedia.org/wiki/Yancheng" xlink:type="simple">Yancheng</text:a></text:p>
          </table:table-cell>
          <table:table-cell office:value-type="string" calcext:value-type="string">
            <text:p>盐城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1-18" calcext:value-type="date">
            <text:p>1983-01-18</text:p>
          </table:table-cell>
        </table:table-row>
        <table:table-row table:style-name="ro3">
          <table:table-cell office:value-type="string" calcext:value-type="string">
            <text:p><text:a xlink:href="https://en.wikipedia.org/wiki/Yangzhong" xlink:type="simple">Yangzhong</text:a></text:p>
          </table:table-cell>
          <table:table-cell office:value-type="string" calcext:value-type="string">
            <text:p>扬中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Zhenjiang" xlink:type="simple">Zhenjiang</text:a></text:p>
          </table:table-cell>
          <table:table-cell office:value-type="date" office:date-value="1994-05-18" calcext:value-type="date">
            <text:p>1994-05-18</text:p>
          </table:table-cell>
        </table:table-row>
        <table:table-row table:style-name="ro4">
          <table:table-cell office:value-type="string" calcext:value-type="string">
            <text:p><text:a xlink:href="https://en.wikipedia.org/wiki/Yangzhou" xlink:type="simple">Yangzhou</text:a></text:p>
          </table:table-cell>
          <table:table-cell office:value-type="string" calcext:value-type="string">
            <text:p>扬州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1-18" calcext:value-type="date">
            <text:p>1983-01-18</text:p>
          </table:table-cell>
        </table:table-row>
        <table:table-row table:style-name="ro3">
          <table:table-cell office:value-type="string" calcext:value-type="string">
            <text:p><text:a xlink:href="https://en.wikipedia.org/wiki/Yixing" xlink:type="simple">Yixing</text:a></text:p>
          </table:table-cell>
          <table:table-cell office:value-type="string" calcext:value-type="string">
            <text:p>宜兴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Wuxi" xlink:type="simple">Wuxi</text:a></text:p>
          </table:table-cell>
          <table:table-cell office:value-type="date" office:date-value="1988-01-09" calcext:value-type="date">
            <text:p>1988-01-09</text:p>
          </table:table-cell>
        </table:table-row>
        <table:table-row table:style-name="ro3">
          <table:table-cell office:value-type="string" calcext:value-type="string">
            <text:p><text:a xlink:href="https://en.wikipedia.org/wiki/Yizheng" xlink:type="simple">Yizheng</text:a></text:p>
          </table:table-cell>
          <table:table-cell office:value-type="string" calcext:value-type="string">
            <text:p>仪征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Yangzhou" xlink:type="simple">Yangzhou</text:a></text:p>
          </table:table-cell>
          <table:table-cell office:value-type="date" office:date-value="1986-04-21" calcext:value-type="date">
            <text:p>1986-04-21</text:p>
          </table:table-cell>
        </table:table-row>
        <table:table-row table:style-name="ro3">
          <table:table-cell office:value-type="string" calcext:value-type="string">
            <text:p><text:a xlink:href="https://en.wikipedia.org/wiki/Zhangjiagang" xlink:type="simple">Zhangjiagang</text:a></text:p>
          </table:table-cell>
          <table:table-cell office:value-type="string" calcext:value-type="string">
            <text:p>张家港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office:value-type="string" calcext:value-type="string">
            <text:p><text:a xlink:href="https://en.wikipedia.org/wiki/Suzhou" xlink:type="simple">Suzhou</text:a></text:p>
          </table:table-cell>
          <table:table-cell office:value-type="date" office:date-value="1986-09-16" calcext:value-type="date">
            <text:p>1986-09-16</text:p>
          </table:table-cell>
        </table:table-row>
        <table:table-row table:style-name="ro4">
          <table:table-cell office:value-type="string" calcext:value-type="string">
            <text:p><text:a xlink:href="https://en.wikipedia.org/wiki/Zhenjiang" xlink:type="simple">Zhenjiang</text:a></text:p>
          </table:table-cell>
          <table:table-cell office:value-type="string" calcext:value-type="string">
            <text:p>镇江市</text:p>
          </table:table-cell>
          <table:table-cell office:value-type="string" calcext:value-type="string">
            <text:p><text:a xlink:href="https://en.wikipedia.org/wiki/Jiangsu" xlink:type="simple">Jiangsu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1-18" calcext:value-type="date">
            <text:p>1983-01-18</text:p>
          </table:table-cell>
        </table:table-row>
        <table:table-row table:style-name="ro3">
          <table:table-cell office:value-type="string" calcext:value-type="string">
            <text:p><text:a xlink:href="https://en.wikipedia.org/wiki/Dexing,_Jiangxi" xlink:type="simple">Dexing</text:a></text:p>
          </table:table-cell>
          <table:table-cell office:value-type="string" calcext:value-type="string">
            <text:p>德兴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Shangrao" xlink:type="simple">Shangrao</text:a></text:p>
          </table:table-cell>
          <table:table-cell office:value-type="date" office:date-value="1990-12-26" calcext:value-type="date">
            <text:p>1990-12-26</text:p>
          </table:table-cell>
        </table:table-row>
        <table:table-row table:style-name="ro3">
          <table:table-cell office:value-type="string" calcext:value-type="string">
            <text:p><text:a xlink:href="https://en.wikipedia.org/wiki/Fengcheng,_Jiangxi" xlink:type="simple">Fengcheng</text:a></text:p>
          </table:table-cell>
          <table:table-cell office:value-type="string" calcext:value-type="string">
            <text:p>丰城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Yichun,_Jiangxi" xlink:type="simple">Yichun</text:a></text:p>
          </table:table-cell>
          <table:table-cell office:value-type="date" office:date-value="1988-10-04" calcext:value-type="date">
            <text:p>1988-10-04</text:p>
          </table:table-cell>
        </table:table-row>
        <table:table-row table:style-name="ro4">
          <table:table-cell office:value-type="string" calcext:value-type="string">
            <text:p><text:a xlink:href="https://en.wikipedia.org/wiki/Fuzhou,_Jiangxi" xlink:type="simple">Fuzhou</text:a></text:p>
          </table:table-cell>
          <table:table-cell office:value-type="string" calcext:value-type="string">
            <text:p>抚州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3" calcext:value-type="date">
            <text:p>2000-06-23</text:p>
          </table:table-cell>
        </table:table-row>
        <table:table-row table:style-name="ro4">
          <table:table-cell office:value-type="string" calcext:value-type="string">
            <text:p><text:a xlink:href="https://en.wikipedia.org/wiki/Ganzhou" xlink:type="simple">Ganzhou</text:a></text:p>
          </table:table-cell>
          <table:table-cell office:value-type="string" calcext:value-type="string">
            <text:p>赣州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8-12-24" calcext:value-type="date">
            <text:p>1998-12-24</text:p>
          </table:table-cell>
        </table:table-row>
        <table:table-row table:style-name="ro3">
          <table:table-cell office:value-type="string" calcext:value-type="string">
            <text:p><text:a xlink:href="https://en.wikipedia.org/wiki/Gao%27an" xlink:type="simple">Gao'an</text:a></text:p>
          </table:table-cell>
          <table:table-cell office:value-type="string" calcext:value-type="string">
            <text:p>高安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Yichun,_Jiangxi" xlink:type="simple">Yichun</text:a></text:p>
          </table:table-cell>
          <table:table-cell office:value-type="date" office:date-value="1993-12-08" calcext:value-type="date">
            <text:p>1993-12-08</text:p>
          </table:table-cell>
        </table:table-row>
        <table:table-row table:style-name="ro3">
          <table:table-cell office:value-type="string" calcext:value-type="string">
            <text:p><text:a xlink:href="https://en.wikipedia.org/wiki/Gongqingcheng" xlink:type="simple">Gongqingcheng</text:a></text:p>
          </table:table-cell>
          <table:table-cell office:value-type="string" calcext:value-type="string">
            <text:p>共青城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Jiujiang" xlink:type="simple">Jiujiang</text:a></text:p>
          </table:table-cell>
          <table:table-cell office:value-type="date" office:date-value="2010-09-10" calcext:value-type="date">
            <text:p>2010-09-10</text:p>
          </table:table-cell>
        </table:table-row>
        <table:table-row table:style-name="ro3">
          <table:table-cell office:value-type="string" calcext:value-type="string">
            <text:p><text:a xlink:href="https://en.wikipedia.org/wiki/Guixi" xlink:type="simple">Guixi</text:a></text:p>
          </table:table-cell>
          <table:table-cell office:value-type="string" calcext:value-type="string">
            <text:p>贵溪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Yingtan" xlink:type="simple">Yingtan</text:a></text:p>
          </table:table-cell>
          <table:table-cell office:value-type="date" office:date-value="1996-05-28" calcext:value-type="date">
            <text:p>1996-05-28</text:p>
          </table:table-cell>
        </table:table-row>
        <table:table-row table:style-name="ro4">
          <table:table-cell office:value-type="string" calcext:value-type="string">
            <text:p><text:a xlink:href="https://en.wikipedia.org/wiki/Ji%27an,_Jiangxi" xlink:type="simple">Ji'an</text:a></text:p>
          </table:table-cell>
          <table:table-cell office:value-type="string" calcext:value-type="string">
            <text:p>吉安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5-11" calcext:value-type="date">
            <text:p>2000-05-11</text:p>
          </table:table-cell>
        </table:table-row>
        <table:table-row table:style-name="ro4">
          <table:table-cell office:value-type="string" calcext:value-type="string">
            <text:p><text:a xlink:href="https://en.wikipedia.org/wiki/Jingdezhen" xlink:type="simple">Jingdezhen</text:a></text:p>
          </table:table-cell>
          <table:table-cell office:value-type="string" calcext:value-type="string">
            <text:p>景德镇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3-06-15" calcext:value-type="date">
            <text:p>1953-06-15</text:p>
          </table:table-cell>
        </table:table-row>
        <table:table-row table:style-name="ro3">
          <table:table-cell office:value-type="string" calcext:value-type="string">
            <text:p><text:a xlink:href="https://en.wikipedia.org/wiki/Jinggangshan_City" xlink:type="simple">Jinggangshan</text:a></text:p>
          </table:table-cell>
          <table:table-cell office:value-type="string" calcext:value-type="string">
            <text:p>井冈山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Ji%27an,_Jiangxi" xlink:type="simple">Ji'an</text:a></text:p>
          </table:table-cell>
          <table:table-cell office:value-type="date" office:date-value="1984-12-13" calcext:value-type="date">
            <text:p>1984-12-13</text:p>
          </table:table-cell>
        </table:table-row>
        <table:table-row table:style-name="ro4">
          <table:table-cell office:value-type="string" calcext:value-type="string">
            <text:p><text:a xlink:href="https://en.wikipedia.org/wiki/Jiujiang" xlink:type="simple">Jiujiang</text:a></text:p>
          </table:table-cell>
          <table:table-cell office:value-type="string" calcext:value-type="string">
            <text:p>九江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0-03-28" calcext:value-type="date">
            <text:p>1980-03-28</text:p>
          </table:table-cell>
        </table:table-row>
        <table:table-row table:style-name="ro3">
          <table:table-cell office:value-type="string" calcext:value-type="string">
            <text:p><text:a xlink:href="https://en.wikipedia.org/wiki/Leping" xlink:type="simple">Leping</text:a></text:p>
          </table:table-cell>
          <table:table-cell office:value-type="string" calcext:value-type="string">
            <text:p>乐平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Jingdezhen" xlink:type="simple">Jingdezhen</text:a></text:p>
          </table:table-cell>
          <table:table-cell office:value-type="date" office:date-value="1992-07-27" calcext:value-type="date">
            <text:p>1992-07-27</text:p>
          </table:table-cell>
        </table:table-row>
        <table:table-row table:style-name="ro3">
          <table:table-cell office:value-type="string" calcext:value-type="string">
            <text:p><text:a xlink:href="https://en.wikipedia.org/wiki/Longnan,_Jiangxi" xlink:type="simple">Longnan</text:a></text:p>
          </table:table-cell>
          <table:table-cell office:value-type="string" calcext:value-type="string">
            <text:p>龙南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Ganzhou" xlink:type="simple">Ganzhou</text:a></text:p>
          </table:table-cell>
          <table:table-cell office:value-type="date" office:date-value="2020-06-12" calcext:value-type="date">
            <text:p>2020-06-12</text:p>
          </table:table-cell>
        </table:table-row>
        <table:table-row table:style-name="ro3">
          <table:table-cell office:value-type="string" calcext:value-type="string">
            <text:p><text:a xlink:href="https://en.wikipedia.org/wiki/Lushan_City" xlink:type="simple">Lushan</text:a></text:p>
          </table:table-cell>
          <table:table-cell office:value-type="string" calcext:value-type="string">
            <text:p>庐山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Jiujiang" xlink:type="simple">Jiujiang</text:a></text:p>
          </table:table-cell>
          <table:table-cell office:value-type="date" office:date-value="2016-03-20" calcext:value-type="date">
            <text:p>2016-03-20</text:p>
          </table:table-cell>
        </table:table-row>
        <table:table-row table:style-name="ro4">
          <table:table-cell office:value-type="string" calcext:value-type="string">
            <text:p><text:a xlink:href="https://en.wikipedia.org/wiki/Nanchang" xlink:type="simple">Nanchang</text:a></text:p>
          </table:table-cell>
          <table:table-cell office:value-type="string" calcext:value-type="string">
            <text:p>南昌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Pingxiang" xlink:type="simple">Pingxiang</text:a></text:p>
          </table:table-cell>
          <table:table-cell office:value-type="string" calcext:value-type="string">
            <text:p>萍乡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0-03-10" calcext:value-type="date">
            <text:p>1970-03-10</text:p>
          </table:table-cell>
        </table:table-row>
        <table:table-row table:style-name="ro3">
          <table:table-cell office:value-type="string" calcext:value-type="string">
            <text:p><text:a xlink:href="https://en.wikipedia.org/wiki/Ruichang" xlink:type="simple">Ruichang</text:a></text:p>
          </table:table-cell>
          <table:table-cell office:value-type="string" calcext:value-type="string">
            <text:p>瑞昌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Jiujiang" xlink:type="simple">Jiujiang</text:a></text:p>
          </table:table-cell>
          <table:table-cell office:value-type="date" office:date-value="1989-12-20" calcext:value-type="date">
            <text:p>1989-12-20</text:p>
          </table:table-cell>
        </table:table-row>
        <table:table-row table:style-name="ro3">
          <table:table-cell office:value-type="string" calcext:value-type="string">
            <text:p><text:a xlink:href="https://en.wikipedia.org/wiki/Ruijin" xlink:type="simple">Ruijin</text:a></text:p>
          </table:table-cell>
          <table:table-cell office:value-type="string" calcext:value-type="string">
            <text:p>瑞金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Ganzhou" xlink:type="simple">Ganzhou</text:a></text:p>
          </table:table-cell>
          <table:table-cell office:value-type="date" office:date-value="1994-05-18" calcext:value-type="date">
            <text:p>1994-05-18</text:p>
          </table:table-cell>
        </table:table-row>
        <table:table-row table:style-name="ro4">
          <table:table-cell office:value-type="string" calcext:value-type="string">
            <text:p><text:a xlink:href="https://en.wikipedia.org/wiki/Shangrao" xlink:type="simple">Shangrao</text:a></text:p>
          </table:table-cell>
          <table:table-cell office:value-type="string" calcext:value-type="string">
            <text:p>上饶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3" calcext:value-type="date">
            <text:p>2000-06-23</text:p>
          </table:table-cell>
        </table:table-row>
        <table:table-row table:style-name="ro4">
          <table:table-cell office:value-type="string" calcext:value-type="string">
            <text:p><text:a xlink:href="https://en.wikipedia.org/wiki/Xinyu" xlink:type="simple">Xinyu</text:a></text:p>
          </table:table-cell>
          <table:table-cell office:value-type="string" calcext:value-type="string">
            <text:p>新余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7-27" calcext:value-type="date">
            <text:p>1983-07-27</text:p>
          </table:table-cell>
        </table:table-row>
        <table:table-row table:style-name="ro4">
          <table:table-cell office:value-type="string" calcext:value-type="string">
            <text:p><text:a xlink:href="https://en.wikipedia.org/wiki/Yichun,_Jiangxi" xlink:type="simple">Yichun</text:a></text:p>
          </table:table-cell>
          <table:table-cell office:value-type="string" calcext:value-type="string">
            <text:p>宜春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5-22" calcext:value-type="date">
            <text:p>2000-05-22</text:p>
          </table:table-cell>
        </table:table-row>
        <table:table-row table:style-name="ro4">
          <table:table-cell office:value-type="string" calcext:value-type="string">
            <text:p><text:a xlink:href="https://en.wikipedia.org/wiki/Yingtan" xlink:type="simple">Yingtan</text:a></text:p>
          </table:table-cell>
          <table:table-cell office:value-type="string" calcext:value-type="string">
            <text:p>鹰潭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7-27" calcext:value-type="date">
            <text:p>1983-07-27</text:p>
          </table:table-cell>
        </table:table-row>
        <table:table-row table:style-name="ro3">
          <table:table-cell office:value-type="string" calcext:value-type="string">
            <text:p><text:a xlink:href="https://en.wikipedia.org/wiki/Zhangshu" xlink:type="simple">Zhangshu</text:a></text:p>
          </table:table-cell>
          <table:table-cell office:value-type="string" calcext:value-type="string">
            <text:p>樟树市</text:p>
          </table:table-cell>
          <table:table-cell office:value-type="string" calcext:value-type="string">
            <text:p><text:a xlink:href="https://en.wikipedia.org/wiki/Jiangxi" xlink:type="simple">Jiangxi</text:a></text:p>
          </table:table-cell>
          <table:table-cell office:value-type="string" calcext:value-type="string">
            <text:p><text:a xlink:href="https://en.wikipedia.org/wiki/Yichun,_Jiangxi" xlink:type="simple">Yichun</text:a></text:p>
          </table:table-cell>
          <table:table-cell office:value-type="date" office:date-value="1988-10-13" calcext:value-type="date">
            <text:p>1988-10-13</text:p>
          </table:table-cell>
        </table:table-row>
        <table:table-row table:style-name="ro4">
          <table:table-cell office:value-type="string" calcext:value-type="string">
            <text:p><text:a xlink:href="https://en.wikipedia.org/wiki/Baicheng" xlink:type="simple">Baicheng</text:a></text:p>
          </table:table-cell>
          <table:table-cell office:value-type="string" calcext:value-type="string">
            <text:p>白城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3-06-14" calcext:value-type="date">
            <text:p>1993-06-14</text:p>
          </table:table-cell>
        </table:table-row>
        <table:table-row table:style-name="ro4">
          <table:table-cell office:value-type="string" calcext:value-type="string">
            <text:p><text:a xlink:href="https://en.wikipedia.org/wiki/Baishan" xlink:type="simple">Baishan</text:a></text:p>
          </table:table-cell>
          <table:table-cell office:value-type="string" calcext:value-type="string">
            <text:p>白山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04" calcext:value-type="date">
            <text:p>1985-02-04</text:p>
          </table:table-cell>
        </table:table-row>
        <table:table-row table:style-name="ro4">
          <table:table-cell office:value-type="string" calcext:value-type="string">
            <text:p><text:a xlink:href="https://en.wikipedia.org/wiki/Changchun" xlink:type="simple">Changchun</text:a></text:p>
          </table:table-cell>
          <table:table-cell office:value-type="string" calcext:value-type="string">
            <text:p>长春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3">
          <table:table-cell office:value-type="string" calcext:value-type="string">
            <text:p><text:a xlink:href="https://en.wikipedia.org/wiki/Da%27an,_Jilin" xlink:type="simple">Da'an</text:a></text:p>
          </table:table-cell>
          <table:table-cell office:value-type="string" calcext:value-type="string">
            <text:p>大安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Baicheng" xlink:type="simple">Baicheng</text:a></text:p>
          </table:table-cell>
          <table:table-cell office:value-type="date" office:date-value="1988-08-30" calcext:value-type="date">
            <text:p>1988-08-30</text:p>
          </table:table-cell>
        </table:table-row>
        <table:table-row table:style-name="ro3">
          <table:table-cell office:value-type="string" calcext:value-type="string">
            <text:p><text:a xlink:href="https://en.wikipedia.org/wiki/Dehui" xlink:type="simple">Dehui</text:a></text:p>
          </table:table-cell>
          <table:table-cell office:value-type="string" calcext:value-type="string">
            <text:p>德惠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Changchun" xlink:type="simple">Changchun</text:a></text:p>
          </table:table-cell>
          <table:table-cell office:value-type="date" office:date-value="1994-07-06" calcext:value-type="date">
            <text:p>1994-07-06</text:p>
          </table:table-cell>
        </table:table-row>
        <table:table-row table:style-name="ro3">
          <table:table-cell office:value-type="string" calcext:value-type="string">
            <text:p><text:a xlink:href="https://en.wikipedia.org/wiki/Dunhua" xlink:type="simple">Dunhua</text:a></text:p>
          </table:table-cell>
          <table:table-cell office:value-type="string" calcext:value-type="string">
            <text:p>敦化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Yanbian_Korean_Autonomous_Prefecture" xlink:type="simple">Yanbian</text:a></text:p>
          </table:table-cell>
          <table:table-cell office:value-type="date" office:date-value="1985-02-28" calcext:value-type="date">
            <text:p>1985-02-28</text:p>
          </table:table-cell>
        </table:table-row>
        <table:table-row table:style-name="ro3">
          <table:table-cell office:value-type="string" calcext:value-type="string">
            <text:p><text:a xlink:href="https://en.wikipedia.org/wiki/Fuyu,_Jilin" xlink:type="simple">Fuyu</text:a></text:p>
          </table:table-cell>
          <table:table-cell office:value-type="string" calcext:value-type="string">
            <text:p>扶余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Songyuan" xlink:type="simple">Songyuan</text:a></text:p>
          </table:table-cell>
          <table:table-cell office:value-type="date" office:date-value="2013-01-24" calcext:value-type="date">
            <text:p>2013-01-24</text:p>
          </table:table-cell>
        </table:table-row>
        <table:table-row table:style-name="ro3">
          <table:table-cell office:value-type="string" calcext:value-type="string">
            <text:p><text:a xlink:href="https://en.wikipedia.org/wiki/Gongzhuling" xlink:type="simple">Gongzhuling</text:a></text:p>
          </table:table-cell>
          <table:table-cell office:value-type="string" calcext:value-type="string">
            <text:p>公主岭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Changchun" xlink:type="simple">Changchun</text:a></text:p>
          </table:table-cell>
          <table:table-cell office:value-type="date" office:date-value="1985-12-19" calcext:value-type="date">
            <text:p>1985-12-19</text:p>
          </table:table-cell>
        </table:table-row>
        <table:table-row table:style-name="ro3">
          <table:table-cell office:value-type="string" calcext:value-type="string">
            <text:p><text:a xlink:href="https://en.wikipedia.org/wiki/Helong" xlink:type="simple">Helong</text:a></text:p>
          </table:table-cell>
          <table:table-cell office:value-type="string" calcext:value-type="string">
            <text:p>和龙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Yanbian_Korean_Autonomous_Prefecture" xlink:type="simple">Yanbian</text:a></text:p>
          </table:table-cell>
          <table:table-cell office:value-type="date" office:date-value="1993-07-05" calcext:value-type="date">
            <text:p>1993-07-05</text:p>
          </table:table-cell>
        </table:table-row>
        <table:table-row table:style-name="ro3">
          <table:table-cell office:value-type="string" calcext:value-type="string">
            <text:p><text:a xlink:href="https://en.wikipedia.org/wiki/Huadian,_Jilin" xlink:type="simple">Huadian</text:a></text:p>
          </table:table-cell>
          <table:table-cell office:value-type="string" calcext:value-type="string">
            <text:p>桦甸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Jilin_City" xlink:type="simple">Jilin</text:a></text:p>
          </table:table-cell>
          <table:table-cell office:value-type="date" office:date-value="1988-05-25" calcext:value-type="date">
            <text:p>1988-05-25</text:p>
          </table:table-cell>
        </table:table-row>
        <table:table-row table:style-name="ro3">
          <table:table-cell office:value-type="string" calcext:value-type="string">
            <text:p><text:a xlink:href="https://en.wikipedia.org/wiki/Hunchun" xlink:type="simple">Hunchun</text:a></text:p>
          </table:table-cell>
          <table:table-cell office:value-type="string" calcext:value-type="string">
            <text:p>珲春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Yanbian_Korean_Autonomous_Prefecture" xlink:type="simple">Yanbian</text:a></text:p>
          </table:table-cell>
          <table:table-cell office:value-type="date" office:date-value="1988-05-25" calcext:value-type="date">
            <text:p>1988-05-25</text:p>
          </table:table-cell>
        </table:table-row>
        <table:table-row table:style-name="ro3">
          <table:table-cell office:value-type="string" calcext:value-type="string">
            <text:p><text:a xlink:href="https://en.wikipedia.org/wiki/Ji%27an,_Jilin" xlink:type="simple">Ji'an</text:a></text:p>
          </table:table-cell>
          <table:table-cell office:value-type="string" calcext:value-type="string">
            <text:p>集安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Tonghua" xlink:type="simple">Tonghua</text:a></text:p>
          </table:table-cell>
          <table:table-cell office:value-type="date" office:date-value="1988-03-16" calcext:value-type="date">
            <text:p>1988-03-16</text:p>
          </table:table-cell>
        </table:table-row>
        <table:table-row table:style-name="ro3">
          <table:table-cell office:value-type="string" calcext:value-type="string">
            <text:p><text:a xlink:href="https://en.wikipedia.org/wiki/Jiaohe,_Jilin" xlink:type="simple">Jiaohe</text:a></text:p>
          </table:table-cell>
          <table:table-cell office:value-type="string" calcext:value-type="string">
            <text:p>蛟河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Jilin_City" xlink:type="simple">Jilin</text:a></text:p>
          </table:table-cell>
          <table:table-cell office:value-type="date" office:date-value="1989-08-15" calcext:value-type="date">
            <text:p>1989-08-15</text:p>
          </table:table-cell>
        </table:table-row>
        <table:table-row table:style-name="ro4">
          <table:table-cell office:value-type="string" calcext:value-type="string">
            <text:p><text:a xlink:href="https://en.wikipedia.org/wiki/Jilin_City" xlink:type="simple">Jilin</text:a></text:p>
          </table:table-cell>
          <table:table-cell office:value-type="string" calcext:value-type="string">
            <text:p>吉林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Liaoyuan" xlink:type="simple">Liaoyuan</text:a></text:p>
          </table:table-cell>
          <table:table-cell office:value-type="string" calcext:value-type="string">
            <text:p>辽源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3">
          <table:table-cell office:value-type="string" calcext:value-type="string">
            <text:p><text:a xlink:href="https://en.wikipedia.org/wiki/Linjiang,_Jilin" xlink:type="simple">Linjiang</text:a></text:p>
          </table:table-cell>
          <table:table-cell office:value-type="string" calcext:value-type="string">
            <text:p>临江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Baishan" xlink:type="simple">Baishan</text:a></text:p>
          </table:table-cell>
          <table:table-cell office:value-type="date" office:date-value="1993-11-28" calcext:value-type="date">
            <text:p>1993-11-28</text:p>
          </table:table-cell>
        </table:table-row>
        <table:table-row table:style-name="ro3">
          <table:table-cell office:value-type="string" calcext:value-type="string">
            <text:p><text:a xlink:href="https://en.wikipedia.org/wiki/Longjing,_Jilin" xlink:type="simple">Longjing</text:a></text:p>
          </table:table-cell>
          <table:table-cell office:value-type="string" calcext:value-type="string">
            <text:p>龙井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Yanbian_Korean_Autonomous_Prefecture" xlink:type="simple">Yanbian</text:a></text:p>
          </table:table-cell>
          <table:table-cell office:value-type="date" office:date-value="1988-05-25" calcext:value-type="date">
            <text:p>1988-05-25</text:p>
          </table:table-cell>
        </table:table-row>
        <table:table-row table:style-name="ro3">
          <table:table-cell office:value-type="string" calcext:value-type="string">
            <text:p><text:a xlink:href="https://en.wikipedia.org/wiki/Meihekou" xlink:type="simple">Meihekou</text:a></text:p>
          </table:table-cell>
          <table:table-cell office:value-type="string" calcext:value-type="string">
            <text:p>梅河口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Tonghua" xlink:type="simple">Tonghua</text:a></text:p>
          </table:table-cell>
          <table:table-cell office:value-type="date" office:date-value="1985-12-19" calcext:value-type="date">
            <text:p>1985-12-19</text:p>
          </table:table-cell>
        </table:table-row>
        <table:table-row table:style-name="ro3">
          <table:table-cell office:value-type="string" calcext:value-type="string">
            <text:p><text:a xlink:href="https://en.wikipedia.org/wiki/Panshi" xlink:type="simple">Panshi</text:a></text:p>
          </table:table-cell>
          <table:table-cell office:value-type="string" calcext:value-type="string">
            <text:p>磐石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Jilin_City" xlink:type="simple">Jilin</text:a></text:p>
          </table:table-cell>
          <table:table-cell office:value-type="date" office:date-value="1995-08-30" calcext:value-type="date">
            <text:p>1995-08-30</text:p>
          </table:table-cell>
        </table:table-row>
        <table:table-row table:style-name="ro3">
          <table:table-cell office:value-type="string" calcext:value-type="string">
            <text:p><text:a xlink:href="https://en.wikipedia.org/wiki/Shuangliao" xlink:type="simple">Shuangliao</text:a></text:p>
          </table:table-cell>
          <table:table-cell office:value-type="string" calcext:value-type="string">
            <text:p>双辽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Siping,_Jilin" xlink:type="simple">Siping</text:a></text:p>
          </table:table-cell>
          <table:table-cell office:value-type="date" office:date-value="1996-04-29" calcext:value-type="date">
            <text:p>1996-04-29</text:p>
          </table:table-cell>
        </table:table-row>
        <table:table-row table:style-name="ro3">
          <table:table-cell office:value-type="string" calcext:value-type="string">
            <text:p><text:a xlink:href="https://en.wikipedia.org/wiki/Shulan" xlink:type="simple">Shulan</text:a></text:p>
          </table:table-cell>
          <table:table-cell office:value-type="string" calcext:value-type="string">
            <text:p>舒兰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Jilin_City" xlink:type="simple">Jilin</text:a></text:p>
          </table:table-cell>
          <table:table-cell office:value-type="date" office:date-value="1992-10-08" calcext:value-type="date">
            <text:p>1992-10-08</text:p>
          </table:table-cell>
        </table:table-row>
        <table:table-row table:style-name="ro4">
          <table:table-cell office:value-type="string" calcext:value-type="string">
            <text:p><text:a xlink:href="https://en.wikipedia.org/wiki/Siping,_Jilin" xlink:type="simple">Siping</text:a></text:p>
          </table:table-cell>
          <table:table-cell office:value-type="string" calcext:value-type="string">
            <text:p>四平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4">
          <table:table-cell office:value-type="string" calcext:value-type="string">
            <text:p><text:a xlink:href="https://en.wikipedia.org/wiki/Songyuan" xlink:type="simple">Songyuan</text:a></text:p>
          </table:table-cell>
          <table:table-cell office:value-type="string" calcext:value-type="string">
            <text:p>松原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2-06-06" calcext:value-type="date">
            <text:p>1992-06-06</text:p>
          </table:table-cell>
        </table:table-row>
        <table:table-row table:style-name="ro3">
          <table:table-cell office:value-type="string" calcext:value-type="string">
            <text:p><text:a xlink:href="https://en.wikipedia.org/wiki/Taonan" xlink:type="simple">Taonan</text:a></text:p>
          </table:table-cell>
          <table:table-cell office:value-type="string" calcext:value-type="string">
            <text:p>洮南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Baicheng" xlink:type="simple">Baicheng</text:a></text:p>
          </table:table-cell>
          <table:table-cell office:value-type="date" office:date-value="1987-05-21" calcext:value-type="date">
            <text:p>1987-05-21</text:p>
          </table:table-cell>
        </table:table-row>
        <table:table-row table:style-name="ro4">
          <table:table-cell office:value-type="string" calcext:value-type="string">
            <text:p><text:a xlink:href="https://en.wikipedia.org/wiki/Tonghua" xlink:type="simple">Tonghua</text:a></text:p>
          </table:table-cell>
          <table:table-cell office:value-type="string" calcext:value-type="string">
            <text:p>通化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04" calcext:value-type="date">
            <text:p>1985-02-04</text:p>
          </table:table-cell>
        </table:table-row>
        <table:table-row table:style-name="ro3">
          <table:table-cell office:value-type="string" calcext:value-type="string">
            <text:p><text:a xlink:href="https://en.wikipedia.org/wiki/Tumen,_Jilin" xlink:type="simple">Tumen</text:a></text:p>
          </table:table-cell>
          <table:table-cell office:value-type="string" calcext:value-type="string">
            <text:p>图们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Yanbian_Korean_Autonomous_Prefecture" xlink:type="simple">Yanbian</text:a></text:p>
          </table:table-cell>
          <table:table-cell office:value-type="date" office:date-value="1965-03-27" calcext:value-type="date">
            <text:p>1965-03-27</text:p>
          </table:table-cell>
        </table:table-row>
        <table:table-row table:style-name="ro3">
          <table:table-cell office:value-type="string" calcext:value-type="string">
            <text:p><text:a xlink:href="https://en.wikipedia.org/wiki/Yanji" xlink:type="simple">Yanji</text:a></text:p>
          </table:table-cell>
          <table:table-cell office:value-type="string" calcext:value-type="string">
            <text:p>延吉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Yanbian_Korean_Autonomous_Prefecture" xlink:type="simple">Yanbian</text:a></text:p>
          </table:table-cell>
          <table:table-cell office:value-type="date" office:date-value="1953-05-04" calcext:value-type="date">
            <text:p>1953-05-04</text:p>
          </table:table-cell>
        </table:table-row>
        <table:table-row table:style-name="ro3">
          <table:table-cell office:value-type="string" calcext:value-type="string">
            <text:p><text:a xlink:href="https://en.wikipedia.org/wiki/Yushu,_Jilin" xlink:type="simple">Yushu</text:a></text:p>
          </table:table-cell>
          <table:table-cell office:value-type="string" calcext:value-type="string">
            <text:p>榆树市</text:p>
          </table:table-cell>
          <table:table-cell office:value-type="string" calcext:value-type="string">
            <text:p><text:a xlink:href="https://en.wikipedia.org/wiki/Jilin" xlink:type="simple">Jilin</text:a></text:p>
          </table:table-cell>
          <table:table-cell office:value-type="string" calcext:value-type="string">
            <text:p><text:a xlink:href="https://en.wikipedia.org/wiki/Changchun" xlink:type="simple">Changchun</text:a></text:p>
          </table:table-cell>
          <table:table-cell office:value-type="date" office:date-value="1990-12-26" calcext:value-type="date">
            <text:p>1990-12-26</text:p>
          </table:table-cell>
        </table:table-row>
        <table:table-row table:style-name="ro4">
          <table:table-cell office:value-type="string" calcext:value-type="string">
            <text:p><text:a xlink:href="https://en.wikipedia.org/wiki/Anshan,_Liaoning" xlink:type="simple">Anshan</text:a></text:p>
          </table:table-cell>
          <table:table-cell office:value-type="string" calcext:value-type="string">
            <text:p>鞍山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4">
          <table:table-cell office:value-type="string" calcext:value-type="string">
            <text:p><text:a xlink:href="https://en.wikipedia.org/wiki/Benxi" xlink:type="simple">Benxi</text:a></text:p>
          </table:table-cell>
          <table:table-cell office:value-type="string" calcext:value-type="string">
            <text:p>本溪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3">
          <table:table-cell office:value-type="string" calcext:value-type="string">
            <text:p><text:a xlink:href="https://en.wikipedia.org/wiki/Beipiao" xlink:type="simple">Beipiao</text:a></text:p>
          </table:table-cell>
          <table:table-cell office:value-type="string" calcext:value-type="string">
            <text:p>北票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Chaoyang,_Liaoning" xlink:type="simple">Chaoyang</text:a></text:p>
          </table:table-cell>
          <table:table-cell office:value-type="date" office:date-value="1985-01-17" calcext:value-type="date">
            <text:p>1985-01-17</text:p>
          </table:table-cell>
        </table:table-row>
        <table:table-row table:style-name="ro3">
          <table:table-cell office:value-type="string" calcext:value-type="string">
            <text:p><text:a xlink:href="https://en.wikipedia.org/wiki/Beizhen" xlink:type="simple">Beizhen</text:a></text:p>
          </table:table-cell>
          <table:table-cell office:value-type="string" calcext:value-type="string">
            <text:p>北镇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Jinzhou" xlink:type="simple">Jinzhou</text:a></text:p>
          </table:table-cell>
          <table:table-cell office:value-type="date" office:date-value="1995-03-21" calcext:value-type="date">
            <text:p>1995-03-21</text:p>
          </table:table-cell>
        </table:table-row>
        <table:table-row table:style-name="ro4">
          <table:table-cell office:value-type="string" calcext:value-type="string">
            <text:p><text:a xlink:href="https://en.wikipedia.org/wiki/Chaoyang,_Liaoning" xlink:type="simple">Chaoyang</text:a></text:p>
          </table:table-cell>
          <table:table-cell office:value-type="string" calcext:value-type="string">
            <text:p>朝阳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4-06-30" calcext:value-type="date">
            <text:p>1984-06-30</text:p>
          </table:table-cell>
        </table:table-row>
        <table:table-row table:style-name="ro4">
          <table:table-cell office:value-type="string" calcext:value-type="string">
            <text:p><text:a xlink:href="https://en.wikipedia.org/wiki/Dalian" xlink:type="simple">Dalian</text:a></text:p>
          </table:table-cell>
          <table:table-cell office:value-type="string" calcext:value-type="string">
            <text:p>大连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4">
          <table:table-cell office:value-type="string" calcext:value-type="string">
            <text:p><text:a xlink:href="https://en.wikipedia.org/wiki/Dandong" xlink:type="simple">Dandong</text:a></text:p>
          </table:table-cell>
          <table:table-cell office:value-type="string" calcext:value-type="string">
            <text:p>丹东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Dashiqiao" xlink:type="simple">Dashiqiao</text:a></text:p>
          </table:table-cell>
          <table:table-cell office:value-type="string" calcext:value-type="string">
            <text:p>大石桥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Yingkou" xlink:type="simple">Yingkou</text:a></text:p>
          </table:table-cell>
          <table:table-cell office:value-type="date" office:date-value="1992-11-03" calcext:value-type="date">
            <text:p>1992-11-03</text:p>
          </table:table-cell>
        </table:table-row>
        <table:table-row table:style-name="ro3">
          <table:table-cell office:value-type="string" calcext:value-type="string">
            <text:p><text:a xlink:href="https://en.wikipedia.org/wiki/Dengta" xlink:type="simple">Dengta</text:a></text:p>
          </table:table-cell>
          <table:table-cell office:value-type="string" calcext:value-type="string">
            <text:p>灯塔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Liaoyang" xlink:type="simple">Liaoyang</text:a></text:p>
          </table:table-cell>
          <table:table-cell office:value-type="date" office:date-value="1996-08-27" calcext:value-type="date">
            <text:p>1996-08-27</text:p>
          </table:table-cell>
        </table:table-row>
        <table:table-row table:style-name="ro3">
          <table:table-cell office:value-type="string" calcext:value-type="string">
            <text:p><text:a xlink:href="https://en.wikipedia.org/wiki/Diaobingshan" xlink:type="simple">Diaobingshan</text:a></text:p>
          </table:table-cell>
          <table:table-cell office:value-type="string" calcext:value-type="string">
            <text:p>调兵山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Tieling" xlink:type="simple">Tieling</text:a></text:p>
          </table:table-cell>
          <table:table-cell office:value-type="date" office:date-value="1986-09-12" calcext:value-type="date">
            <text:p>1986-09-12</text:p>
          </table:table-cell>
        </table:table-row>
        <table:table-row table:style-name="ro3">
          <table:table-cell office:value-type="string" calcext:value-type="string">
            <text:p><text:a xlink:href="https://en.wikipedia.org/wiki/Donggang,_Liaoning" xlink:type="simple">Donggang</text:a></text:p>
          </table:table-cell>
          <table:table-cell office:value-type="string" calcext:value-type="string">
            <text:p>东港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Dandong" xlink:type="simple">Dandong</text:a></text:p>
          </table:table-cell>
          <table:table-cell office:value-type="date" office:date-value="1993-06-18" calcext:value-type="date">
            <text:p>1993-06-18</text:p>
          </table:table-cell>
        </table:table-row>
        <table:table-row table:style-name="ro3">
          <table:table-cell office:value-type="string" calcext:value-type="string">
            <text:p><text:a xlink:href="https://en.wikipedia.org/wiki/Fengcheng,_Liaoning" xlink:type="simple">Fengcheng</text:a></text:p>
          </table:table-cell>
          <table:table-cell office:value-type="string" calcext:value-type="string">
            <text:p>凤城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Dandong" xlink:type="simple">Dandong</text:a></text:p>
          </table:table-cell>
          <table:table-cell office:value-type="date" office:date-value="1994-03-08" calcext:value-type="date">
            <text:p>1994-03-08</text:p>
          </table:table-cell>
        </table:table-row>
        <table:table-row table:style-name="ro4">
          <table:table-cell office:value-type="string" calcext:value-type="string">
            <text:p><text:a xlink:href="https://en.wikipedia.org/wiki/Fushun" xlink:type="simple">Fushun</text:a></text:p>
          </table:table-cell>
          <table:table-cell office:value-type="string" calcext:value-type="string">
            <text:p>抚顺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4">
          <table:table-cell office:value-type="string" calcext:value-type="string">
            <text:p><text:a xlink:href="https://en.wikipedia.org/wiki/Fuxin" xlink:type="simple">Fuxin</text:a></text:p>
          </table:table-cell>
          <table:table-cell office:value-type="string" calcext:value-type="string">
            <text:p>阜新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Gaizhou" xlink:type="simple">Gaizhou</text:a></text:p>
          </table:table-cell>
          <table:table-cell office:value-type="string" calcext:value-type="string">
            <text:p>盖州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Yingkou" xlink:type="simple">Yingkou</text:a></text:p>
          </table:table-cell>
          <table:table-cell office:value-type="date" office:date-value="1992-11-03" calcext:value-type="date">
            <text:p>1992-11-03</text:p>
          </table:table-cell>
        </table:table-row>
        <table:table-row table:style-name="ro3">
          <table:table-cell office:value-type="string" calcext:value-type="string">
            <text:p><text:a xlink:href="https://en.wikipedia.org/wiki/Haicheng,_Liaoning" xlink:type="simple">Haicheng</text:a></text:p>
          </table:table-cell>
          <table:table-cell office:value-type="string" calcext:value-type="string">
            <text:p>海城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Anshan" xlink:type="simple">Anshan</text:a></text:p>
          </table:table-cell>
          <table:table-cell office:value-type="date" office:date-value="1985-01-17" calcext:value-type="date">
            <text:p>1985-01-17</text:p>
          </table:table-cell>
        </table:table-row>
        <table:table-row table:style-name="ro4">
          <table:table-cell office:value-type="string" calcext:value-type="string">
            <text:p><text:a xlink:href="https://en.wikipedia.org/wiki/Huludao" xlink:type="simple">Huludao</text:a></text:p>
          </table:table-cell>
          <table:table-cell office:value-type="string" calcext:value-type="string">
            <text:p>葫芦岛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9-06-12" calcext:value-type="date">
            <text:p>1989-06-12</text:p>
          </table:table-cell>
        </table:table-row>
        <table:table-row table:style-name="ro4">
          <table:table-cell office:value-type="string" calcext:value-type="string">
            <text:p><text:a xlink:href="https://en.wikipedia.org/wiki/Jinzhou" xlink:type="simple">Jinzhou</text:a></text:p>
          </table:table-cell>
          <table:table-cell office:value-type="string" calcext:value-type="string">
            <text:p>锦州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Kaiyuan,_Liaoning" xlink:type="simple">Kaiyuan</text:a></text:p>
          </table:table-cell>
          <table:table-cell office:value-type="string" calcext:value-type="string">
            <text:p>开原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Tieling" xlink:type="simple">Tieling</text:a></text:p>
          </table:table-cell>
          <table:table-cell office:value-type="date" office:date-value="1988-12-27" calcext:value-type="date">
            <text:p>1988-12-27</text:p>
          </table:table-cell>
        </table:table-row>
        <table:table-row table:style-name="ro4">
          <table:table-cell office:value-type="string" calcext:value-type="string">
            <text:p><text:a xlink:href="https://en.wikipedia.org/wiki/Liaoyang" xlink:type="simple">Liaoyang</text:a></text:p>
          </table:table-cell>
          <table:table-cell office:value-type="string" calcext:value-type="string">
            <text:p>辽阳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5-12-27" calcext:value-type="date">
            <text:p>1965-12-27</text:p>
          </table:table-cell>
        </table:table-row>
        <table:table-row table:style-name="ro3">
          <table:table-cell office:value-type="string" calcext:value-type="string">
            <text:p><text:a xlink:href="https://en.wikipedia.org/wiki/Linghai" xlink:type="simple">Linghai</text:a></text:p>
          </table:table-cell>
          <table:table-cell office:value-type="string" calcext:value-type="string">
            <text:p>凌海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Jinzhou" xlink:type="simple">Jinzhou</text:a></text:p>
          </table:table-cell>
          <table:table-cell office:value-type="date" office:date-value="1993-11-16" calcext:value-type="date">
            <text:p>1993-11-16</text:p>
          </table:table-cell>
        </table:table-row>
        <table:table-row table:style-name="ro3">
          <table:table-cell office:value-type="string" calcext:value-type="string">
            <text:p><text:a xlink:href="https://en.wikipedia.org/wiki/Lingyuan,_Liaoning" xlink:type="simple">Lingyuan</text:a></text:p>
          </table:table-cell>
          <table:table-cell office:value-type="string" calcext:value-type="string">
            <text:p>凌源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Chaoyang,_Liaoning" xlink:type="simple">Chaoyang</text:a></text:p>
          </table:table-cell>
          <table:table-cell office:value-type="date" office:date-value="1991-12-21" calcext:value-type="date">
            <text:p>1991-12-21</text:p>
          </table:table-cell>
        </table:table-row>
        <table:table-row table:style-name="ro4">
          <table:table-cell office:value-type="string" calcext:value-type="string">
            <text:p><text:a xlink:href="https://en.wikipedia.org/wiki/Panjin" xlink:type="simple">Panjin</text:a></text:p>
          </table:table-cell>
          <table:table-cell office:value-type="string" calcext:value-type="string">
            <text:p>盘锦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4-06-05" calcext:value-type="date">
            <text:p>1984-06-05</text:p>
          </table:table-cell>
        </table:table-row>
        <table:table-row table:style-name="ro4">
          <table:table-cell office:value-type="string" calcext:value-type="string">
            <text:p><text:a xlink:href="https://en.wikipedia.org/wiki/Shenyang" xlink:type="simple">Shenyang</text:a></text:p>
          </table:table-cell>
          <table:table-cell office:value-type="string" calcext:value-type="string">
            <text:p>沈阳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4">
          <table:table-cell office:value-type="string" calcext:value-type="string">
            <text:p><text:a xlink:href="https://en.wikipedia.org/wiki/Tieling" xlink:type="simple">Tieling</text:a></text:p>
          </table:table-cell>
          <table:table-cell office:value-type="string" calcext:value-type="string">
            <text:p>铁岭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4-06-30" calcext:value-type="date">
            <text:p>1984-06-30</text:p>
          </table:table-cell>
        </table:table-row>
        <table:table-row table:style-name="ro3">
          <table:table-cell office:value-type="string" calcext:value-type="string">
            <text:p><text:a xlink:href="https://en.wikipedia.org/wiki/Wafangdian" xlink:type="simple">Wafangdian</text:a></text:p>
          </table:table-cell>
          <table:table-cell office:value-type="string" calcext:value-type="string">
            <text:p>瓦房店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Dalian" xlink:type="simple">Dalian</text:a></text:p>
          </table:table-cell>
          <table:table-cell office:value-type="date" office:date-value="1985-01-17" calcext:value-type="date">
            <text:p>1985-01-17</text:p>
          </table:table-cell>
        </table:table-row>
        <table:table-row table:style-name="ro3">
          <table:table-cell office:value-type="string" calcext:value-type="string">
            <text:p><text:a xlink:href="https://en.wikipedia.org/wiki/Xingcheng" xlink:type="simple">Xingcheng</text:a></text:p>
          </table:table-cell>
          <table:table-cell office:value-type="string" calcext:value-type="string">
            <text:p>兴城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Huludao" xlink:type="simple">Huludao</text:a></text:p>
          </table:table-cell>
          <table:table-cell office:value-type="date" office:date-value="1986-09-12" calcext:value-type="date">
            <text:p>1986-09-12</text:p>
          </table:table-cell>
        </table:table-row>
        <table:table-row table:style-name="ro3">
          <table:table-cell office:value-type="string" calcext:value-type="string">
            <text:p><text:a xlink:href="https://en.wikipedia.org/wiki/Xinmin,_Liaoning" xlink:type="simple">Xinmin</text:a></text:p>
          </table:table-cell>
          <table:table-cell office:value-type="string" calcext:value-type="string">
            <text:p>新民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Shenyang" xlink:type="simple">Shenyang</text:a></text:p>
          </table:table-cell>
          <table:table-cell office:value-type="date" office:date-value="1993-06-14" calcext:value-type="date">
            <text:p>1993-06-14</text:p>
          </table:table-cell>
        </table:table-row>
        <table:table-row table:style-name="ro4">
          <table:table-cell office:value-type="string" calcext:value-type="string">
            <text:p><text:a xlink:href="https://en.wikipedia.org/wiki/Yingkou" xlink:type="simple">Yingkou</text:a></text:p>
          </table:table-cell>
          <table:table-cell office:value-type="string" calcext:value-type="string">
            <text:p>营口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Zhuanghe" xlink:type="simple">Zhuanghe</text:a></text:p>
          </table:table-cell>
          <table:table-cell office:value-type="string" calcext:value-type="string">
            <text:p>庄河市</text:p>
          </table:table-cell>
          <table:table-cell office:value-type="string" calcext:value-type="string">
            <text:p><text:a xlink:href="https://en.wikipedia.org/wiki/Liaoning" xlink:type="simple">Liaoning</text:a></text:p>
          </table:table-cell>
          <table:table-cell office:value-type="string" calcext:value-type="string">
            <text:p><text:a xlink:href="https://en.wikipedia.org/wiki/Dalian" xlink:type="simple">Dalian</text:a></text:p>
          </table:table-cell>
          <table:table-cell office:value-type="date" office:date-value="1992-09-21" calcext:value-type="date">
            <text:p>1992-09-21</text:p>
          </table:table-cell>
        </table:table-row>
        <table:table-row table:style-name="ro4">
          <table:table-cell office:value-type="string" calcext:value-type="string">
            <text:p><text:a xlink:href="https://en.wikipedia.org/wiki/Guyuan" xlink:type="simple">Guyuan</text:a></text:p>
          </table:table-cell>
          <table:table-cell office:value-type="string" calcext:value-type="string">
            <text:p>固原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1-07-07" calcext:value-type="date">
            <text:p>2001-07-07</text:p>
          </table:table-cell>
        </table:table-row>
        <table:table-row table:style-name="ro3">
          <table:table-cell office:value-type="string" calcext:value-type="string">
            <text:p><text:a xlink:href="https://en.wikipedia.org/wiki/Lingwu" xlink:type="simple">Lingwu</text:a></text:p>
          </table:table-cell>
          <table:table-cell office:value-type="string" calcext:value-type="string">
            <text:p>灵武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office:value-type="string" calcext:value-type="string">
            <text:p><text:a xlink:href="https://en.wikipedia.org/wiki/Yinchuan" xlink:type="simple">Yinchuan</text:a></text:p>
          </table:table-cell>
          <table:table-cell office:value-type="date" office:date-value="1996-04-29" calcext:value-type="date">
            <text:p>1996-04-29</text:p>
          </table:table-cell>
        </table:table-row>
        <table:table-row table:style-name="ro3">
          <table:table-cell office:value-type="string" calcext:value-type="string">
            <text:p><text:a xlink:href="https://en.wikipedia.org/wiki/Qingtongxia" xlink:type="simple">Qingtongxia</text:a></text:p>
          </table:table-cell>
          <table:table-cell office:value-type="string" calcext:value-type="string">
            <text:p>青铜峡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office:value-type="string" calcext:value-type="string">
            <text:p><text:a xlink:href="https://en.wikipedia.org/wiki/Wuzhong,_Ningxia" xlink:type="simple">Wuzhong</text:a></text:p>
          </table:table-cell>
          <table:table-cell office:value-type="date" office:date-value="1984-12-17" calcext:value-type="date">
            <text:p>1984-12-17</text:p>
          </table:table-cell>
        </table:table-row>
        <table:table-row table:style-name="ro4">
          <table:table-cell office:value-type="string" calcext:value-type="string">
            <text:p><text:a xlink:href="https://en.wikipedia.org/wiki/Shizuishan" xlink:type="simple">Shizuishan</text:a></text:p>
          </table:table-cell>
          <table:table-cell office:value-type="string" calcext:value-type="string">
            <text:p>石嘴山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11-23" calcext:value-type="date">
            <text:p>1975-11-23</text:p>
          </table:table-cell>
        </table:table-row>
        <table:table-row table:style-name="ro4">
          <table:table-cell office:value-type="string" calcext:value-type="string">
            <text:p><text:a xlink:href="https://en.wikipedia.org/wiki/Wuzhong,_Ningxia" xlink:type="simple">Wuzhong</text:a></text:p>
          </table:table-cell>
          <table:table-cell office:value-type="string" calcext:value-type="string">
            <text:p>吴忠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8-05-11" calcext:value-type="date">
            <text:p>1998-05-11</text:p>
          </table:table-cell>
        </table:table-row>
        <table:table-row table:style-name="ro4">
          <table:table-cell office:value-type="string" calcext:value-type="string">
            <text:p><text:a xlink:href="https://en.wikipedia.org/wiki/Yinchuan" xlink:type="simple">Yinchuan</text:a></text:p>
          </table:table-cell>
          <table:table-cell office:value-type="string" calcext:value-type="string">
            <text:p>银川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8-08-11" calcext:value-type="date">
            <text:p>1958-08-11</text:p>
          </table:table-cell>
        </table:table-row>
        <table:table-row table:style-name="ro4">
          <table:table-cell office:value-type="string" calcext:value-type="string">
            <text:p><text:a xlink:href="https://en.wikipedia.org/wiki/Zhongwei" xlink:type="simple">Zhongwei</text:a></text:p>
          </table:table-cell>
          <table:table-cell office:value-type="string" calcext:value-type="string">
            <text:p>中卫市</text:p>
          </table:table-cell>
          <table:table-cell office:value-type="string" calcext:value-type="string">
            <text:p><text:a xlink:href="https://en.wikipedia.org/wiki/Ningxia" xlink:type="simple">Ningxia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12-31" calcext:value-type="date">
            <text:p>2003-12-31</text:p>
          </table:table-cell>
        </table:table-row>
        <table:table-row table:style-name="ro3">
          <table:table-cell office:value-type="string" calcext:value-type="string">
            <text:p><text:a xlink:href="https://en.wikipedia.org/wiki/Delingha" xlink:type="simple">Delingha</text:a></text:p>
          </table:table-cell>
          <table:table-cell office:value-type="string" calcext:value-type="string">
            <text:p>德令哈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office:value-type="string" calcext:value-type="string">
            <text:p><text:a xlink:href="https://en.wikipedia.org/wiki/Haixi_Mongol_and_Tibetan_Autonomous_Prefecture" xlink:type="simple">Haixi</text:a></text:p>
          </table:table-cell>
          <table:table-cell office:value-type="date" office:date-value="1988-04-19" calcext:value-type="date">
            <text:p>1988-04-19</text:p>
          </table:table-cell>
        </table:table-row>
        <table:table-row table:style-name="ro3">
          <table:table-cell office:value-type="string" calcext:value-type="string">
            <text:p><text:a xlink:href="https://en.wikipedia.org/wiki/Golmud" xlink:type="simple">Golmud</text:a></text:p>
          </table:table-cell>
          <table:table-cell office:value-type="string" calcext:value-type="string">
            <text:p>格尔木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office:value-type="string" calcext:value-type="string">
            <text:p><text:a xlink:href="https://en.wikipedia.org/wiki/Haixi_Mongol_and_Tibetan_Autonomous_Prefecture" xlink:type="simple">Haixi</text:a></text:p>
          </table:table-cell>
          <table:table-cell office:value-type="date" office:date-value="1980-06-14" calcext:value-type="date">
            <text:p>1980-06-14</text:p>
          </table:table-cell>
        </table:table-row>
        <table:table-row table:style-name="ro4">
          <table:table-cell office:value-type="string" calcext:value-type="string">
            <text:p><text:a xlink:href="https://en.wikipedia.org/wiki/Haidong" xlink:type="simple">Haidong</text:a></text:p>
          </table:table-cell>
          <table:table-cell office:value-type="string" calcext:value-type="string">
            <text:p>海东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3-02-08" calcext:value-type="date">
            <text:p>2013-02-08</text:p>
          </table:table-cell>
        </table:table-row>
        <table:table-row table:style-name="ro3">
          <table:table-cell office:value-type="string" calcext:value-type="string">
            <text:p><text:a xlink:href="https://en.wikipedia.org/wiki/Mangnai" xlink:type="simple">Mangnai</text:a></text:p>
          </table:table-cell>
          <table:table-cell office:value-type="string" calcext:value-type="string">
            <text:p>茫崖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office:value-type="string" calcext:value-type="string">
            <text:p><text:a xlink:href="https://en.wikipedia.org/wiki/Haixi_Mongol_and_Tibetan_Autonomous_Prefecture" xlink:type="simple">Haixi</text:a></text:p>
          </table:table-cell>
          <table:table-cell office:value-type="date" office:date-value="2018-02-22" calcext:value-type="date">
            <text:p>2018-02-22</text:p>
          </table:table-cell>
        </table:table-row>
        <table:table-row table:style-name="ro3">
          <table:table-cell office:value-type="string" calcext:value-type="string">
            <text:p><text:a xlink:href="https://en.wikipedia.org/wiki/Tongren,_Qinghai" xlink:type="simple">Tongren</text:a></text:p>
          </table:table-cell>
          <table:table-cell office:value-type="string" calcext:value-type="string">
            <text:p>同仁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office:value-type="string" calcext:value-type="string">
            <text:p><text:a xlink:href="https://en.wikipedia.org/wiki/Huangnan_Tibetan_Autonomous_Prefecture" xlink:type="simple">Huangnan</text:a></text:p>
          </table:table-cell>
          <table:table-cell office:value-type="date" office:date-value="2020-06-12" calcext:value-type="date">
            <text:p>2020-06-12</text:p>
          </table:table-cell>
        </table:table-row>
        <table:table-row table:style-name="ro4">
          <table:table-cell office:value-type="string" calcext:value-type="string">
            <text:p><text:a xlink:href="https://en.wikipedia.org/wiki/Xining" xlink:type="simple">Xining</text:a></text:p>
          </table:table-cell>
          <table:table-cell office:value-type="string" calcext:value-type="string">
            <text:p>西宁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6-07-14" calcext:value-type="date">
            <text:p>1956-07-14</text:p>
          </table:table-cell>
        </table:table-row>
        <table:table-row table:style-name="ro3">
          <table:table-cell office:value-type="string" calcext:value-type="string">
            <text:p><text:a xlink:href="https://en.wikipedia.org/wiki/Yushu_City,_Qinghai" xlink:type="simple">Yushu</text:a></text:p>
          </table:table-cell>
          <table:table-cell office:value-type="string" calcext:value-type="string">
            <text:p>玉树市</text:p>
          </table:table-cell>
          <table:table-cell office:value-type="string" calcext:value-type="string">
            <text:p><text:a xlink:href="https://en.wikipedia.org/wiki/Qinghai" xlink:type="simple">Qinghai</text:a></text:p>
          </table:table-cell>
          <table:table-cell office:value-type="string" calcext:value-type="string">
            <text:p><text:a xlink:href="https://en.wikipedia.org/wiki/Yushu_Tibetan_Autonomous_Prefecture" xlink:type="simple">Yushu</text:a></text:p>
          </table:table-cell>
          <table:table-cell office:value-type="date" office:date-value="2013-07-04" calcext:value-type="date">
            <text:p>2013-07-04</text:p>
          </table:table-cell>
        </table:table-row>
        <table:table-row table:style-name="ro4">
          <table:table-cell office:value-type="string" calcext:value-type="string">
            <text:p><text:a xlink:href="https://en.wikipedia.org/wiki/Ankang" xlink:type="simple">Ankang</text:a></text:p>
          </table:table-cell>
          <table:table-cell office:value-type="string" calcext:value-type="string">
            <text:p>安康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3" calcext:value-type="date">
            <text:p>2000-06-23</text:p>
          </table:table-cell>
        </table:table-row>
        <table:table-row table:style-name="ro4">
          <table:table-cell office:value-type="string" calcext:value-type="string">
            <text:p><text:a xlink:href="https://en.wikipedia.org/wiki/Baoji" xlink:type="simple">Baoji</text:a></text:p>
          </table:table-cell>
          <table:table-cell office:value-type="string" calcext:value-type="string">
            <text:p>宝鸡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1-10-05" calcext:value-type="date">
            <text:p>1971-10-05</text:p>
          </table:table-cell>
        </table:table-row>
        <table:table-row table:style-name="ro3">
          <table:table-cell office:value-type="string" calcext:value-type="string">
            <text:p><text:a xlink:href="https://en.wikipedia.org/wiki/Binzhou,_Shaanxi" xlink:type="simple">Binzhou</text:a></text:p>
          </table:table-cell>
          <table:table-cell office:value-type="string" calcext:value-type="string">
            <text:p>彬州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Xianyang" xlink:type="simple">Xianyang</text:a></text:p>
          </table:table-cell>
          <table:table-cell office:value-type="date" office:date-value="2018-02-22" calcext:value-type="date">
            <text:p>2018-02-22</text:p>
          </table:table-cell>
        </table:table-row>
        <table:table-row table:style-name="ro3">
          <table:table-cell office:value-type="string" calcext:value-type="string">
            <text:p><text:a xlink:href="https://en.wikipedia.org/wiki/Hancheng,_Shaanxi" xlink:type="simple">Hancheng</text:a></text:p>
          </table:table-cell>
          <table:table-cell office:value-type="string" calcext:value-type="string">
            <text:p>韩城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Weinan" xlink:type="simple">Weinan</text:a>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4">
          <table:table-cell office:value-type="string" calcext:value-type="string">
            <text:p><text:a xlink:href="https://en.wikipedia.org/wiki/Hanzhong" xlink:type="simple">Hanzhong</text:a></text:p>
          </table:table-cell>
          <table:table-cell office:value-type="string" calcext:value-type="string">
            <text:p>汉中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02-21" calcext:value-type="date">
            <text:p>1996-02-21</text:p>
          </table:table-cell>
        </table:table-row>
        <table:table-row table:style-name="ro3">
          <table:table-cell office:value-type="string" calcext:value-type="string">
            <text:p><text:a xlink:href="https://en.wikipedia.org/wiki/Huayin" xlink:type="simple">Huayin</text:a></text:p>
          </table:table-cell>
          <table:table-cell office:value-type="string" calcext:value-type="string">
            <text:p>华阴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Weinan" xlink:type="simple">Weinan</text:a></text:p>
          </table:table-cell>
          <table:table-cell office:value-type="date" office:date-value="1990-12-27" calcext:value-type="date">
            <text:p>1990-12-27</text:p>
          </table:table-cell>
        </table:table-row>
        <table:table-row table:style-name="ro4">
          <table:table-cell office:value-type="string" calcext:value-type="string">
            <text:p><text:a xlink:href="https://en.wikipedia.org/wiki/Shangluo" xlink:type="simple">Shangluo</text:a></text:p>
          </table:table-cell>
          <table:table-cell office:value-type="string" calcext:value-type="string">
            <text:p>商洛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1-08-31" calcext:value-type="date">
            <text:p>2001-08-31</text:p>
          </table:table-cell>
        </table:table-row>
        <table:table-row table:style-name="ro3">
          <table:table-cell office:value-type="string" calcext:value-type="string">
            <text:p><text:a xlink:href="https://en.wikipedia.org/wiki/Shenmu_City" xlink:type="simple">Shenmu</text:a></text:p>
          </table:table-cell>
          <table:table-cell office:value-type="string" calcext:value-type="string">
            <text:p>神木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Yulin,_Shaanxi" xlink:type="simple">Yulin</text:a></text:p>
          </table:table-cell>
          <table:table-cell office:value-type="date" office:date-value="2017-04-09" calcext:value-type="date">
            <text:p>2017-04-09</text:p>
          </table:table-cell>
        </table:table-row>
        <table:table-row table:style-name="ro4">
          <table:table-cell office:value-type="string" calcext:value-type="string">
            <text:p><text:a xlink:href="https://en.wikipedia.org/wiki/Tongchuan" xlink:type="simple">Tongchuan</text:a></text:p>
          </table:table-cell>
          <table:table-cell office:value-type="string" calcext:value-type="string">
            <text:p>铜川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6-06-24" calcext:value-type="date">
            <text:p>1966-06-24</text:p>
          </table:table-cell>
        </table:table-row>
        <table:table-row table:style-name="ro4">
          <table:table-cell office:value-type="string" calcext:value-type="string">
            <text:p><text:a xlink:href="https://en.wikipedia.org/wiki/Weinan" xlink:type="simple">Weinan</text:a></text:p>
          </table:table-cell>
          <table:table-cell office:value-type="string" calcext:value-type="string">
            <text:p>渭南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4">
          <table:table-cell office:value-type="string" calcext:value-type="string">
            <text:p><text:a xlink:href="https://en.wikipedia.org/wiki/Xi%27an" xlink:type="simple">Xi'an</text:a></text:p>
          </table:table-cell>
          <table:table-cell office:value-type="string" calcext:value-type="string">
            <text:p>西安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54-06-19" calcext:value-type="date">
            <text:p>1954-06-19</text:p>
          </table:table-cell>
        </table:table-row>
        <table:table-row table:style-name="ro4">
          <table:table-cell office:value-type="string" calcext:value-type="string">
            <text:p><text:a xlink:href="https://en.wikipedia.org/wiki/Xianyang" xlink:type="simple">Xianyang</text:a></text:p>
          </table:table-cell>
          <table:table-cell office:value-type="string" calcext:value-type="string">
            <text:p>咸阳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3">
          <table:table-cell office:value-type="string" calcext:value-type="string">
            <text:p><text:a xlink:href="https://en.wikipedia.org/wiki/Xingping" xlink:type="simple">Xingping</text:a></text:p>
          </table:table-cell>
          <table:table-cell office:value-type="string" calcext:value-type="string">
            <text:p>兴平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Xianyang" xlink:type="simple">Xianyang</text:a></text:p>
          </table:table-cell>
          <table:table-cell office:value-type="date" office:date-value="1993-06-18" calcext:value-type="date">
            <text:p>1993-06-18</text:p>
          </table:table-cell>
        </table:table-row>
        <table:table-row table:style-name="ro5">
          <table:table-cell office:value-type="string" calcext:value-type="string">
            <text:p><text:a xlink:href="https://en.wikipedia.org/wiki/Xunyang,_Shaanxi" xlink:type="simple">Xunyang</text:a></text:p>
          </table:table-cell>
          <table:table-cell table:style-name="ce3" office:value-type="string" calcext:value-type="string">
            <text:p>旬阳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Ankang" xlink:type="simple">Ankang</text:a></text:p>
          </table:table-cell>
          <table:table-cell office:value-type="date" office:date-value="2021-01-20" calcext:value-type="date">
            <text:p>2021-01-20</text:p>
          </table:table-cell>
        </table:table-row>
        <table:table-row table:style-name="ro4">
          <table:table-cell office:value-type="string" calcext:value-type="string">
            <text:p><text:a xlink:href="https://en.wikipedia.org/wiki/Yan%27an" xlink:type="simple">Yan'an</text:a></text:p>
          </table:table-cell>
          <table:table-cell office:value-type="string" calcext:value-type="string">
            <text:p>延安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11-05" calcext:value-type="date">
            <text:p>1996-11-05</text:p>
          </table:table-cell>
        </table:table-row>
        <table:table-row table:style-name="ro4">
          <table:table-cell office:value-type="string" calcext:value-type="string">
            <text:p><text:a xlink:href="https://en.wikipedia.org/wiki/Yulin,_Shaanxi" xlink:type="simple">Yulin</text:a></text:p>
          </table:table-cell>
          <table:table-cell office:value-type="string" calcext:value-type="string">
            <text:p>榆林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12-05" calcext:value-type="date">
            <text:p>1999-12-05</text:p>
          </table:table-cell>
        </table:table-row>
        <table:table-row table:style-name="ro3">
          <table:table-cell office:value-type="string" calcext:value-type="string">
            <text:p><text:a xlink:href="https://en.wikipedia.org/wiki/Zichang" xlink:type="simple">Zichang</text:a></text:p>
          </table:table-cell>
          <table:table-cell office:value-type="string" calcext:value-type="string">
            <text:p>子长市</text:p>
          </table:table-cell>
          <table:table-cell office:value-type="string" calcext:value-type="string">
            <text:p><text:a xlink:href="https://en.wikipedia.org/wiki/Shaanxi" xlink:type="simple">Shaanxi</text:a></text:p>
          </table:table-cell>
          <table:table-cell office:value-type="string" calcext:value-type="string">
            <text:p><text:a xlink:href="https://en.wikipedia.org/wiki/Yan%27an" xlink:type="simple">Yan'an</text:a>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3">
          <table:table-cell office:value-type="string" calcext:value-type="string">
            <text:p><text:a xlink:href="https://en.wikipedia.org/wiki/Anqiu" xlink:type="simple">Anqiu</text:a></text:p>
          </table:table-cell>
          <table:table-cell office:value-type="string" calcext:value-type="string">
            <text:p>安丘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date" office:date-value="1994-01-18" calcext:value-type="date">
            <text:p>1994-01-18</text:p>
          </table:table-cell>
        </table:table-row>
        <table:table-row table:style-name="ro4">
          <table:table-cell office:value-type="string" calcext:value-type="string">
            <text:p><text:a xlink:href="https://en.wikipedia.org/wiki/Binzhou" xlink:type="simple">Binzhou</text:a></text:p>
          </table:table-cell>
          <table:table-cell office:value-type="string" calcext:value-type="string">
            <text:p>滨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0" calcext:value-type="date">
            <text:p>2000-06-10</text:p>
          </table:table-cell>
        </table:table-row>
        <table:table-row table:style-name="ro3">
          <table:table-cell office:value-type="string" calcext:value-type="string">
            <text:p><text:a xlink:href="https://en.wikipedia.org/wiki/Changyi,_Shandong" xlink:type="simple">Changyi</text:a></text:p>
          </table:table-cell>
          <table:table-cell office:value-type="string" calcext:value-type="string">
            <text:p>昌邑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date" office:date-value="1994-06-10" calcext:value-type="date">
            <text:p>1994-06-10</text:p>
          </table:table-cell>
        </table:table-row>
        <table:table-row table:style-name="ro4">
          <table:table-cell office:value-type="string" calcext:value-type="string">
            <text:p><text:a xlink:href="https://en.wikipedia.org/wiki/Dezhou" xlink:type="simple">Dezhou</text:a></text:p>
          </table:table-cell>
          <table:table-cell office:value-type="string" calcext:value-type="string">
            <text:p>德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12-17" calcext:value-type="date">
            <text:p>1994-12-17</text:p>
          </table:table-cell>
        </table:table-row>
        <table:table-row table:style-name="ro4">
          <table:table-cell office:value-type="string" calcext:value-type="string">
            <text:p><text:a xlink:href="https://en.wikipedia.org/wiki/Dongying" xlink:type="simple">Dongying</text:a></text:p>
          </table:table-cell>
          <table:table-cell office:value-type="string" calcext:value-type="string">
            <text:p>东营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2-11-10" calcext:value-type="date">
            <text:p>1982-11-10</text:p>
          </table:table-cell>
        </table:table-row>
        <table:table-row table:style-name="ro3">
          <table:table-cell office:value-type="string" calcext:value-type="string">
            <text:p><text:a xlink:href="https://en.wikipedia.org/wiki/Feicheng" xlink:type="simple">Feicheng</text:a></text:p>
          </table:table-cell>
          <table:table-cell office:value-type="string" calcext:value-type="string">
            <text:p>肥城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Tai%27an" xlink:type="simple">Tai'an</text:a></text:p>
          </table:table-cell>
          <table:table-cell office:value-type="date" office:date-value="1992-08-01" calcext:value-type="date">
            <text:p>1992-08-01</text:p>
          </table:table-cell>
        </table:table-row>
        <table:table-row table:style-name="ro3">
          <table:table-cell office:value-type="string" calcext:value-type="string">
            <text:p><text:a xlink:href="https://en.wikipedia.org/wiki/Gaomi" xlink:type="simple">Gaomi</text:a></text:p>
          </table:table-cell>
          <table:table-cell office:value-type="string" calcext:value-type="string">
            <text:p>高密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date" office:date-value="1994-05-18" calcext:value-type="date">
            <text:p>1994-05-18</text:p>
          </table:table-cell>
        </table:table-row>
        <table:table-row table:style-name="ro3">
          <table:table-cell office:value-type="string" calcext:value-type="string">
            <text:p><text:a xlink:href="https://en.wikipedia.org/wiki/Haiyang" xlink:type="simple">Haiyang</text:a></text:p>
          </table:table-cell>
          <table:table-cell office:value-type="string" calcext:value-type="string">
            <text:p>海阳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date" office:date-value="1996-04-29" calcext:value-type="date">
            <text:p>1996-04-29</text:p>
          </table:table-cell>
        </table:table-row>
        <table:table-row table:style-name="ro4">
          <table:table-cell office:value-type="string" calcext:value-type="string">
            <text:p><text:a xlink:href="https://en.wikipedia.org/wiki/Heze" xlink:type="simple">Heze</text:a></text:p>
          </table:table-cell>
          <table:table-cell office:value-type="string" calcext:value-type="string">
            <text:p>菏泽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3" calcext:value-type="date">
            <text:p>2000-06-23</text:p>
          </table:table-cell>
        </table:table-row>
        <table:table-row table:style-name="ro3">
          <table:table-cell office:value-type="string" calcext:value-type="string">
            <text:p><text:a xlink:href="https://en.wikipedia.org/wiki/Jiaozhou_City" xlink:type="simple">Jiaozhou</text:a></text:p>
          </table:table-cell>
          <table:table-cell office:value-type="string" calcext:value-type="string">
            <text:p>胶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Qingdao" xlink:type="simple">Qingdao</text:a></text:p>
          </table:table-cell>
          <table:table-cell office:value-type="date" office:date-value="1987-02-12" calcext:value-type="date">
            <text:p>1987-02-12</text:p>
          </table:table-cell>
        </table:table-row>
        <table:table-row table:style-name="ro4">
          <table:table-cell office:value-type="string" calcext:value-type="string">
            <text:p><text:a xlink:href="https://en.wikipedia.org/wiki/Jinan" xlink:type="simple">Jinan</text:a></text:p>
          </table:table-cell>
          <table:table-cell office:value-type="string" calcext:value-type="string">
            <text:p>济南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Jining,_Shandong" xlink:type="simple">Jining</text:a></text:p>
          </table:table-cell>
          <table:table-cell office:value-type="string" calcext:value-type="string">
            <text:p>济宁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3">
          <table:table-cell office:value-type="string" calcext:value-type="string">
            <text:p><text:a xlink:href="https://en.wikipedia.org/wiki/Laixi" xlink:type="simple">Laixi</text:a></text:p>
          </table:table-cell>
          <table:table-cell office:value-type="string" calcext:value-type="string">
            <text:p>莱西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Qingdao" xlink:type="simple">Qingdao</text:a></text:p>
          </table:table-cell>
          <table:table-cell office:value-type="date" office:date-value="1990-12-18" calcext:value-type="date">
            <text:p>1990-12-18</text:p>
          </table:table-cell>
        </table:table-row>
        <table:table-row table:style-name="ro3">
          <table:table-cell office:value-type="string" calcext:value-type="string">
            <text:p><text:a xlink:href="https://en.wikipedia.org/wiki/Laiyang" xlink:type="simple">Laiyang</text:a></text:p>
          </table:table-cell>
          <table:table-cell office:value-type="string" calcext:value-type="string">
            <text:p>莱阳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date" office:date-value="1987-02-20" calcext:value-type="date">
            <text:p>1987-02-20</text:p>
          </table:table-cell>
        </table:table-row>
        <table:table-row table:style-name="ro3">
          <table:table-cell office:value-type="string" calcext:value-type="string">
            <text:p><text:a xlink:href="https://en.wikipedia.org/wiki/Laizhou" xlink:type="simple">Laizhou</text:a></text:p>
          </table:table-cell>
          <table:table-cell office:value-type="string" calcext:value-type="string">
            <text:p>莱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date" office:date-value="1988-02-24" calcext:value-type="date">
            <text:p>1988-02-24</text:p>
          </table:table-cell>
        </table:table-row>
        <table:table-row table:style-name="ro3">
          <table:table-cell office:value-type="string" calcext:value-type="string">
            <text:p><text:a xlink:href="https://en.wikipedia.org/wiki/Leling" xlink:type="simple">Leling</text:a></text:p>
          </table:table-cell>
          <table:table-cell office:value-type="string" calcext:value-type="string">
            <text:p>乐陵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Dezhou" xlink:type="simple">Dezhou</text:a></text:p>
          </table:table-cell>
          <table:table-cell office:value-type="date" office:date-value="1988-09-01" calcext:value-type="date">
            <text:p>1988-09-01</text:p>
          </table:table-cell>
        </table:table-row>
        <table:table-row table:style-name="ro4">
          <table:table-cell office:value-type="string" calcext:value-type="string">
            <text:p><text:a xlink:href="https://en.wikipedia.org/wiki/Liaocheng" xlink:type="simple">Liaocheng</text:a></text:p>
          </table:table-cell>
          <table:table-cell office:value-type="string" calcext:value-type="string">
            <text:p>聊城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08-29" calcext:value-type="date">
            <text:p>1997-08-29</text:p>
          </table:table-cell>
        </table:table-row>
        <table:table-row table:style-name="ro3">
          <table:table-cell office:value-type="string" calcext:value-type="string">
            <text:p><text:a xlink:href="https://en.wikipedia.org/wiki/Linqing" xlink:type="simple">Linqing</text:a></text:p>
          </table:table-cell>
          <table:table-cell office:value-type="string" calcext:value-type="string">
            <text:p>临清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Liaocheng" xlink:type="simple">Liaocheng</text:a>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4">
          <table:table-cell office:value-type="string" calcext:value-type="string">
            <text:p><text:a xlink:href="https://en.wikipedia.org/wiki/Linyi" xlink:type="simple">Linyi</text:a></text:p>
          </table:table-cell>
          <table:table-cell office:value-type="string" calcext:value-type="string">
            <text:p>临沂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12-17" calcext:value-type="date">
            <text:p>1994-12-17</text:p>
          </table:table-cell>
        </table:table-row>
        <table:table-row table:style-name="ro3">
          <table:table-cell office:value-type="string" calcext:value-type="string">
            <text:p><text:a xlink:href="https://en.wikipedia.org/wiki/Longkou" xlink:type="simple">Longkou</text:a></text:p>
          </table:table-cell>
          <table:table-cell office:value-type="string" calcext:value-type="string">
            <text:p>龙口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date" office:date-value="1986-09-23" calcext:value-type="date">
            <text:p>1986-09-23</text:p>
          </table:table-cell>
        </table:table-row>
        <table:table-row table:style-name="ro3">
          <table:table-cell office:value-type="string" calcext:value-type="string">
            <text:p><text:a xlink:href="https://en.wikipedia.org/wiki/Pingdu" xlink:type="simple">Pingdu</text:a></text:p>
          </table:table-cell>
          <table:table-cell office:value-type="string" calcext:value-type="string">
            <text:p>平度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Qingdao" xlink:type="simple">Qingdao</text:a></text:p>
          </table:table-cell>
          <table:table-cell office:value-type="date" office:date-value="1989-07-27" calcext:value-type="date">
            <text:p>1989-07-27</text:p>
          </table:table-cell>
        </table:table-row>
        <table:table-row table:style-name="ro4">
          <table:table-cell office:value-type="string" calcext:value-type="string">
            <text:p><text:a xlink:href="https://en.wikipedia.org/wiki/Qingdao" xlink:type="simple">Qingdao</text:a></text:p>
          </table:table-cell>
          <table:table-cell office:value-type="string" calcext:value-type="string">
            <text:p>青岛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Qingzhou" xlink:type="simple">Qingzhou</text:a></text:p>
          </table:table-cell>
          <table:table-cell office:value-type="string" calcext:value-type="string">
            <text:p>青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date" office:date-value="1986-03-01" calcext:value-type="date">
            <text:p>1986-03-01</text:p>
          </table:table-cell>
        </table:table-row>
        <table:table-row table:style-name="ro3">
          <table:table-cell office:value-type="string" calcext:value-type="string">
            <text:p><text:a xlink:href="https://en.wikipedia.org/wiki/Qixia,_Shandong" xlink:type="simple">Qixia</text:a></text:p>
          </table:table-cell>
          <table:table-cell office:value-type="string" calcext:value-type="string">
            <text:p>栖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date" office:date-value="1995-11-30" calcext:value-type="date">
            <text:p>1995-11-30</text:p>
          </table:table-cell>
        </table:table-row>
        <table:table-row table:style-name="ro3">
          <table:table-cell office:value-type="string" calcext:value-type="string">
            <text:p><text:a xlink:href="https://en.wikipedia.org/wiki/Qufu" xlink:type="simple">Qufu</text:a></text:p>
          </table:table-cell>
          <table:table-cell office:value-type="string" calcext:value-type="string">
            <text:p>曲阜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Jining" xlink:type="simple">Jining</text:a></text:p>
          </table:table-cell>
          <table:table-cell office:value-type="date" office:date-value="1986-06-02" calcext:value-type="date">
            <text:p>1986-06-02</text:p>
          </table:table-cell>
        </table:table-row>
        <table:table-row table:style-name="ro4">
          <table:table-cell office:value-type="string" calcext:value-type="string">
            <text:p><text:a xlink:href="https://en.wikipedia.org/wiki/Rizhao" xlink:type="simple">Rizhao</text:a></text:p>
          </table:table-cell>
          <table:table-cell office:value-type="string" calcext:value-type="string">
            <text:p>日照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9-06-12" calcext:value-type="date">
            <text:p>1989-06-12</text:p>
          </table:table-cell>
        </table:table-row>
        <table:table-row table:style-name="ro3">
          <table:table-cell office:value-type="string" calcext:value-type="string">
            <text:p><text:a xlink:href="https://en.wikipedia.org/wiki/Rongcheng,_Shandong" xlink:type="simple">Rongcheng</text:a></text:p>
          </table:table-cell>
          <table:table-cell office:value-type="string" calcext:value-type="string">
            <text:p>荣成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hai" xlink:type="simple">Weihai</text:a></text:p>
          </table:table-cell>
          <table:table-cell office:value-type="date" office:date-value="1988-11-01" calcext:value-type="date">
            <text:p>1988-11-01</text:p>
          </table:table-cell>
        </table:table-row>
        <table:table-row table:style-name="ro3">
          <table:table-cell office:value-type="string" calcext:value-type="string">
            <text:p><text:a xlink:href="https://en.wikipedia.org/wiki/Rushan,_Shandong" xlink:type="simple">Rushan</text:a></text:p>
          </table:table-cell>
          <table:table-cell office:value-type="string" calcext:value-type="string">
            <text:p>乳山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hai" xlink:type="simple">Weihai</text:a></text:p>
          </table:table-cell>
          <table:table-cell office:value-type="date" office:date-value="1993-07-17" calcext:value-type="date">
            <text:p>1993-07-17</text:p>
          </table:table-cell>
        </table:table-row>
        <table:table-row table:style-name="ro3">
          <table:table-cell office:value-type="string" calcext:value-type="string">
            <text:p><text:a xlink:href="https://en.wikipedia.org/wiki/Shouguang" xlink:type="simple">Shouguang</text:a></text:p>
          </table:table-cell>
          <table:table-cell office:value-type="string" calcext:value-type="string">
            <text:p>寿光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date" office:date-value="1993-06-01" calcext:value-type="date">
            <text:p>1993-06-01</text:p>
          </table:table-cell>
        </table:table-row>
        <table:table-row table:style-name="ro4">
          <table:table-cell office:value-type="string" calcext:value-type="string">
            <text:p><text:a xlink:href="https://en.wikipedia.org/wiki/Tai%27an" xlink:type="simple">Tai'an</text:a></text:p>
          </table:table-cell>
          <table:table-cell office:value-type="string" calcext:value-type="string">
            <text:p>泰安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3-27" calcext:value-type="date">
            <text:p>1985-03-27</text:p>
          </table:table-cell>
        </table:table-row>
        <table:table-row table:style-name="ro3">
          <table:table-cell office:value-type="string" calcext:value-type="string">
            <text:p><text:a xlink:href="https://en.wikipedia.org/wiki/Tengzhou" xlink:type="simple">Tengzhou</text:a></text:p>
          </table:table-cell>
          <table:table-cell office:value-type="string" calcext:value-type="string">
            <text:p>滕州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Zaozhuang" xlink:type="simple">Zaozhuang</text:a></text:p>
          </table:table-cell>
          <table:table-cell office:value-type="date" office:date-value="1988-03-07" calcext:value-type="date">
            <text:p>1988-03-07</text:p>
          </table:table-cell>
        </table:table-row>
        <table:table-row table:style-name="ro4"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string" calcext:value-type="string">
            <text:p>潍坊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4">
          <table:table-cell office:value-type="string" calcext:value-type="string">
            <text:p><text:a xlink:href="https://en.wikipedia.org/wiki/Weihai" xlink:type="simple">Weihai</text:a></text:p>
          </table:table-cell>
          <table:table-cell office:value-type="string" calcext:value-type="string">
            <text:p>威海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7-06-15" calcext:value-type="date">
            <text:p>1987-06-15</text:p>
          </table:table-cell>
        </table:table-row>
        <table:table-row table:style-name="ro3">
          <table:table-cell office:value-type="string" calcext:value-type="string">
            <text:p><text:a xlink:href="https://en.wikipedia.org/wiki/Xintai" xlink:type="simple">Xintai</text:a></text:p>
          </table:table-cell>
          <table:table-cell office:value-type="string" calcext:value-type="string">
            <text:p>新泰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Tai%27an" xlink:type="simple">Tai'an</text:a>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4"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string" calcext:value-type="string">
            <text:p>烟台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30" calcext:value-type="date">
            <text:p>1983-08-30</text:p>
          </table:table-cell>
        </table:table-row>
        <table:table-row table:style-name="ro3">
          <table:table-cell office:value-type="string" calcext:value-type="string">
            <text:p><text:a xlink:href="https://en.wikipedia.org/wiki/Yucheng,_Shandong" xlink:type="simple">Yucheng</text:a></text:p>
          </table:table-cell>
          <table:table-cell office:value-type="string" calcext:value-type="string">
            <text:p>禹城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Dezhou" xlink:type="simple">Dezhou</text:a></text:p>
          </table:table-cell>
          <table:table-cell office:value-type="date" office:date-value="1993-09-09" calcext:value-type="date">
            <text:p>1993-09-09</text:p>
          </table:table-cell>
        </table:table-row>
        <table:table-row table:style-name="ro4">
          <table:table-cell office:value-type="string" calcext:value-type="string">
            <text:p><text:a xlink:href="https://en.wikipedia.org/wiki/Zaozhuang" xlink:type="simple">Zaozhuang</text:a></text:p>
          </table:table-cell>
          <table:table-cell office:value-type="string" calcext:value-type="string">
            <text:p>枣庄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09-12" calcext:value-type="date">
            <text:p>1961-09-12</text:p>
          </table:table-cell>
        </table:table-row>
        <table:table-row table:style-name="ro3">
          <table:table-cell office:value-type="string" calcext:value-type="string">
            <text:p><text:a xlink:href="https://en.wikipedia.org/wiki/Zhaoyuan,_Shandong" xlink:type="simple">Zhaoyuan</text:a></text:p>
          </table:table-cell>
          <table:table-cell office:value-type="string" calcext:value-type="string">
            <text:p>招远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Yantai" xlink:type="simple">Yantai</text:a></text:p>
          </table:table-cell>
          <table:table-cell office:value-type="date" office:date-value="1991-12-21" calcext:value-type="date">
            <text:p>1991-12-21</text:p>
          </table:table-cell>
        </table:table-row>
        <table:table-row table:style-name="ro3">
          <table:table-cell office:value-type="string" calcext:value-type="string">
            <text:p><text:a xlink:href="https://en.wikipedia.org/wiki/Zhucheng" xlink:type="simple">Zhucheng</text:a></text:p>
          </table:table-cell>
          <table:table-cell office:value-type="string" calcext:value-type="string">
            <text:p>诸城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Weifang" xlink:type="simple">Weifang</text:a></text:p>
          </table:table-cell>
          <table:table-cell office:value-type="date" office:date-value="1987-04-20" calcext:value-type="date">
            <text:p>1987-04-20</text:p>
          </table:table-cell>
        </table:table-row>
        <table:table-row table:style-name="ro4">
          <table:table-cell office:value-type="string" calcext:value-type="string">
            <text:p><text:a xlink:href="https://en.wikipedia.org/wiki/Zibo" xlink:type="simple">Zibo</text:a></text:p>
          </table:table-cell>
          <table:table-cell office:value-type="string" calcext:value-type="string">
            <text:p>淄博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1-09-12" calcext:value-type="date">
            <text:p>1961-09-12</text:p>
          </table:table-cell>
        </table:table-row>
        <table:table-row table:style-name="ro3">
          <table:table-cell office:value-type="string" calcext:value-type="string">
            <text:p><text:a xlink:href="https://en.wikipedia.org/wiki/Zoucheng" xlink:type="simple">Zoucheng</text:a></text:p>
          </table:table-cell>
          <table:table-cell office:value-type="string" calcext:value-type="string">
            <text:p>邹城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Jining" xlink:type="simple">Jining</text:a></text:p>
          </table:table-cell>
          <table:table-cell office:value-type="date" office:date-value="1992-10-04" calcext:value-type="date">
            <text:p>1992-10-04</text:p>
          </table:table-cell>
        </table:table-row>
        <table:table-row table:style-name="ro3">
          <table:table-cell office:value-type="string" calcext:value-type="string">
            <text:p><text:a xlink:href="https://en.wikipedia.org/wiki/Zouping" xlink:type="simple">Zouping</text:a></text:p>
          </table:table-cell>
          <table:table-cell office:value-type="string" calcext:value-type="string">
            <text:p>邹平市</text:p>
          </table:table-cell>
          <table:table-cell office:value-type="string" calcext:value-type="string">
            <text:p><text:a xlink:href="https://en.wikipedia.org/wiki/Shandong" xlink:type="simple">Shandong</text:a></text:p>
          </table:table-cell>
          <table:table-cell office:value-type="string" calcext:value-type="string">
            <text:p><text:a xlink:href="https://en.wikipedia.org/wiki/Binzhou" xlink:type="simple">Binzhou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4">
          <table:table-cell office:value-type="string" calcext:value-type="string">
            <text:p><text:a xlink:href="https://en.wikipedia.org/wiki/Changzhi" xlink:type="simple">Changzhi</text:a></text:p>
          </table:table-cell>
          <table:table-cell office:value-type="string" calcext:value-type="string">
            <text:p>长治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5-07-09" calcext:value-type="date">
            <text:p>1975-07-09</text:p>
          </table:table-cell>
        </table:table-row>
        <table:table-row table:style-name="ro4">
          <table:table-cell office:value-type="string" calcext:value-type="string">
            <text:p><text:a xlink:href="https://en.wikipedia.org/wiki/Datong" xlink:type="simple">Datong</text:a></text:p>
          </table:table-cell>
          <table:table-cell office:value-type="string" calcext:value-type="string">
            <text:p>大同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2-03-09" calcext:value-type="date">
            <text:p>1972-03-09</text:p>
          </table:table-cell>
        </table:table-row>
        <table:table-row table:style-name="ro3">
          <table:table-cell office:value-type="string" calcext:value-type="string">
            <text:p><text:a xlink:href="https://en.wikipedia.org/wiki/Fenyang" xlink:type="simple">Fenyang</text:a></text:p>
          </table:table-cell>
          <table:table-cell office:value-type="string" calcext:value-type="string">
            <text:p>汾阳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Lüliang" xlink:type="simple">Lüliang</text:a></text:p>
          </table:table-cell>
          <table:table-cell office:value-type="date" office:date-value="1996-08-20" calcext:value-type="date">
            <text:p>1996-08-20</text:p>
          </table:table-cell>
        </table:table-row>
        <table:table-row table:style-name="ro3">
          <table:table-cell office:value-type="string" calcext:value-type="string">
            <text:p><text:a xlink:href="https://en.wikipedia.org/wiki/Gaoping" xlink:type="simple">Gaoping</text:a></text:p>
          </table:table-cell>
          <table:table-cell office:value-type="string" calcext:value-type="string">
            <text:p>高平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Jincheng" xlink:type="simple">Jincheng</text:a></text:p>
          </table:table-cell>
          <table:table-cell office:value-type="date" office:date-value="1993-05-12" calcext:value-type="date">
            <text:p>1993-05-12</text:p>
          </table:table-cell>
        </table:table-row>
        <table:table-row table:style-name="ro3">
          <table:table-cell office:value-type="string" calcext:value-type="string">
            <text:p><text:a xlink:href="https://en.wikipedia.org/wiki/Gujiao" xlink:type="simple">Gujiao</text:a></text:p>
          </table:table-cell>
          <table:table-cell office:value-type="string" calcext:value-type="string">
            <text:p>古交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Taiyuan" xlink:type="simple">Taiyuan</text:a></text:p>
          </table:table-cell>
          <table:table-cell office:value-type="date" office:date-value="1988-02-24" calcext:value-type="date">
            <text:p>1988-02-24</text:p>
          </table:table-cell>
        </table:table-row>
        <table:table-row table:style-name="ro3">
          <table:table-cell office:value-type="string" calcext:value-type="string">
            <text:p><text:a xlink:href="https://en.wikipedia.org/wiki/Hejin" xlink:type="simple">Hejin</text:a></text:p>
          </table:table-cell>
          <table:table-cell office:value-type="string" calcext:value-type="string">
            <text:p>河津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Yuncheng" xlink:type="simple">Yuncheng</text:a></text:p>
          </table:table-cell>
          <table:table-cell office:value-type="date" office:date-value="1994-01-12" calcext:value-type="date">
            <text:p>1994-01-12</text:p>
          </table:table-cell>
        </table:table-row>
        <table:table-row table:style-name="ro3">
          <table:table-cell office:value-type="string" calcext:value-type="string">
            <text:p><text:a xlink:href="https://en.wikipedia.org/wiki/Houma,_Shanxi" xlink:type="simple">Houma</text:a></text:p>
          </table:table-cell>
          <table:table-cell office:value-type="string" calcext:value-type="string">
            <text:p>侯马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Linfen" xlink:type="simple">Linfen</text:a></text:p>
          </table:table-cell>
          <table:table-cell office:value-type="date" office:date-value="1971-06-05" calcext:value-type="date">
            <text:p>1971-06-05</text:p>
          </table:table-cell>
        </table:table-row>
        <table:table-row table:style-name="ro3">
          <table:table-cell office:value-type="string" calcext:value-type="string">
            <text:p><text:a xlink:href="https://en.wikipedia.org/wiki/Huairen" xlink:type="simple">Huairen</text:a></text:p>
          </table:table-cell>
          <table:table-cell office:value-type="string" calcext:value-type="string">
            <text:p>怀仁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Shuozhou" xlink:type="simple">Shuozhou</text:a></text:p>
          </table:table-cell>
          <table:table-cell office:value-type="date" office:date-value="2018-02-22" calcext:value-type="date">
            <text:p>2018-02-22</text:p>
          </table:table-cell>
        </table:table-row>
        <table:table-row table:style-name="ro3">
          <table:table-cell office:value-type="string" calcext:value-type="string">
            <text:p><text:a xlink:href="https://en.wikipedia.org/wiki/Huozhou" xlink:type="simple">Huozhou</text:a></text:p>
          </table:table-cell>
          <table:table-cell office:value-type="string" calcext:value-type="string">
            <text:p>霍州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Linfen" xlink:type="simple">Linfen</text:a></text:p>
          </table:table-cell>
          <table:table-cell office:value-type="date" office:date-value="1989-12-23" calcext:value-type="date">
            <text:p>1989-12-23</text:p>
          </table:table-cell>
        </table:table-row>
        <table:table-row table:style-name="ro3">
          <table:table-cell office:value-type="string" calcext:value-type="string">
            <text:p><text:a xlink:href="https://en.wikipedia.org/wiki/Jiexiu" xlink:type="simple">Jiexiu</text:a></text:p>
          </table:table-cell>
          <table:table-cell office:value-type="string" calcext:value-type="string">
            <text:p>介休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Jinzhong" xlink:type="simple">Jinzhong</text:a></text:p>
          </table:table-cell>
          <table:table-cell office:value-type="date" office:date-value="1992-02-10" calcext:value-type="date">
            <text:p>1992-02-10</text:p>
          </table:table-cell>
        </table:table-row>
        <table:table-row table:style-name="ro4">
          <table:table-cell office:value-type="string" calcext:value-type="string">
            <text:p><text:a xlink:href="https://en.wikipedia.org/wiki/Jincheng" xlink:type="simple">Jincheng</text:a></text:p>
          </table:table-cell>
          <table:table-cell office:value-type="string" calcext:value-type="string">
            <text:p>晋城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4-30" calcext:value-type="date">
            <text:p>1985-04-30</text:p>
          </table:table-cell>
        </table:table-row>
        <table:table-row table:style-name="ro4">
          <table:table-cell office:value-type="string" calcext:value-type="string">
            <text:p><text:a xlink:href="https://en.wikipedia.org/wiki/Jinzhong" xlink:type="simple">Jinzhong</text:a></text:p>
          </table:table-cell>
          <table:table-cell office:value-type="string" calcext:value-type="string">
            <text:p>晋中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09-24" calcext:value-type="date">
            <text:p>1999-09-24</text:p>
          </table:table-cell>
        </table:table-row>
        <table:table-row table:style-name="ro4">
          <table:table-cell office:value-type="string" calcext:value-type="string">
            <text:p><text:a xlink:href="https://en.wikipedia.org/wiki/Linfen" xlink:type="simple">Linfen</text:a></text:p>
          </table:table-cell>
          <table:table-cell office:value-type="string" calcext:value-type="string">
            <text:p>临汾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23" calcext:value-type="date">
            <text:p>2000-06-23</text:p>
          </table:table-cell>
        </table:table-row>
        <table:table-row table:style-name="ro4">
          <table:table-cell office:value-type="string" calcext:value-type="string">
            <text:p><text:a xlink:href="https://en.wikipedia.org/wiki/Lüliang" xlink:type="simple">Lüliang</text:a></text:p>
          </table:table-cell>
          <table:table-cell office:value-type="string" calcext:value-type="string">
            <text:p>吕梁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10-23" calcext:value-type="date">
            <text:p>2003-10-23</text:p>
          </table:table-cell>
        </table:table-row>
        <table:table-row table:style-name="ro4">
          <table:table-cell office:value-type="string" calcext:value-type="string">
            <text:p><text:a xlink:href="https://en.wikipedia.org/wiki/Shuozhou" xlink:type="simple">Shuozhou</text:a></text:p>
          </table:table-cell>
          <table:table-cell office:value-type="string" calcext:value-type="string">
            <text:p>朔州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8-03-24" calcext:value-type="date">
            <text:p>1988-03-24</text:p>
          </table:table-cell>
        </table:table-row>
        <table:table-row table:style-name="ro4">
          <table:table-cell office:value-type="string" calcext:value-type="string">
            <text:p><text:a xlink:href="https://en.wikipedia.org/wiki/Taiyuan" xlink:type="simple">Taiyuan</text:a></text:p>
          </table:table-cell>
          <table:table-cell office:value-type="string" calcext:value-type="string">
            <text:p>太原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Xiaoyi" xlink:type="simple">Xiaoyi</text:a></text:p>
          </table:table-cell>
          <table:table-cell office:value-type="string" calcext:value-type="string">
            <text:p>孝义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Lüliang" xlink:type="simple">Lüliang</text:a></text:p>
          </table:table-cell>
          <table:table-cell office:value-type="date" office:date-value="1992-02-10" calcext:value-type="date">
            <text:p>1992-02-10</text:p>
          </table:table-cell>
        </table:table-row>
        <table:table-row table:style-name="ro4">
          <table:table-cell office:value-type="string" calcext:value-type="string">
            <text:p><text:a xlink:href="https://en.wikipedia.org/wiki/Xinzhou" xlink:type="simple">Xinzhou</text:a></text:p>
          </table:table-cell>
          <table:table-cell office:value-type="string" calcext:value-type="string">
            <text:p>忻州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4" calcext:value-type="date">
            <text:p>2000-06-14</text:p>
          </table:table-cell>
        </table:table-row>
        <table:table-row table:style-name="ro4">
          <table:table-cell office:value-type="string" calcext:value-type="string">
            <text:p><text:a xlink:href="https://en.wikipedia.org/wiki/Yangquan" xlink:type="simple">Yangquan</text:a></text:p>
          </table:table-cell>
          <table:table-cell office:value-type="string" calcext:value-type="string">
            <text:p>阳泉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72-03-09" calcext:value-type="date">
            <text:p>1972-03-09</text:p>
          </table:table-cell>
        </table:table-row>
        <table:table-row table:style-name="ro3">
          <table:table-cell office:value-type="string" calcext:value-type="string">
            <text:p><text:a xlink:href="https://en.wikipedia.org/wiki/Yongji,_Shanxi" xlink:type="simple">Yongji</text:a></text:p>
          </table:table-cell>
          <table:table-cell office:value-type="string" calcext:value-type="string">
            <text:p>永济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Yuncheng" xlink:type="simple">Yuncheng</text:a></text:p>
          </table:table-cell>
          <table:table-cell office:value-type="date" office:date-value="1994-01-12" calcext:value-type="date">
            <text:p>1994-01-12</text:p>
          </table:table-cell>
        </table:table-row>
        <table:table-row table:style-name="ro4">
          <table:table-cell office:value-type="string" calcext:value-type="string">
            <text:p><text:a xlink:href="https://en.wikipedia.org/wiki/Yuncheng,_Shanxi" xlink:type="simple">Yuncheng</text:a></text:p>
          </table:table-cell>
          <table:table-cell office:value-type="string" calcext:value-type="string">
            <text:p>运城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4" calcext:value-type="date">
            <text:p>2000-06-14</text:p>
          </table:table-cell>
        </table:table-row>
        <table:table-row table:style-name="ro3">
          <table:table-cell office:value-type="string" calcext:value-type="string">
            <text:p><text:a xlink:href="https://en.wikipedia.org/wiki/Yuanping,_Shanxi" xlink:type="simple">Yuanping</text:a></text:p>
          </table:table-cell>
          <table:table-cell office:value-type="string" calcext:value-type="string">
            <text:p>原平市</text:p>
          </table:table-cell>
          <table:table-cell office:value-type="string" calcext:value-type="string">
            <text:p><text:a xlink:href="https://en.wikipedia.org/wiki/Shanxi" xlink:type="simple">Shanxi</text:a></text:p>
          </table:table-cell>
          <table:table-cell office:value-type="string" calcext:value-type="string">
            <text:p><text:a xlink:href="https://en.wikipedia.org/wiki/Xinzhou" xlink:type="simple">Xinzhou</text:a></text:p>
          </table:table-cell>
          <table:table-cell office:value-type="date" office:date-value="1993-06-17" calcext:value-type="date">
            <text:p>1993-06-17</text:p>
          </table:table-cell>
        </table:table-row>
        <table:table-row table:style-name="ro3">
          <table:table-cell office:value-type="string" calcext:value-type="string">
            <text:p><text:a xlink:href="https://en.wikipedia.org/wiki/Barkam" xlink:type="simple">Barkam</text:a></text:p>
          </table:table-cell>
          <table:table-cell office:value-type="string" calcext:value-type="string">
            <text:p>马尔康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Ngawa_Tibetan_and_Qiang_Autonomous_Prefecture" xlink:type="simple">Ngawa</text:a></text:p>
          </table:table-cell>
          <table:table-cell office:value-type="date" office:date-value="2015-11-02" calcext:value-type="date">
            <text:p>2015-11-02</text:p>
          </table:table-cell>
        </table:table-row>
        <table:table-row table:style-name="ro4">
          <table:table-cell office:value-type="string" calcext:value-type="string">
            <text:p><text:a xlink:href="https://en.wikipedia.org/wiki/Bazhong" xlink:type="simple">Bazhong</text:a></text:p>
          </table:table-cell>
          <table:table-cell office:value-type="string" calcext:value-type="string">
            <text:p>巴中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4" calcext:value-type="date">
            <text:p>2000-06-14</text:p>
          </table:table-cell>
        </table:table-row>
        <table:table-row table:style-name="ro4">
          <table:table-cell office:value-type="string" calcext:value-type="string">
            <text:p><text:a xlink:href="https://en.wikipedia.org/wiki/Chengdu" xlink:type="simple">Chengdu</text:a></text:p>
          </table:table-cell>
          <table:table-cell office:value-type="string" calcext:value-type="string">
            <text:p>成都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3">
          <table:table-cell office:value-type="string" calcext:value-type="string">
            <text:p><text:a xlink:href="https://en.wikipedia.org/wiki/Chongzhou" xlink:type="simple">Chongzhou</text:a></text:p>
          </table:table-cell>
          <table:table-cell office:value-type="string" calcext:value-type="string">
            <text:p>崇州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Chengdu" xlink:type="simple">Chengdu</text:a></text:p>
          </table:table-cell>
          <table:table-cell office:value-type="date" office:date-value="1994-06-20" calcext:value-type="date">
            <text:p>1994-06-20</text:p>
          </table:table-cell>
        </table:table-row>
        <table:table-row table:style-name="ro4">
          <table:table-cell office:value-type="string" calcext:value-type="string">
            <text:p><text:a xlink:href="https://en.wikipedia.org/wiki/Dazhou" xlink:type="simple">Dazhou</text:a></text:p>
          </table:table-cell>
          <table:table-cell office:value-type="string" calcext:value-type="string">
            <text:p>达州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9-06-20" calcext:value-type="date">
            <text:p>1999-06-20</text:p>
          </table:table-cell>
        </table:table-row>
        <table:table-row table:style-name="ro4">
          <table:table-cell office:value-type="string" calcext:value-type="string">
            <text:p><text:a xlink:href="https://en.wikipedia.org/wiki/Deyang" xlink:type="simple">Deyang</text:a></text:p>
          </table:table-cell>
          <table:table-cell office:value-type="string" calcext:value-type="string">
            <text:p>德阳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8-18" calcext:value-type="date">
            <text:p>1983-08-18</text:p>
          </table:table-cell>
        </table:table-row>
        <table:table-row table:style-name="ro3">
          <table:table-cell office:value-type="string" calcext:value-type="string">
            <text:p><text:a xlink:href="https://en.wikipedia.org/wiki/Dujiangyan_City" xlink:type="simple">Dujiangyan</text:a></text:p>
          </table:table-cell>
          <table:table-cell office:value-type="string" calcext:value-type="string">
            <text:p>都江堰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Chengdu" xlink:type="simple">Chengdu</text:a></text:p>
          </table:table-cell>
          <table:table-cell office:value-type="date" office:date-value="1988-03-03" calcext:value-type="date">
            <text:p>1988-03-03</text:p>
          </table:table-cell>
        </table:table-row>
        <table:table-row table:style-name="ro3">
          <table:table-cell office:value-type="string" calcext:value-type="string">
            <text:p><text:a xlink:href="https://en.wikipedia.org/wiki/Emeishan_City" xlink:type="simple">Emeishan</text:a></text:p>
          </table:table-cell>
          <table:table-cell office:value-type="string" calcext:value-type="string">
            <text:p>峨眉山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Leshan" xlink:type="simple">Leshan</text:a></text:p>
          </table:table-cell>
          <table:table-cell office:value-type="date" office:date-value="1988-09-01" calcext:value-type="date">
            <text:p>1988-09-01</text:p>
          </table:table-cell>
        </table:table-row>
        <table:table-row table:style-name="ro4">
          <table:table-cell office:value-type="string" calcext:value-type="string">
            <text:p><text:a xlink:href="https://en.wikipedia.org/wiki/Guang%27an" xlink:type="simple">Guang'an</text:a></text:p>
          </table:table-cell>
          <table:table-cell office:value-type="string" calcext:value-type="string">
            <text:p>广安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8-07-31" calcext:value-type="date">
            <text:p>1998-07-31</text:p>
          </table:table-cell>
        </table:table-row>
        <table:table-row table:style-name="ro3">
          <table:table-cell office:value-type="string" calcext:value-type="string">
            <text:p><text:a xlink:href="https://en.wikipedia.org/wiki/Guanghan" xlink:type="simple">Guanghan</text:a></text:p>
          </table:table-cell>
          <table:table-cell office:value-type="string" calcext:value-type="string">
            <text:p>广汉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Deyang" xlink:type="simple">Deyang</text:a></text:p>
          </table:table-cell>
          <table:table-cell office:value-type="date" office:date-value="1988-02-24" calcext:value-type="date">
            <text:p>1988-02-24</text:p>
          </table:table-cell>
        </table:table-row>
        <table:table-row table:style-name="ro4">
          <table:table-cell office:value-type="string" calcext:value-type="string">
            <text:p><text:a xlink:href="https://en.wikipedia.org/wiki/Guangyuan" xlink:type="simple">Guangyuan</text:a></text:p>
          </table:table-cell>
          <table:table-cell office:value-type="string" calcext:value-type="string">
            <text:p>广元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08" calcext:value-type="date">
            <text:p>1985-02-08</text:p>
          </table:table-cell>
        </table:table-row>
        <table:table-row table:style-name="ro3">
          <table:table-cell office:value-type="string" calcext:value-type="string">
            <text:p><text:a xlink:href="https://en.wikipedia.org/wiki/Huaying" xlink:type="simple">Huaying</text:a></text:p>
          </table:table-cell>
          <table:table-cell office:value-type="string" calcext:value-type="string">
            <text:p>华蓥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Guang%27an" xlink:type="simple">Guang'an</text:a></text:p>
          </table:table-cell>
          <table:table-cell office:value-type="date" office:date-value="1985-02-04" calcext:value-type="date">
            <text:p>1985-02-04</text:p>
          </table:table-cell>
        </table:table-row>
        <table:table-row table:style-name="ro5">
          <table:table-cell office:value-type="string" calcext:value-type="string">
            <text:p><text:a xlink:href="https://en.wikipedia.org/wiki/Huili" xlink:type="simple">Huili</text:a></text:p>
          </table:table-cell>
          <table:table-cell table:style-name="ce3" office:value-type="string" calcext:value-type="string">
            <text:p>会理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Liangshan_Yi_Autonomous_Prefecture" xlink:type="simple">Liangshan</text:a></text:p>
          </table:table-cell>
          <table:table-cell office:value-type="date" office:date-value="2021-02-01" calcext:value-type="date">
            <text:p>2021-02-01</text:p>
          </table:table-cell>
        </table:table-row>
        <table:table-row table:style-name="ro3">
          <table:table-cell office:value-type="string" calcext:value-type="string">
            <text:p><text:a xlink:href="https://en.wikipedia.org/wiki/Jiangyou" xlink:type="simple">Jiangyou</text:a></text:p>
          </table:table-cell>
          <table:table-cell office:value-type="string" calcext:value-type="string">
            <text:p>江油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Mianyang" xlink:type="simple">Mianyang</text:a></text:p>
          </table:table-cell>
          <table:table-cell office:value-type="date" office:date-value="1988-02-24" calcext:value-type="date">
            <text:p>1988-02-24</text:p>
          </table:table-cell>
        </table:table-row>
        <table:table-row table:style-name="ro3">
          <table:table-cell office:value-type="string" calcext:value-type="string">
            <text:p><text:a xlink:href="https://en.wikipedia.org/wiki/Jianyang,_Sichuan" xlink:type="simple">Jianyang</text:a></text:p>
          </table:table-cell>
          <table:table-cell office:value-type="string" calcext:value-type="string">
            <text:p>简阳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Chengdu" xlink:type="simple">Chengdu</text:a></text:p>
          </table:table-cell>
          <table:table-cell office:value-type="date" office:date-value="1994-04-05" calcext:value-type="date">
            <text:p>1994-04-05</text:p>
          </table:table-cell>
        </table:table-row>
        <table:table-row table:style-name="ro3">
          <table:table-cell office:value-type="string" calcext:value-type="string">
            <text:p><text:a xlink:href="https://en.wikipedia.org/wiki/Kangding" xlink:type="simple">Kangding</text:a></text:p>
          </table:table-cell>
          <table:table-cell office:value-type="string" calcext:value-type="string">
            <text:p>康定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Garzê_Tibetan_Autonomous_Prefecture" xlink:type="simple">Garzê</text:a></text:p>
          </table:table-cell>
          <table:table-cell office:value-type="date" office:date-value="2015-02-17" calcext:value-type="date">
            <text:p>2015-02-17</text:p>
          </table:table-cell>
        </table:table-row>
        <table:table-row table:style-name="ro3">
          <table:table-cell office:value-type="string" calcext:value-type="string">
            <text:p><text:a xlink:href="https://en.wikipedia.org/wiki/Langzhong" xlink:type="simple">Langzhong</text:a></text:p>
          </table:table-cell>
          <table:table-cell office:value-type="string" calcext:value-type="string">
            <text:p>阆中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Nanchong" xlink:type="simple">Nanchong</text:a></text:p>
          </table:table-cell>
          <table:table-cell office:value-type="date" office:date-value="1991-01-12" calcext:value-type="date">
            <text:p>1991-01-12</text:p>
          </table:table-cell>
        </table:table-row>
        <table:table-row table:style-name="ro4">
          <table:table-cell office:value-type="string" calcext:value-type="string">
            <text:p><text:a xlink:href="https://en.wikipedia.org/wiki/Leshan" xlink:type="simple">Leshan</text:a></text:p>
          </table:table-cell>
          <table:table-cell office:value-type="string" calcext:value-type="string">
            <text:p>乐山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11" calcext:value-type="date">
            <text:p>1985-02-11</text:p>
          </table:table-cell>
        </table:table-row>
        <table:table-row table:style-name="ro3">
          <table:table-cell office:value-type="string" calcext:value-type="string">
            <text:p><text:a xlink:href="https://en.wikipedia.org/wiki/Longchang" xlink:type="simple">Longchang</text:a></text:p>
          </table:table-cell>
          <table:table-cell office:value-type="string" calcext:value-type="string">
            <text:p>隆昌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Neijiang" xlink:type="simple">Neijiang</text:a></text:p>
          </table:table-cell>
          <table:table-cell office:value-type="date" office:date-value="2017-04-09" calcext:value-type="date">
            <text:p>2017-04-09</text:p>
          </table:table-cell>
        </table:table-row>
        <table:table-row table:style-name="ro4">
          <table:table-cell office:value-type="string" calcext:value-type="string">
            <text:p><text:a xlink:href="https://en.wikipedia.org/wiki/Luzhou" xlink:type="simple">Luzhou</text:a></text:p>
          </table:table-cell>
          <table:table-cell office:value-type="string" calcext:value-type="string">
            <text:p>泸州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3-03" calcext:value-type="date">
            <text:p>1983-03-03</text:p>
          </table:table-cell>
        </table:table-row>
        <table:table-row table:style-name="ro3">
          <table:table-cell office:value-type="string" calcext:value-type="string">
            <text:p><text:a xlink:href="https://en.wikipedia.org/wiki/Mianzhu" xlink:type="simple">Mianzhu</text:a></text:p>
          </table:table-cell>
          <table:table-cell office:value-type="string" calcext:value-type="string">
            <text:p>绵竹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Deyang" xlink:type="simple">Deyang</text:a></text:p>
          </table:table-cell>
          <table:table-cell office:value-type="date" office:date-value="1996-10-15" calcext:value-type="date">
            <text:p>1996-10-15</text:p>
          </table:table-cell>
        </table:table-row>
        <table:table-row table:style-name="ro4">
          <table:table-cell office:value-type="string" calcext:value-type="string">
            <text:p><text:a xlink:href="https://en.wikipedia.org/wiki/Meishan" xlink:type="simple">Meishan</text:a></text:p>
          </table:table-cell>
          <table:table-cell office:value-type="string" calcext:value-type="string">
            <text:p>眉山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0" calcext:value-type="date">
            <text:p>2000-06-10</text:p>
          </table:table-cell>
        </table:table-row>
        <table:table-row table:style-name="ro4">
          <table:table-cell office:value-type="string" calcext:value-type="string">
            <text:p><text:a xlink:href="https://en.wikipedia.org/wiki/Mianyang" xlink:type="simple">Mianyang</text:a></text:p>
          </table:table-cell>
          <table:table-cell office:value-type="string" calcext:value-type="string">
            <text:p>绵阳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08" calcext:value-type="date">
            <text:p>1985-02-08</text:p>
          </table:table-cell>
        </table:table-row>
        <table:table-row table:style-name="ro4">
          <table:table-cell office:value-type="string" calcext:value-type="string">
            <text:p><text:a xlink:href="https://en.wikipedia.org/wiki/Nanchong" xlink:type="simple">Nanchong</text:a></text:p>
          </table:table-cell>
          <table:table-cell office:value-type="string" calcext:value-type="string">
            <text:p>南充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3-07-02" calcext:value-type="date">
            <text:p>1993-07-02</text:p>
          </table:table-cell>
        </table:table-row>
        <table:table-row table:style-name="ro4">
          <table:table-cell office:value-type="string" calcext:value-type="string">
            <text:p><text:a xlink:href="https://en.wikipedia.org/wiki/Neijiang" xlink:type="simple">Neijiang</text:a></text:p>
          </table:table-cell>
          <table:table-cell office:value-type="string" calcext:value-type="string">
            <text:p>内江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11" calcext:value-type="date">
            <text:p>1985-02-11</text:p>
          </table:table-cell>
        </table:table-row>
        <table:table-row table:style-name="ro4">
          <table:table-cell office:value-type="string" calcext:value-type="string">
            <text:p><text:a xlink:href="https://en.wikipedia.org/wiki/Panzhihua" xlink:type="simple">Panzhihua</text:a></text:p>
          </table:table-cell>
          <table:table-cell office:value-type="string" calcext:value-type="string">
            <text:p>攀枝花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5-04-22" calcext:value-type="date">
            <text:p>1965-04-22</text:p>
          </table:table-cell>
        </table:table-row>
        <table:table-row table:style-name="ro3">
          <table:table-cell office:value-type="string" calcext:value-type="string">
            <text:p><text:a xlink:href="https://en.wikipedia.org/wiki/Pengzhou" xlink:type="simple">Pengzhou</text:a></text:p>
          </table:table-cell>
          <table:table-cell office:value-type="string" calcext:value-type="string">
            <text:p>彭州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Chengdu" xlink:type="simple">Chengdu</text:a></text:p>
          </table:table-cell>
          <table:table-cell office:value-type="date" office:date-value="1993-12-01" calcext:value-type="date">
            <text:p>1993-12-01</text:p>
          </table:table-cell>
        </table:table-row>
        <table:table-row table:style-name="ro3">
          <table:table-cell office:value-type="string" calcext:value-type="string">
            <text:p><text:a xlink:href="https://en.wikipedia.org/wiki/Qionglai_City" xlink:type="simple">Qionglai</text:a></text:p>
          </table:table-cell>
          <table:table-cell office:value-type="string" calcext:value-type="string">
            <text:p>邛崃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Chengdu" xlink:type="simple">Chengdu</text:a></text:p>
          </table:table-cell>
          <table:table-cell office:value-type="date" office:date-value="1994-06-19" calcext:value-type="date">
            <text:p>1994-06-19</text:p>
          </table:table-cell>
        </table:table-row>
        <table:table-row table:style-name="ro3">
          <table:table-cell office:value-type="string" calcext:value-type="string">
            <text:p><text:a xlink:href="https://en.wikipedia.org/wiki/Shifang" xlink:type="simple">Shifang</text:a></text:p>
          </table:table-cell>
          <table:table-cell office:value-type="string" calcext:value-type="string">
            <text:p>什邡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Deyang" xlink:type="simple">Deyang</text:a></text:p>
          </table:table-cell>
          <table:table-cell office:value-type="date" office:date-value="1995-11-08" calcext:value-type="date">
            <text:p>1995-11-08</text:p>
          </table:table-cell>
        </table:table-row>
        <table:table-row table:style-name="ro3">
          <table:table-cell office:value-type="string" calcext:value-type="string">
            <text:p><text:a xlink:href="https://en.wikipedia.org/wiki/Shehong" xlink:type="simple">Shehong</text:a></text:p>
          </table:table-cell>
          <table:table-cell office:value-type="string" calcext:value-type="string">
            <text:p>射洪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Suining" xlink:type="simple">Suining</text:a>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4">
          <table:table-cell office:value-type="string" calcext:value-type="string">
            <text:p><text:a xlink:href="https://en.wikipedia.org/wiki/Suining" xlink:type="simple">Suining</text:a></text:p>
          </table:table-cell>
          <table:table-cell office:value-type="string" calcext:value-type="string">
            <text:p>遂宁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2-08" calcext:value-type="date">
            <text:p>1985-02-08</text:p>
          </table:table-cell>
        </table:table-row>
        <table:table-row table:style-name="ro3">
          <table:table-cell office:value-type="string" calcext:value-type="string">
            <text:p><text:a xlink:href="https://en.wikipedia.org/wiki/Wanyuan" xlink:type="simple">Wanyuan</text:a></text:p>
          </table:table-cell>
          <table:table-cell office:value-type="string" calcext:value-type="string">
            <text:p>万源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Dazhou" xlink:type="simple">Dazhou</text:a></text:p>
          </table:table-cell>
          <table:table-cell office:value-type="date" office:date-value="1993-07-14" calcext:value-type="date">
            <text:p>1993-07-14</text:p>
          </table:table-cell>
        </table:table-row>
        <table:table-row table:style-name="ro3">
          <table:table-cell office:value-type="string" calcext:value-type="string">
            <text:p><text:a xlink:href="https://en.wikipedia.org/wiki/Xichang" xlink:type="simple">Xichang</text:a></text:p>
          </table:table-cell>
          <table:table-cell office:value-type="string" calcext:value-type="string">
            <text:p>西昌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office:value-type="string" calcext:value-type="string">
            <text:p><text:a xlink:href="https://en.wikipedia.org/wiki/Liangshan_Yi_Autonomous_Prefecture" xlink:type="simple">Liangshan</text:a></text:p>
          </table:table-cell>
          <table:table-cell office:value-type="date" office:date-value="1979-07-19" calcext:value-type="date">
            <text:p>1979-07-19</text:p>
          </table:table-cell>
        </table:table-row>
        <table:table-row table:style-name="ro4">
          <table:table-cell office:value-type="string" calcext:value-type="string">
            <text:p><text:a xlink:href="https://en.wikipedia.org/wiki/Ya%27an" xlink:type="simple">Ya'an</text:a></text:p>
          </table:table-cell>
          <table:table-cell office:value-type="string" calcext:value-type="string">
            <text:p>雅安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4" calcext:value-type="date">
            <text:p>2000-06-14</text:p>
          </table:table-cell>
        </table:table-row>
        <table:table-row table:style-name="ro4">
          <table:table-cell office:value-type="string" calcext:value-type="string">
            <text:p><text:a xlink:href="https://en.wikipedia.org/wiki/Yibin" xlink:type="simple">Yibin</text:a></text:p>
          </table:table-cell>
          <table:table-cell office:value-type="string" calcext:value-type="string">
            <text:p>宜宾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6-10-05" calcext:value-type="date">
            <text:p>1996-10-05</text:p>
          </table:table-cell>
        </table:table-row>
        <table:table-row table:style-name="ro4">
          <table:table-cell office:value-type="string" calcext:value-type="string">
            <text:p><text:a xlink:href="https://en.wikipedia.org/wiki/Zigong" xlink:type="simple">Zigong</text:a></text:p>
          </table:table-cell>
          <table:table-cell office:value-type="string" calcext:value-type="string">
            <text:p>自贡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Ziyang,_Sichuan" xlink:type="simple">Ziyang</text:a></text:p>
          </table:table-cell>
          <table:table-cell office:value-type="string" calcext:value-type="string">
            <text:p>资阳市</text:p>
          </table:table-cell>
          <table:table-cell office:value-type="string" calcext:value-type="string">
            <text:p><text:a xlink:href="https://en.wikipedia.org/wiki/Sichuan" xlink:type="simple">Sichu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6-14" calcext:value-type="date">
            <text:p>2000-06-14</text:p>
          </table:table-cell>
        </table:table-row>
        <table:table-row table:style-name="ro4">
          <table:table-cell office:value-type="string" calcext:value-type="string">
            <text:p><text:a xlink:href="https://en.wikipedia.org/wiki/Lhasa_(prefecture-level_city)" xlink:type="simple">Lhasa</text:a></text:p>
          </table:table-cell>
          <table:table-cell office:value-type="string" calcext:value-type="string">
            <text:p>拉萨市</text:p>
          </table:table-cell>
          <table:table-cell office:value-type="string" calcext:value-type="string">
            <text:p><text:a xlink:href="https://en.wikipedia.org/wiki/Tibet_Autonomous_Region" xlink:type="simple">Tibet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60-01-07" calcext:value-type="date">
            <text:p>1960-01-07</text:p>
          </table:table-cell>
        </table:table-row>
        <table:table-row table:style-name="ro4">
          <table:table-cell office:value-type="string" calcext:value-type="string">
            <text:p><text:a xlink:href="https://en.wikipedia.org/wiki/Nagqu" xlink:type="simple">Nagqu</text:a></text:p>
          </table:table-cell>
          <table:table-cell office:value-type="string" calcext:value-type="string">
            <text:p>那曲市</text:p>
          </table:table-cell>
          <table:table-cell office:value-type="string" calcext:value-type="string">
            <text:p><text:a xlink:href="https://en.wikipedia.org/wiki/Tibet_Autonomous_Region" xlink:type="simple">Tibet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7-07-18" calcext:value-type="date">
            <text:p>2017-07-18</text:p>
          </table:table-cell>
        </table:table-row>
        <table:table-row table:style-name="ro4">
          <table:table-cell office:value-type="string" calcext:value-type="string">
            <text:p><text:a xlink:href="https://en.wikipedia.org/wiki/Nyingchi" xlink:type="simple">Nyingchi</text:a></text:p>
          </table:table-cell>
          <table:table-cell office:value-type="string" calcext:value-type="string">
            <text:p>林芝市</text:p>
          </table:table-cell>
          <table:table-cell office:value-type="string" calcext:value-type="string">
            <text:p><text:a xlink:href="https://en.wikipedia.org/wiki/Tibet_Autonomous_Region" xlink:type="simple">Tibet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5-03-16" calcext:value-type="date">
            <text:p>2015-03-16</text:p>
          </table:table-cell>
        </table:table-row>
        <table:table-row table:style-name="ro4">
          <table:table-cell office:value-type="string" calcext:value-type="string">
            <text:p><text:a xlink:href="https://en.wikipedia.org/wiki/Qamdo" xlink:type="simple">Qamdo</text:a></text:p>
          </table:table-cell>
          <table:table-cell office:value-type="string" calcext:value-type="string">
            <text:p>昌都市</text:p>
          </table:table-cell>
          <table:table-cell office:value-type="string" calcext:value-type="string">
            <text:p><text:a xlink:href="https://en.wikipedia.org/wiki/Tibet_Autonomous_Region" xlink:type="simple">Tibet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4-10-29" calcext:value-type="date">
            <text:p>2014-10-29</text:p>
          </table:table-cell>
        </table:table-row>
        <table:table-row table:style-name="ro4">
          <table:table-cell office:value-type="string" calcext:value-type="string">
            <text:p><text:a xlink:href="https://en.wikipedia.org/wiki/Shannan,_Tibet" xlink:type="simple">Shannan</text:a></text:p>
          </table:table-cell>
          <table:table-cell office:value-type="string" calcext:value-type="string">
            <text:p>山南市</text:p>
          </table:table-cell>
          <table:table-cell office:value-type="string" calcext:value-type="string">
            <text:p><text:a xlink:href="https://en.wikipedia.org/wiki/Tibet_Autonomous_Region" xlink:type="simple">Tibet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6-01-07" calcext:value-type="date">
            <text:p>2016-01-07</text:p>
          </table:table-cell>
        </table:table-row>
        <table:table-row table:style-name="ro4">
          <table:table-cell office:value-type="string" calcext:value-type="string">
            <text:p><text:a xlink:href="https://en.wikipedia.org/wiki/Xigazê" xlink:type="simple">Xigazê</text:a></text:p>
          </table:table-cell>
          <table:table-cell office:value-type="string" calcext:value-type="string">
            <text:p>日喀则市</text:p>
          </table:table-cell>
          <table:table-cell office:value-type="string" calcext:value-type="string">
            <text:p><text:a xlink:href="https://en.wikipedia.org/wiki/Tibet_Autonomous_Region" xlink:type="simple">Tibet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4-06-26" calcext:value-type="date">
            <text:p>2014-06-26</text:p>
          </table:table-cell>
        </table:table-row>
        <table:table-row table:style-name="ro3">
          <table:table-cell office:value-type="string" calcext:value-type="string">
            <text:p><text:a xlink:href="https://en.wikipedia.org/wiki/Aksu,_Xinjiang" xlink:type="simple">Aksu</text:a></text:p>
          </table:table-cell>
          <table:table-cell office:value-type="string" calcext:value-type="string">
            <text:p>阿克苏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Aksu_Prefecture" xlink:type="simple">Aksu</text:a></text:p>
          </table:table-cell>
          <table:table-cell office:value-type="date" office:date-value="1983-08-19" calcext:value-type="date">
            <text:p>1983-08-19</text:p>
          </table:table-cell>
        </table:table-row>
        <table:table-row table:style-name="ro3">
          <table:table-cell office:value-type="string" calcext:value-type="string">
            <text:p><text:a xlink:href="https://en.wikipedia.org/wiki/Alashankou" xlink:type="simple">Alashankou</text:a></text:p>
          </table:table-cell>
          <table:table-cell office:value-type="string" calcext:value-type="string">
            <text:p>阿拉山口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Bortala_Mongol_Autonomous_Prefecture" xlink:type="simple">Bortala</text:a></text:p>
          </table:table-cell>
          <table:table-cell office:value-type="date" office:date-value="2012-12-17" calcext:value-type="date">
            <text:p>2012-12-17</text:p>
          </table:table-cell>
        </table:table-row>
        <table:table-row table:style-name="ro3">
          <table:table-cell office:value-type="string" calcext:value-type="string">
            <text:p><text:a xlink:href="https://en.wikipedia.org/wiki/Altay_City" xlink:type="simple">Altay</text:a></text:p>
          </table:table-cell>
          <table:table-cell office:value-type="string" calcext:value-type="string">
            <text:p>阿勒泰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Altay_Prefecture" xlink:type="simple">Altay</text:a></text:p>
          </table:table-cell>
          <table:table-cell office:value-type="date" office:date-value="1984-11-17" calcext:value-type="date">
            <text:p>1984-11-17</text:p>
          </table:table-cell>
        </table:table-row>
        <table:table-row table:style-name="ro1">
          <table:table-cell office:value-type="string" calcext:value-type="string">
            <text:p><text:a xlink:href="https://en.wikipedia.org/wiki/Aral,_Xinjiang" xlink:type="simple">Aral</text:a></text:p>
          </table:table-cell>
          <table:table-cell office:value-type="string" calcext:value-type="string">
            <text:p>阿拉尔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02-09-17" calcext:value-type="date">
            <text:p>2002-09-17</text:p>
          </table:table-cell>
        </table:table-row>
        <table:table-row table:style-name="ro3">
          <table:table-cell office:value-type="string" calcext:value-type="string">
            <text:p><text:a xlink:href="https://en.wikipedia.org/wiki/Artux" xlink:type="simple">Artux</text:a></text:p>
          </table:table-cell>
          <table:table-cell office:value-type="string" calcext:value-type="string">
            <text:p>阿图什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Kizilsu_Kirghiz_Autonomous_Prefecture" xlink:type="simple">Kizilsu</text:a></text:p>
          </table:table-cell>
          <table:table-cell office:value-type="date" office:date-value="1986-06-07" calcext:value-type="date">
            <text:p>1986-06-07</text:p>
          </table:table-cell>
        </table:table-row>
        <table:table-row table:style-name="ro1">
          <table:table-cell office:value-type="string" calcext:value-type="string">
            <text:p><text:a xlink:href="https://en.wikipedia.org/wiki/Beitun,_Xinjiang" xlink:type="simple">Beitun</text:a></text:p>
          </table:table-cell>
          <table:table-cell office:value-type="string" calcext:value-type="string">
            <text:p>北屯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11-12-27" calcext:value-type="date">
            <text:p>2011-12-27</text:p>
          </table:table-cell>
        </table:table-row>
        <table:table-row table:style-name="ro3">
          <table:table-cell office:value-type="string" calcext:value-type="string">
            <text:p><text:a xlink:href="https://en.wikipedia.org/wiki/Bole,_Xinjiang" xlink:type="simple">Bole</text:a></text:p>
          </table:table-cell>
          <table:table-cell office:value-type="string" calcext:value-type="string">
            <text:p>博乐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Bortala_Mongol_Autonomous_Prefecture" xlink:type="simple">Bortala</text:a></text:p>
          </table:table-cell>
          <table:table-cell office:value-type="date" office:date-value="1985-06-24" calcext:value-type="date">
            <text:p>1985-06-24</text:p>
          </table:table-cell>
        </table:table-row>
        <table:table-row table:style-name="ro3">
          <table:table-cell office:value-type="string" calcext:value-type="string">
            <text:p><text:a xlink:href="https://en.wikipedia.org/wiki/Changji" xlink:type="simple">Changji</text:a></text:p>
          </table:table-cell>
          <table:table-cell office:value-type="string" calcext:value-type="string">
            <text:p>昌吉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Changji_Hui_Autonomous_Prefecture" xlink:type="simple">Changji</text:a></text:p>
          </table:table-cell>
          <table:table-cell office:value-type="date" office:date-value="1983-07-21" calcext:value-type="date">
            <text:p>1983-07-21</text:p>
          </table:table-cell>
        </table:table-row>
        <table:table-row table:style-name="ro3">
          <table:table-cell office:value-type="string" calcext:value-type="string">
            <text:p><text:a xlink:href="https://en.wikipedia.org/wiki/Fukang" xlink:type="simple">Fukang</text:a></text:p>
          </table:table-cell>
          <table:table-cell office:value-type="string" calcext:value-type="string">
            <text:p>阜康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Changji_Hui_Autonomous_Prefecture" xlink:type="simple">Changji</text:a></text:p>
          </table:table-cell>
          <table:table-cell office:value-type="date" office:date-value="1992-11-03" calcext:value-type="date">
            <text:p>1992-11-03</text:p>
          </table:table-cell>
        </table:table-row>
        <table:table-row table:style-name="ro4">
          <table:table-cell office:value-type="string" calcext:value-type="string">
            <text:p><text:a xlink:href="https://en.wikipedia.org/wiki/Hami_City" xlink:type="simple">Hami</text:a></text:p>
          </table:table-cell>
          <table:table-cell office:value-type="string" calcext:value-type="string">
            <text:p>哈密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6-01-07" calcext:value-type="date">
            <text:p>2016-01-07</text:p>
          </table:table-cell>
        </table:table-row>
        <table:table-row table:style-name="ro3">
          <table:table-cell office:value-type="string" calcext:value-type="string">
            <text:p><text:a xlink:href="https://en.wikipedia.org/wiki/Hotan" xlink:type="simple">Hotan</text:a></text:p>
          </table:table-cell>
          <table:table-cell office:value-type="string" calcext:value-type="string">
            <text:p>和田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Hotan_Prefecture" xlink:type="simple">Hotan</text:a>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1">
          <table:table-cell office:value-type="string" calcext:value-type="string">
            <text:p><text:a xlink:href="https://en.wikipedia.org/wiki/Huyanghe" xlink:type="simple">Huyanghe</text:a></text:p>
          </table:table-cell>
          <table:table-cell office:value-type="string" calcext:value-type="string">
            <text:p>胡杨河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19-11-06" calcext:value-type="date">
            <text:p>2019-11-06</text:p>
          </table:table-cell>
        </table:table-row>
        <table:table-row table:style-name="ro4">
          <table:table-cell office:value-type="string" calcext:value-type="string">
            <text:p><text:a xlink:href="https://en.wikipedia.org/wiki/Karamay" xlink:type="simple">Karamay</text:a></text:p>
          </table:table-cell>
          <table:table-cell office:value-type="string" calcext:value-type="string">
            <text:p>克拉玛依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2-02-16" calcext:value-type="date">
            <text:p>1982-02-16</text:p>
          </table:table-cell>
        </table:table-row>
        <table:table-row table:style-name="ro3">
          <table:table-cell office:value-type="string" calcext:value-type="string">
            <text:p><text:a xlink:href="https://en.wikipedia.org/wiki/Kashgar" xlink:type="simple">Kashgar</text:a></text:p>
          </table:table-cell>
          <table:table-cell office:value-type="string" calcext:value-type="string">
            <text:p>喀什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Kashgar_Prefecture" xlink:type="simple">Kashgar</text:a></text:p>
          </table:table-cell>
          <table:table-cell office:value-type="date" office:date-value="1952-05-22" calcext:value-type="date">
            <text:p>1952-05-22</text:p>
          </table:table-cell>
        </table:table-row>
        <table:table-row table:style-name="ro3">
          <table:table-cell office:value-type="string" calcext:value-type="string">
            <text:p><text:a xlink:href="https://en.wikipedia.org/wiki/Khorgas" xlink:type="simple">Khorgas</text:a></text:p>
          </table:table-cell>
          <table:table-cell office:value-type="string" calcext:value-type="string">
            <text:p>霍尔果斯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Ili_Kazakh_Autonomous_Prefecture" xlink:type="simple">Ili</text:a></text:p>
          </table:table-cell>
          <table:table-cell office:value-type="date" office:date-value="2014-06-26" calcext:value-type="date">
            <text:p>2014-06-26</text:p>
          </table:table-cell>
        </table:table-row>
        <table:table-row table:style-name="ro1">
          <table:table-cell office:value-type="string" calcext:value-type="string">
            <text:p><text:a xlink:href="https://en.wikipedia.org/wiki/Kokdala" xlink:type="simple">Kokdala</text:a></text:p>
          </table:table-cell>
          <table:table-cell office:value-type="string" calcext:value-type="string">
            <text:p>可克达拉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15-03-16" calcext:value-type="date">
            <text:p>2015-03-16</text:p>
          </table:table-cell>
        </table:table-row>
        <table:table-row table:style-name="ro3">
          <table:table-cell office:value-type="string" calcext:value-type="string">
            <text:p><text:a xlink:href="https://en.wikipedia.org/wiki/Korla" xlink:type="simple">Korla</text:a></text:p>
          </table:table-cell>
          <table:table-cell office:value-type="string" calcext:value-type="string">
            <text:p>库尔勒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Bayingolin_Mongol_Autonomous_Prefecture" xlink:type="simple">Bayingolin</text:a></text:p>
          </table:table-cell>
          <table:table-cell office:value-type="date" office:date-value="1979-09-02" calcext:value-type="date">
            <text:p>1979-09-02</text:p>
          </table:table-cell>
        </table:table-row>
        <table:table-row table:style-name="ro1">
          <table:table-cell office:value-type="string" calcext:value-type="string">
            <text:p><text:a xlink:href="https://en.wikipedia.org/wiki/Kunyu,_Xinjiang" xlink:type="simple">Kunyu</text:a></text:p>
          </table:table-cell>
          <table:table-cell office:value-type="string" calcext:value-type="string">
            <text:p>昆玉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16-01-07" calcext:value-type="date">
            <text:p>2016-01-07</text:p>
          </table:table-cell>
        </table:table-row>
        <table:table-row table:style-name="ro3">
          <table:table-cell office:value-type="string" calcext:value-type="string">
            <text:p><text:a xlink:href="https://en.wikipedia.org/wiki/Kuqa,_Xinjiang" xlink:type="simple">Kuqa</text:a></text:p>
          </table:table-cell>
          <table:table-cell office:value-type="string" calcext:value-type="string">
            <text:p>库车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Aksu_Prefecture" xlink:type="simple">Aksu</text:a></text:p>
          </table:table-cell>
          <table:table-cell office:value-type="date" office:date-value="2019-11-20" calcext:value-type="date">
            <text:p>2019-11-20</text:p>
          </table:table-cell>
        </table:table-row>
        <table:table-row table:style-name="ro3">
          <table:table-cell office:value-type="string" calcext:value-type="string">
            <text:p><text:a xlink:href="https://en.wikipedia.org/wiki/Kuytun" xlink:type="simple">Kuytun</text:a></text:p>
          </table:table-cell>
          <table:table-cell office:value-type="string" calcext:value-type="string">
            <text:p>奎屯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Ili_Kazakh_Autonomous_Prefecture" xlink:type="simple">Ili</text:a></text:p>
          </table:table-cell>
          <table:table-cell office:value-type="date" office:date-value="1975-08-29" calcext:value-type="date">
            <text:p>1975-08-29</text:p>
          </table:table-cell>
        </table:table-row>
        <table:table-row table:style-name="ro5">
          <table:table-cell office:value-type="string" calcext:value-type="string">
            <text:p><text:a xlink:href="https://en.wikipedia.org/wiki/Shawan,_Xinjiang" xlink:type="simple">Shawan</text:a></text:p>
          </table:table-cell>
          <table:table-cell table:style-name="ce3" office:value-type="string" calcext:value-type="string">
            <text:p>沙湾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Tacheng_Prefecture" xlink:type="simple">Tacheng</text:a></text:p>
          </table:table-cell>
          <table:table-cell office:value-type="date" office:date-value="2021-01-20" calcext:value-type="date">
            <text:p>2021-01-20</text:p>
          </table:table-cell>
        </table:table-row>
        <table:table-row table:style-name="ro1">
          <table:table-cell office:value-type="string" calcext:value-type="string">
            <text:p><text:a xlink:href="https://en.wikipedia.org/wiki/Shihezi" xlink:type="simple">Shihezi</text:a></text:p>
          </table:table-cell>
          <table:table-cell office:value-type="string" calcext:value-type="string">
            <text:p>石河子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1976-01-02" calcext:value-type="date">
            <text:p>1976-01-02</text:p>
          </table:table-cell>
        </table:table-row>
        <table:table-row table:style-name="ro1">
          <table:table-cell office:value-type="string" calcext:value-type="string">
            <text:p><text:a xlink:href="https://en.wikipedia.org/wiki/Shuanghe" xlink:type="simple">Shuanghe</text:a></text:p>
          </table:table-cell>
          <table:table-cell office:value-type="string" calcext:value-type="string">
            <text:p>双河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14-01-25" calcext:value-type="date">
            <text:p>2014-01-25</text:p>
          </table:table-cell>
        </table:table-row>
        <table:table-row table:style-name="ro3">
          <table:table-cell office:value-type="string" calcext:value-type="string">
            <text:p><text:a xlink:href="https://en.wikipedia.org/wiki/Tacheng" xlink:type="simple">Tacheng</text:a></text:p>
          </table:table-cell>
          <table:table-cell office:value-type="string" calcext:value-type="string">
            <text:p>塔城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Tacheng_Prefecture" xlink:type="simple">Tacheng</text:a></text:p>
          </table:table-cell>
          <table:table-cell office:value-type="date" office:date-value="1984-11-17" calcext:value-type="date">
            <text:p>1984-11-17</text:p>
          </table:table-cell>
        </table:table-row>
        <table:table-row table:style-name="ro1">
          <table:table-cell office:value-type="string" calcext:value-type="string">
            <text:p><text:a xlink:href="https://en.wikipedia.org/wiki/Tiemenguan_City" xlink:type="simple">Tiemenguan</text:a></text:p>
          </table:table-cell>
          <table:table-cell office:value-type="string" calcext:value-type="string">
            <text:p>铁门关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12-12-17" calcext:value-type="date">
            <text:p>2012-12-17</text:p>
          </table:table-cell>
        </table:table-row>
        <table:table-row table:style-name="ro1">
          <table:table-cell office:value-type="string" calcext:value-type="string">
            <text:p><text:a xlink:href="https://en.wikipedia.org/wiki/Tumxuk" xlink:type="simple">Tumxuk</text:a></text:p>
          </table:table-cell>
          <table:table-cell office:value-type="string" calcext:value-type="string">
            <text:p>图木舒克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02-09-17" calcext:value-type="date">
            <text:p>2002-09-17</text:p>
          </table:table-cell>
        </table:table-row>
        <table:table-row table:style-name="ro4">
          <table:table-cell office:value-type="string" calcext:value-type="string">
            <text:p><text:a xlink:href="https://en.wikipedia.org/wiki/Turpan" xlink:type="simple">Turpan</text:a></text:p>
          </table:table-cell>
          <table:table-cell office:value-type="string" calcext:value-type="string">
            <text:p>吐鲁番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15-03-16" calcext:value-type="date">
            <text:p>2015-03-16</text:p>
          </table:table-cell>
        </table:table-row>
        <table:table-row table:style-name="ro4">
          <table:table-cell office:value-type="string" calcext:value-type="string">
            <text:p><text:a xlink:href="https://en.wikipedia.org/wiki/Ürümqi" xlink:type="simple">Ürümqi</text:a></text:p>
          </table:table-cell>
          <table:table-cell office:value-type="string" calcext:value-type="string">
            <text:p>乌鲁木齐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1">
          <table:table-cell office:value-type="string" calcext:value-type="string">
            <text:p><text:a xlink:href="https://en.wikipedia.org/wiki/Wujiaqu" xlink:type="simple">Wujiaqu</text:a></text:p>
          </table:table-cell>
          <table:table-cell office:value-type="string" calcext:value-type="string">
            <text:p>五家渠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02-09-17" calcext:value-type="date">
            <text:p>2002-09-17</text:p>
          </table:table-cell>
        </table:table-row>
        <table:table-row table:style-name="ro3">
          <table:table-cell office:value-type="string" calcext:value-type="string">
            <text:p><text:a xlink:href="https://en.wikipedia.org/wiki/Wusu" xlink:type="simple">Wusu</text:a></text:p>
          </table:table-cell>
          <table:table-cell office:value-type="string" calcext:value-type="string">
            <text:p>乌苏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Tacheng_Prefecture" xlink:type="simple">Tacheng</text:a></text:p>
          </table:table-cell>
          <table:table-cell office:value-type="date" office:date-value="1996-07-10" calcext:value-type="date">
            <text:p>1996-07-10</text:p>
          </table:table-cell>
        </table:table-row>
        <table:table-row table:style-name="ro1">
          <table:table-cell office:value-type="string" calcext:value-type="string">
            <text:p><text:a xlink:href="https://en.wikipedia.org/wiki/Xinxing,_Xinjiang" xlink:type="simple">Xinxing</text:a></text:p>
          </table:table-cell>
          <table:table-cell table:style-name="ce3" office:value-type="string" calcext:value-type="string">
            <text:p>新星市</text:p>
          </table:table-cell>
          <table:table-cell office:value-type="string" calcext:value-type="string">
            <text:p><text:a xlink:href="https://en.wikipedia.org/wiki/Xinjiang" xlink:type="simple">Xinjiang</text:a> (<text:a xlink:href="https://en.wikipedia.org/wiki/Xinjiang_Production_and_Construction_Corps" xlink:type="simple">XPCC</text:a>)</text:p>
          </table:table-cell>
          <table:table-cell table:style-name="ce4" office:value-type="string" calcext:value-type="string">
            <text:p>none</text:p>
          </table:table-cell>
          <table:table-cell office:value-type="date" office:date-value="2021-02-04" calcext:value-type="date">
            <text:p>2021-02-04</text:p>
          </table:table-cell>
        </table:table-row>
        <table:table-row table:style-name="ro3">
          <table:table-cell office:value-type="string" calcext:value-type="string">
            <text:p><text:a xlink:href="https://en.wikipedia.org/wiki/Yining_City" xlink:type="simple">Yining</text:a></text:p>
          </table:table-cell>
          <table:table-cell office:value-type="string" calcext:value-type="string">
            <text:p>伊宁市</text:p>
          </table:table-cell>
          <table:table-cell office:value-type="string" calcext:value-type="string">
            <text:p><text:a xlink:href="https://en.wikipedia.org/wiki/Xinjiang" xlink:type="simple">Xinjiang</text:a></text:p>
          </table:table-cell>
          <table:table-cell office:value-type="string" calcext:value-type="string">
            <text:p><text:a xlink:href="https://en.wikipedia.org/wiki/Ili_Kazakh_Autonomous_Prefecture" xlink:type="simple">Ili</text:a></text:p>
          </table:table-cell>
          <table:table-cell office:value-type="date" office:date-value="1952-05-22" calcext:value-type="date">
            <text:p>1952-05-22</text:p>
          </table:table-cell>
        </table:table-row>
        <table:table-row table:style-name="ro3">
          <table:table-cell office:value-type="string" calcext:value-type="string">
            <text:p><text:a xlink:href="https://en.wikipedia.org/wiki/Anning,_Yunnan" xlink:type="simple">Anning</text:a></text:p>
          </table:table-cell>
          <table:table-cell office:value-type="string" calcext:value-type="string">
            <text:p>安宁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Kunming" xlink:type="simple">Kunming</text:a></text:p>
          </table:table-cell>
          <table:table-cell office:value-type="date" office:date-value="1995-10-13" calcext:value-type="date">
            <text:p>1995-10-13</text:p>
          </table:table-cell>
        </table:table-row>
        <table:table-row table:style-name="ro4">
          <table:table-cell office:value-type="string" calcext:value-type="string">
            <text:p><text:a xlink:href="https://en.wikipedia.org/wiki/Baoshan_City" xlink:type="simple">Baoshan</text:a></text:p>
          </table:table-cell>
          <table:table-cell office:value-type="string" calcext:value-type="string">
            <text:p>保山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12-30" calcext:value-type="date">
            <text:p>2000-12-30</text:p>
          </table:table-cell>
        </table:table-row>
        <table:table-row table:style-name="ro3">
          <table:table-cell office:value-type="string" calcext:value-type="string">
            <text:p><text:a xlink:href="https://en.wikipedia.org/wiki/Chengjiang" xlink:type="simple">Chengjiang</text:a></text:p>
          </table:table-cell>
          <table:table-cell office:value-type="string" calcext:value-type="string">
            <text:p>澄江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Yuxi" xlink:type="simple">Yuxi</text:a></text:p>
          </table:table-cell>
          <table:table-cell office:value-type="date" office:date-value="2019-11-20" calcext:value-type="date">
            <text:p>2019-11-20</text:p>
          </table:table-cell>
        </table:table-row>
        <table:table-row table:style-name="ro3">
          <table:table-cell office:value-type="string" calcext:value-type="string">
            <text:p><text:a xlink:href="https://en.wikipedia.org/wiki/Chuxiong_City" xlink:type="simple">Chuxiong</text:a></text:p>
          </table:table-cell>
          <table:table-cell office:value-type="string" calcext:value-type="string">
            <text:p>楚雄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Chuxiong_Yi_Autonomous_Prefecture" xlink:type="simple">Chuxiong</text:a>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3">
          <table:table-cell office:value-type="string" calcext:value-type="string">
            <text:p><text:a xlink:href="https://en.wikipedia.org/wiki/Dali,_Yunnan" xlink:type="simple">Dali</text:a></text:p>
          </table:table-cell>
          <table:table-cell office:value-type="string" calcext:value-type="string">
            <text:p>大理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Dali_Bai_Autonomous_Prefecture" xlink:type="simple">Dali</text:a></text:p>
          </table:table-cell>
          <table:table-cell office:value-type="date" office:date-value="1983-09-09" calcext:value-type="date">
            <text:p>1983-09-09</text:p>
          </table:table-cell>
        </table:table-row>
        <table:table-row table:style-name="ro3">
          <table:table-cell office:value-type="string" calcext:value-type="string">
            <text:p><text:a xlink:href="https://en.wikipedia.org/wiki/Gejiu" xlink:type="simple">Gejiu</text:a></text:p>
          </table:table-cell>
          <table:table-cell office:value-type="string" calcext:value-type="string">
            <text:p>个旧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Honghe_Hani_and_Yi_Autonomous_Prefecture" xlink:type="simple">Honghe</text:a></text:p>
          </table:table-cell>
          <table:table-cell office:value-type="date" office:date-value="1958-09-16" calcext:value-type="date">
            <text:p>1958-09-16</text:p>
          </table:table-cell>
        </table:table-row>
        <table:table-row table:style-name="ro3">
          <table:table-cell office:value-type="string" calcext:value-type="string">
            <text:p><text:a xlink:href="https://en.wikipedia.org/wiki/Jinghong" xlink:type="simple">Jinghong</text:a></text:p>
          </table:table-cell>
          <table:table-cell office:value-type="string" calcext:value-type="string">
            <text:p>景洪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Xishuangbanna_Dai_Autonomous_Prefecture" xlink:type="simple">Xishuangbanna</text:a></text:p>
          </table:table-cell>
          <table:table-cell office:value-type="date" office:date-value="1993-12-22" calcext:value-type="date">
            <text:p>1993-12-22</text:p>
          </table:table-cell>
        </table:table-row>
        <table:table-row table:style-name="ro3">
          <table:table-cell office:value-type="string" calcext:value-type="string">
            <text:p><text:a xlink:href="https://en.wikipedia.org/wiki/Kaiyuan,_Yunnan" xlink:type="simple">Kaiyuan</text:a></text:p>
          </table:table-cell>
          <table:table-cell office:value-type="string" calcext:value-type="string">
            <text:p>开远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Honghe_Hani_and_Yi_Autonomous_Prefecture" xlink:type="simple">Honghe</text:a></text:p>
          </table:table-cell>
          <table:table-cell office:value-type="date" office:date-value="1981-01-18" calcext:value-type="date">
            <text:p>1981-01-18</text:p>
          </table:table-cell>
        </table:table-row>
        <table:table-row table:style-name="ro4">
          <table:table-cell office:value-type="string" calcext:value-type="string">
            <text:p><text:a xlink:href="https://en.wikipedia.org/wiki/Kunming" xlink:type="simple">Kunming</text:a></text:p>
          </table:table-cell>
          <table:table-cell office:value-type="string" calcext:value-type="string">
            <text:p>昆明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Lincang" xlink:type="simple">Lincang</text:a></text:p>
          </table:table-cell>
          <table:table-cell office:value-type="string" calcext:value-type="string">
            <text:p>临沧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12-26" calcext:value-type="date">
            <text:p>2003-12-26</text:p>
          </table:table-cell>
        </table:table-row>
        <table:table-row table:style-name="ro4">
          <table:table-cell office:value-type="string" calcext:value-type="string">
            <text:p><text:a xlink:href="https://en.wikipedia.org/wiki/Lijiang_City" xlink:type="simple">Lijiang</text:a></text:p>
          </table:table-cell>
          <table:table-cell office:value-type="string" calcext:value-type="string">
            <text:p>丽江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2-12-26" calcext:value-type="date">
            <text:p>2002-12-26</text:p>
          </table:table-cell>
        </table:table-row>
        <table:table-row table:style-name="ro5">
          <table:table-cell office:value-type="string" calcext:value-type="string">
            <text:p><text:a xlink:href="https://en.wikipedia.org/wiki/Lufeng,_Yunnan" xlink:type="simple">Lufeng</text:a></text:p>
          </table:table-cell>
          <table:table-cell table:style-name="ce3" office:value-type="string" calcext:value-type="string">
            <text:p>禄丰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Chuxiong_Yi_Autonomous_Prefecture" xlink:type="simple">Chuxiong</text:a></text:p>
          </table:table-cell>
          <table:table-cell office:value-type="date" office:date-value="2021-01-20" calcext:value-type="date">
            <text:p>2021-01-20</text:p>
          </table:table-cell>
        </table:table-row>
        <table:table-row table:style-name="ro3">
          <table:table-cell office:value-type="string" calcext:value-type="string">
            <text:p><text:a xlink:href="https://en.wikipedia.org/wiki/Lushui" xlink:type="simple">Lushui</text:a></text:p>
          </table:table-cell>
          <table:table-cell office:value-type="string" calcext:value-type="string">
            <text:p>泸水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Nujiang_Lisu_Autonomous_Prefecture" xlink:type="simple">Nujiang</text:a></text:p>
          </table:table-cell>
          <table:table-cell office:value-type="date" office:date-value="2016-06-16" calcext:value-type="date">
            <text:p>2016-06-16</text:p>
          </table:table-cell>
        </table:table-row>
        <table:table-row table:style-name="ro3">
          <table:table-cell office:value-type="string" calcext:value-type="string">
            <text:p><text:a xlink:href="https://en.wikipedia.org/wiki/Mangshi" xlink:type="simple">Mangshi</text:a></text:p>
          </table:table-cell>
          <table:table-cell office:value-type="string" calcext:value-type="string">
            <text:p>芒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Dehong_Dai_and_Jingpo_Autonomous_Prefecture" xlink:type="simple">Dehong</text:a></text:p>
          </table:table-cell>
          <table:table-cell office:value-type="date" office:date-value="1996-10-28" calcext:value-type="date">
            <text:p>1996-10-28</text:p>
          </table:table-cell>
        </table:table-row>
        <table:table-row table:style-name="ro3">
          <table:table-cell office:value-type="string" calcext:value-type="string">
            <text:p><text:a xlink:href="https://en.wikipedia.org/wiki/Mengzi_City" xlink:type="simple">Mengzi</text:a></text:p>
          </table:table-cell>
          <table:table-cell office:value-type="string" calcext:value-type="string">
            <text:p>蒙自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Honghe_Hani_and_Yi_Autonomous_Prefecture" xlink:type="simple">Honghe</text:a></text:p>
          </table:table-cell>
          <table:table-cell office:value-type="date" office:date-value="2010-09-10" calcext:value-type="date">
            <text:p>2010-09-10</text:p>
          </table:table-cell>
        </table:table-row>
        <table:table-row table:style-name="ro3">
          <table:table-cell office:value-type="string" calcext:value-type="string">
            <text:p><text:a xlink:href="https://en.wikipedia.org/wiki/Mile_City" xlink:type="simple">Mile</text:a></text:p>
          </table:table-cell>
          <table:table-cell office:value-type="string" calcext:value-type="string">
            <text:p>弥勒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Honghe_Hani_and_Yi_Autonomous_Prefecture" xlink:type="simple">Honghe</text:a></text:p>
          </table:table-cell>
          <table:table-cell office:value-type="date" office:date-value="2013-01-24" calcext:value-type="date">
            <text:p>2013-01-24</text:p>
          </table:table-cell>
        </table:table-row>
        <table:table-row table:style-name="ro4">
          <table:table-cell office:value-type="string" calcext:value-type="string">
            <text:p><text:a xlink:href="https://en.wikipedia.org/wiki/Pu%27er_City" xlink:type="simple">Pu'er</text:a></text:p>
          </table:table-cell>
          <table:table-cell office:value-type="string" calcext:value-type="string">
            <text:p>普洱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3-10-30" calcext:value-type="date">
            <text:p>2003-10-30</text:p>
          </table:table-cell>
        </table:table-row>
        <table:table-row table:style-name="ro4">
          <table:table-cell office:value-type="string" calcext:value-type="string">
            <text:p><text:a xlink:href="https://en.wikipedia.org/wiki/Qujing" xlink:type="simple">Qujing</text:a></text:p>
          </table:table-cell>
          <table:table-cell office:value-type="string" calcext:value-type="string">
            <text:p>曲靖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05-06" calcext:value-type="date">
            <text:p>1997-05-06</text:p>
          </table:table-cell>
        </table:table-row>
        <table:table-row table:style-name="ro3">
          <table:table-cell office:value-type="string" calcext:value-type="string">
            <text:p><text:a xlink:href="https://en.wikipedia.org/wiki/Ruili" xlink:type="simple">Ruili</text:a></text:p>
          </table:table-cell>
          <table:table-cell office:value-type="string" calcext:value-type="string">
            <text:p>瑞丽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Dehong_Dai_and_Jingpo_Autonomous_Prefecture" xlink:type="simple">Dehong</text:a></text:p>
          </table:table-cell>
          <table:table-cell office:value-type="date" office:date-value="1992-06-26" calcext:value-type="date">
            <text:p>1992-06-26</text:p>
          </table:table-cell>
        </table:table-row>
        <table:table-row table:style-name="ro3">
          <table:table-cell office:value-type="string" calcext:value-type="string">
            <text:p><text:a xlink:href="https://en.wikipedia.org/wiki/Shangri-La_City" xlink:type="simple">Shangri-La</text:a></text:p>
          </table:table-cell>
          <table:table-cell office:value-type="string" calcext:value-type="string">
            <text:p>香格里拉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Dêqên_Tibetan_Autonomous_Prefecture" xlink:type="simple">Dêqên</text:a></text:p>
          </table:table-cell>
          <table:table-cell office:value-type="date" office:date-value="2014-12-16" calcext:value-type="date">
            <text:p>2014-12-16</text:p>
          </table:table-cell>
        </table:table-row>
        <table:table-row table:style-name="ro3">
          <table:table-cell office:value-type="string" calcext:value-type="string">
            <text:p><text:a xlink:href="https://en.wikipedia.org/wiki/Shuifu" xlink:type="simple">Shuifu</text:a></text:p>
          </table:table-cell>
          <table:table-cell office:value-type="string" calcext:value-type="string">
            <text:p>水富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Zhaotong" xlink:type="simple">Zhaotong</text:a>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3">
          <table:table-cell office:value-type="string" calcext:value-type="string">
            <text:p><text:a xlink:href="https://en.wikipedia.org/wiki/Tengchong" xlink:type="simple">Tengchong</text:a></text:p>
          </table:table-cell>
          <table:table-cell office:value-type="string" calcext:value-type="string">
            <text:p>腾冲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Baoshan,_Yunnan" xlink:type="simple">Baoshan</text:a></text:p>
          </table:table-cell>
          <table:table-cell office:value-type="date" office:date-value="2015-08-01" calcext:value-type="date">
            <text:p>2015-08-01</text:p>
          </table:table-cell>
        </table:table-row>
        <table:table-row table:style-name="ro3">
          <table:table-cell office:value-type="string" calcext:value-type="string">
            <text:p><text:a xlink:href="https://en.wikipedia.org/wiki/Wenshan_City" xlink:type="simple">Wenshan</text:a></text:p>
          </table:table-cell>
          <table:table-cell office:value-type="string" calcext:value-type="string">
            <text:p>文山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Wenshan_Zhuang_and_Miao_Autonomous_Prefecture" xlink:type="simple">Wenshan</text:a></text:p>
          </table:table-cell>
          <table:table-cell office:value-type="date" office:date-value="2010-12-02" calcext:value-type="date">
            <text:p>2010-12-02</text:p>
          </table:table-cell>
        </table:table-row>
        <table:table-row table:style-name="ro3">
          <table:table-cell office:value-type="string" calcext:value-type="string">
            <text:p><text:a xlink:href="https://en.wikipedia.org/wiki/Xuanwei" xlink:type="simple">Xuanwei</text:a></text:p>
          </table:table-cell>
          <table:table-cell office:value-type="string" calcext:value-type="string">
            <text:p>宣威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office:value-type="string" calcext:value-type="string">
            <text:p><text:a xlink:href="https://en.wikipedia.org/wiki/Qujing" xlink:type="simple">Qujing</text:a></text:p>
          </table:table-cell>
          <table:table-cell office:value-type="date" office:date-value="1994-02-18" calcext:value-type="date">
            <text:p>1994-02-18</text:p>
          </table:table-cell>
        </table:table-row>
        <table:table-row table:style-name="ro4">
          <table:table-cell office:value-type="string" calcext:value-type="string">
            <text:p><text:a xlink:href="https://en.wikipedia.org/wiki/Yuxi" xlink:type="simple">Yuxi</text:a></text:p>
          </table:table-cell>
          <table:table-cell office:value-type="string" calcext:value-type="string">
            <text:p>玉溪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7-12-13" calcext:value-type="date">
            <text:p>1997-12-13</text:p>
          </table:table-cell>
        </table:table-row>
        <table:table-row table:style-name="ro4">
          <table:table-cell office:value-type="string" calcext:value-type="string">
            <text:p><text:a xlink:href="https://en.wikipedia.org/wiki/Zhaotong" xlink:type="simple">Zhaotong</text:a></text:p>
          </table:table-cell>
          <table:table-cell office:value-type="string" calcext:value-type="string">
            <text:p>昭通市</text:p>
          </table:table-cell>
          <table:table-cell office:value-type="string" calcext:value-type="string">
            <text:p><text:a xlink:href="https://en.wikipedia.org/wiki/Yunnan" xlink:type="simple">Yunnan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1-01-13" calcext:value-type="date">
            <text:p>2001-01-13</text:p>
          </table:table-cell>
        </table:table-row>
        <table:table-row table:style-name="ro3">
          <table:table-cell office:value-type="string" calcext:value-type="string">
            <text:p><text:a xlink:href="https://en.wikipedia.org/wiki/Cixi_City" xlink:type="simple">Cixi</text:a></text:p>
          </table:table-cell>
          <table:table-cell office:value-type="string" calcext:value-type="string">
            <text:p>慈溪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Ningbo" xlink:type="simple">Ningbo</text:a></text:p>
          </table:table-cell>
          <table:table-cell office:value-type="date" office:date-value="1988-10-13" calcext:value-type="date">
            <text:p>1988-10-13</text:p>
          </table:table-cell>
        </table:table-row>
        <table:table-row table:style-name="ro3">
          <table:table-cell office:value-type="string" calcext:value-type="string">
            <text:p><text:a xlink:href="https://en.wikipedia.org/wiki/Dongyang" xlink:type="simple">Dongyang</text:a></text:p>
          </table:table-cell>
          <table:table-cell office:value-type="string" calcext:value-type="string">
            <text:p>东阳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nhua" xlink:type="simple">Jinhua</text:a></text:p>
          </table:table-cell>
          <table:table-cell office:value-type="date" office:date-value="1988-05-25" calcext:value-type="date">
            <text:p>1988-05-25</text:p>
          </table:table-cell>
        </table:table-row>
        <table:table-row table:style-name="ro3">
          <table:table-cell office:value-type="string" calcext:value-type="string">
            <text:p><text:a xlink:href="https://en.wikipedia.org/wiki/Haining,_Zhejiang" xlink:type="simple">Haining</text:a></text:p>
          </table:table-cell>
          <table:table-cell office:value-type="string" calcext:value-type="string">
            <text:p>海宁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axing" xlink:type="simple">Jiaxing</text:a></text:p>
          </table:table-cell>
          <table:table-cell office:value-type="date" office:date-value="1986-11-22" calcext:value-type="date">
            <text:p>1986-11-22</text:p>
          </table:table-cell>
        </table:table-row>
        <table:table-row table:style-name="ro4">
          <table:table-cell office:value-type="string" calcext:value-type="string">
            <text:p><text:a xlink:href="https://en.wikipedia.org/wiki/Hangzhou" xlink:type="simple">Hangzhou</text:a></text:p>
          </table:table-cell>
          <table:table-cell office:value-type="string" calcext:value-type="string">
            <text:p>杭州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0-01" calcext:value-type="date">
            <text:p>1949-10-01</text:p>
          </table:table-cell>
        </table:table-row>
        <table:table-row table:style-name="ro4">
          <table:table-cell office:value-type="string" calcext:value-type="string">
            <text:p><text:a xlink:href="https://en.wikipedia.org/wiki/Huzhou" xlink:type="simple">Huzhou</text:a></text:p>
          </table:table-cell>
          <table:table-cell office:value-type="string" calcext:value-type="string">
            <text:p>湖州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7-27" calcext:value-type="date">
            <text:p>1983-07-27</text:p>
          </table:table-cell>
        </table:table-row>
        <table:table-row table:style-name="ro3">
          <table:table-cell office:value-type="string" calcext:value-type="string">
            <text:p><text:a xlink:href="https://en.wikipedia.org/wiki/Jiande" xlink:type="simple">Jiande</text:a></text:p>
          </table:table-cell>
          <table:table-cell office:value-type="string" calcext:value-type="string">
            <text:p>建德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Hangzhou" xlink:type="simple">Hangzhou</text:a></text:p>
          </table:table-cell>
          <table:table-cell office:value-type="date" office:date-value="1992-04-01" calcext:value-type="date">
            <text:p>1992-04-01</text:p>
          </table:table-cell>
        </table:table-row>
        <table:table-row table:style-name="ro3">
          <table:table-cell office:value-type="string" calcext:value-type="string">
            <text:p><text:a xlink:href="https://en.wikipedia.org/wiki/Jiangshan" xlink:type="simple">Jiangshan</text:a></text:p>
          </table:table-cell>
          <table:table-cell office:value-type="string" calcext:value-type="string">
            <text:p>江山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Quzhou" xlink:type="simple">Quzhou</text:a></text:p>
          </table:table-cell>
          <table:table-cell office:value-type="date" office:date-value="1987-11-27" calcext:value-type="date">
            <text:p>1987-11-27</text:p>
          </table:table-cell>
        </table:table-row>
        <table:table-row table:style-name="ro4">
          <table:table-cell office:value-type="string" calcext:value-type="string">
            <text:p><text:a xlink:href="https://en.wikipedia.org/wiki/Jiaxing" xlink:type="simple">Jiaxing</text:a></text:p>
          </table:table-cell>
          <table:table-cell office:value-type="string" calcext:value-type="string">
            <text:p>嘉兴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7-27" calcext:value-type="date">
            <text:p>1983-07-27</text:p>
          </table:table-cell>
        </table:table-row>
        <table:table-row table:style-name="ro4">
          <table:table-cell office:value-type="string" calcext:value-type="string">
            <text:p><text:a xlink:href="https://en.wikipedia.org/wiki/Jinhua" xlink:type="simple">Jinhua</text:a></text:p>
          </table:table-cell>
          <table:table-cell office:value-type="string" calcext:value-type="string">
            <text:p>金华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5-15" calcext:value-type="date">
            <text:p>1985-05-15</text:p>
          </table:table-cell>
        </table:table-row>
        <table:table-row table:style-name="ro3">
          <table:table-cell office:value-type="string" calcext:value-type="string">
            <text:p><text:a xlink:href="https://en.wikipedia.org/wiki/Lanxi,_Zhejiang" xlink:type="simple">Lanxi</text:a></text:p>
          </table:table-cell>
          <table:table-cell office:value-type="string" calcext:value-type="string">
            <text:p>兰溪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nhua" xlink:type="simple">Jinhua</text:a></text:p>
          </table:table-cell>
          <table:table-cell office:value-type="date" office:date-value="1985-05-15" calcext:value-type="date">
            <text:p>1985-05-15</text:p>
          </table:table-cell>
        </table:table-row>
        <table:table-row table:style-name="ro3">
          <table:table-cell office:value-type="string" calcext:value-type="string">
            <text:p><text:a xlink:href="https://en.wikipedia.org/wiki/Linhai" xlink:type="simple">Linhai</text:a></text:p>
          </table:table-cell>
          <table:table-cell office:value-type="string" calcext:value-type="string">
            <text:p>临海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Taizhou,_Zhejiang" xlink:type="simple">Taizhou</text:a></text:p>
          </table:table-cell>
          <table:table-cell office:value-type="date" office:date-value="1986-03-01" calcext:value-type="date">
            <text:p>1986-03-01</text:p>
          </table:table-cell>
        </table:table-row>
        <table:table-row table:style-name="ro4">
          <table:table-cell office:value-type="string" calcext:value-type="string">
            <text:p><text:a xlink:href="https://en.wikipedia.org/wiki/Lishui,_Zhejiang" xlink:type="simple">Lishui</text:a></text:p>
          </table:table-cell>
          <table:table-cell office:value-type="string" calcext:value-type="string">
            <text:p>丽水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2000-05-20" calcext:value-type="date">
            <text:p>2000-05-20</text:p>
          </table:table-cell>
        </table:table-row>
        <table:table-row table:style-name="ro3">
          <table:table-cell office:value-type="string" calcext:value-type="string">
            <text:p><text:a xlink:href="https://en.wikipedia.org/wiki/Longgang,_Zhejiang" xlink:type="simple">Longgang</text:a></text:p>
          </table:table-cell>
          <table:table-cell office:value-type="string" calcext:value-type="string">
            <text:p>龙港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Wenzhou" xlink:type="simple">Wenzhou</text:a></text:p>
          </table:table-cell>
          <table:table-cell office:value-type="date" office:date-value="2019-08-16" calcext:value-type="date">
            <text:p>2019-08-16</text:p>
          </table:table-cell>
        </table:table-row>
        <table:table-row table:style-name="ro3">
          <table:table-cell office:value-type="string" calcext:value-type="string">
            <text:p><text:a xlink:href="https://en.wikipedia.org/wiki/Longquan" xlink:type="simple">Longquan</text:a></text:p>
          </table:table-cell>
          <table:table-cell office:value-type="string" calcext:value-type="string">
            <text:p>龙泉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Lishui" xlink:type="simple">Lishui</text:a></text:p>
          </table:table-cell>
          <table:table-cell office:value-type="date" office:date-value="1990-12-26" calcext:value-type="date">
            <text:p>1990-12-26</text:p>
          </table:table-cell>
        </table:table-row>
        <table:table-row table:style-name="ro4">
          <table:table-cell office:value-type="string" calcext:value-type="string">
            <text:p><text:a xlink:href="https://en.wikipedia.org/wiki/Ningbo" xlink:type="simple">Ningbo</text:a></text:p>
          </table:table-cell>
          <table:table-cell office:value-type="string" calcext:value-type="string">
            <text:p>宁波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2-20" calcext:value-type="date">
            <text:p>1949-12-20</text:p>
          </table:table-cell>
        </table:table-row>
        <table:table-row table:style-name="ro3">
          <table:table-cell office:value-type="string" calcext:value-type="string">
            <text:p><text:a xlink:href="https://en.wikipedia.org/wiki/Pinghu,_Zhejiang" xlink:type="simple">Pinghu</text:a></text:p>
          </table:table-cell>
          <table:table-cell office:value-type="string" calcext:value-type="string">
            <text:p>平湖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axing" xlink:type="simple">Jiaxing</text:a></text:p>
          </table:table-cell>
          <table:table-cell office:value-type="date" office:date-value="1991-06-15" calcext:value-type="date">
            <text:p>1991-06-15</text:p>
          </table:table-cell>
        </table:table-row>
        <table:table-row table:style-name="ro4">
          <table:table-cell office:value-type="string" calcext:value-type="string">
            <text:p><text:a xlink:href="https://en.wikipedia.org/wiki/Quzhou" xlink:type="simple">Quzhou</text:a></text:p>
          </table:table-cell>
          <table:table-cell office:value-type="string" calcext:value-type="string">
            <text:p>衢州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5-05-15" calcext:value-type="date">
            <text:p>1985-05-15</text:p>
          </table:table-cell>
        </table:table-row>
        <table:table-row table:style-name="ro3">
          <table:table-cell office:value-type="string" calcext:value-type="string">
            <text:p><text:a xlink:href="https://en.wikipedia.org/wiki/Ruian" xlink:type="simple">Ruian</text:a></text:p>
          </table:table-cell>
          <table:table-cell office:value-type="string" calcext:value-type="string">
            <text:p>瑞安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Wenzhou" xlink:type="simple">Wenzhou</text:a></text:p>
          </table:table-cell>
          <table:table-cell office:value-type="date" office:date-value="1987-04-15" calcext:value-type="date">
            <text:p>1987-04-15</text:p>
          </table:table-cell>
        </table:table-row>
        <table:table-row table:style-name="ro4">
          <table:table-cell office:value-type="string" calcext:value-type="string">
            <text:p><text:a xlink:href="https://en.wikipedia.org/wiki/Shaoxing" xlink:type="simple">Shaoxing</text:a></text:p>
          </table:table-cell>
          <table:table-cell office:value-type="string" calcext:value-type="string">
            <text:p>绍兴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3-07-27" calcext:value-type="date">
            <text:p>1983-07-27</text:p>
          </table:table-cell>
        </table:table-row>
        <table:table-row table:style-name="ro3">
          <table:table-cell office:value-type="string" calcext:value-type="string">
            <text:p><text:a xlink:href="https://en.wikipedia.org/wiki/Shengzhou" xlink:type="simple">Shengzhou</text:a></text:p>
          </table:table-cell>
          <table:table-cell office:value-type="string" calcext:value-type="string">
            <text:p>嵊州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Shaoxing" xlink:type="simple">Shaoxing</text:a></text:p>
          </table:table-cell>
          <table:table-cell office:value-type="date" office:date-value="1995-08-30" calcext:value-type="date">
            <text:p>1995-08-30</text:p>
          </table:table-cell>
        </table:table-row>
        <table:table-row table:style-name="ro4">
          <table:table-cell office:value-type="string" calcext:value-type="string">
            <text:p><text:a xlink:href="https://en.wikipedia.org/wiki/Taizhou,_Zhejiang" xlink:type="simple">Taizhou</text:a></text:p>
          </table:table-cell>
          <table:table-cell office:value-type="string" calcext:value-type="string">
            <text:p>台州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94-08-22" calcext:value-type="date">
            <text:p>1994-08-22</text:p>
          </table:table-cell>
        </table:table-row>
        <table:table-row table:style-name="ro3">
          <table:table-cell office:value-type="string" calcext:value-type="string">
            <text:p><text:a xlink:href="https://en.wikipedia.org/wiki/Tongxiang" xlink:type="simple">Tongxiang</text:a></text:p>
          </table:table-cell>
          <table:table-cell office:value-type="string" calcext:value-type="string">
            <text:p>桐乡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axing" xlink:type="simple">Jiaxing</text:a></text:p>
          </table:table-cell>
          <table:table-cell office:value-type="date" office:date-value="1993-03-26" calcext:value-type="date">
            <text:p>1993-03-26</text:p>
          </table:table-cell>
        </table:table-row>
        <table:table-row table:style-name="ro3">
          <table:table-cell office:value-type="string" calcext:value-type="string">
            <text:p><text:a xlink:href="https://en.wikipedia.org/wiki/Wenling" xlink:type="simple">Wenling</text:a></text:p>
          </table:table-cell>
          <table:table-cell office:value-type="string" calcext:value-type="string">
            <text:p>温岭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Taizhou,_Zhejiang" xlink:type="simple">Taizhou</text:a></text:p>
          </table:table-cell>
          <table:table-cell office:value-type="date" office:date-value="1994-02-18" calcext:value-type="date">
            <text:p>1994-02-18</text:p>
          </table:table-cell>
        </table:table-row>
        <table:table-row table:style-name="ro4">
          <table:table-cell office:value-type="string" calcext:value-type="string">
            <text:p><text:a xlink:href="https://en.wikipedia.org/wiki/Wenzhou" xlink:type="simple">Wenzhou</text:a></text:p>
          </table:table-cell>
          <table:table-cell office:value-type="string" calcext:value-type="string">
            <text:p>温州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49-11-06" calcext:value-type="date">
            <text:p>1949-11-06</text:p>
          </table:table-cell>
        </table:table-row>
        <table:table-row table:style-name="ro3">
          <table:table-cell office:value-type="string" calcext:value-type="string">
            <text:p><text:a xlink:href="https://en.wikipedia.org/wiki/Yiwu" xlink:type="simple">Yiwu</text:a></text:p>
          </table:table-cell>
          <table:table-cell office:value-type="string" calcext:value-type="string">
            <text:p>义乌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nhua" xlink:type="simple">Jinhua</text:a></text:p>
          </table:table-cell>
          <table:table-cell office:value-type="date" office:date-value="1988-05-25" calcext:value-type="date">
            <text:p>1988-05-25</text:p>
          </table:table-cell>
        </table:table-row>
        <table:table-row table:style-name="ro3">
          <table:table-cell office:value-type="string" calcext:value-type="string">
            <text:p><text:a xlink:href="https://en.wikipedia.org/wiki/Yongkang,_Zhejiang" xlink:type="simple">Yongkang</text:a></text:p>
          </table:table-cell>
          <table:table-cell office:value-type="string" calcext:value-type="string">
            <text:p>永康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Jinhua" xlink:type="simple">Jinhua</text:a></text:p>
          </table:table-cell>
          <table:table-cell office:value-type="date" office:date-value="1992-08-24" calcext:value-type="date">
            <text:p>1992-08-24</text:p>
          </table:table-cell>
        </table:table-row>
        <table:table-row table:style-name="ro3">
          <table:table-cell office:value-type="string" calcext:value-type="string">
            <text:p><text:a xlink:href="https://en.wikipedia.org/wiki/Yueqing" xlink:type="simple">Yueqing</text:a></text:p>
          </table:table-cell>
          <table:table-cell office:value-type="string" calcext:value-type="string">
            <text:p>乐清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Wenzhou" xlink:type="simple">Wenzhou</text:a></text:p>
          </table:table-cell>
          <table:table-cell office:value-type="date" office:date-value="1993-09-18" calcext:value-type="date">
            <text:p>1993-09-18</text:p>
          </table:table-cell>
        </table:table-row>
        <table:table-row table:style-name="ro3">
          <table:table-cell office:value-type="string" calcext:value-type="string">
            <text:p><text:a xlink:href="https://en.wikipedia.org/wiki/Yuhuan_City" xlink:type="simple">Yuhuan</text:a></text:p>
          </table:table-cell>
          <table:table-cell office:value-type="string" calcext:value-type="string">
            <text:p>玉环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Taizhou,_Zhejiang" xlink:type="simple">Taizhou</text:a></text:p>
          </table:table-cell>
          <table:table-cell office:value-type="date" office:date-value="2017-04-09" calcext:value-type="date">
            <text:p>2017-04-09</text:p>
          </table:table-cell>
        </table:table-row>
        <table:table-row table:style-name="ro3">
          <table:table-cell office:value-type="string" calcext:value-type="string">
            <text:p><text:a xlink:href="https://en.wikipedia.org/wiki/Yuyao" xlink:type="simple">Yuyao</text:a></text:p>
          </table:table-cell>
          <table:table-cell office:value-type="string" calcext:value-type="string">
            <text:p>余姚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Ningbo" xlink:type="simple">Ningbo</text:a></text:p>
          </table:table-cell>
          <table:table-cell office:value-type="date" office:date-value="1985-07-16" calcext:value-type="date">
            <text:p>1985-07-16</text:p>
          </table:table-cell>
        </table:table-row>
        <table:table-row table:style-name="ro4">
          <table:table-cell office:value-type="string" calcext:value-type="string">
            <text:p><text:a xlink:href="https://en.wikipedia.org/wiki/Zhoushan" xlink:type="simple">Zhoushan</text:a></text:p>
          </table:table-cell>
          <table:table-cell office:value-type="string" calcext:value-type="string">
            <text:p>舟山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table:style-name="ce4" office:value-type="string" calcext:value-type="string">
            <text:p>direct administration</text:p>
          </table:table-cell>
          <table:table-cell office:value-type="date" office:date-value="1987-01-23" calcext:value-type="date">
            <text:p>1987-01-23</text:p>
          </table:table-cell>
        </table:table-row>
        <table:table-row table:style-name="ro3">
          <table:table-cell office:value-type="string" calcext:value-type="string">
            <text:p><text:a xlink:href="https://en.wikipedia.org/wiki/Zhuji" xlink:type="simple">Zhuji</text:a></text:p>
          </table:table-cell>
          <table:table-cell office:value-type="string" calcext:value-type="string">
            <text:p>诸暨市</text:p>
          </table:table-cell>
          <table:table-cell office:value-type="string" calcext:value-type="string">
            <text:p><text:a xlink:href="https://en.wikipedia.org/wiki/Zhejiang" xlink:type="simple">Zhejiang</text:a></text:p>
          </table:table-cell>
          <table:table-cell office:value-type="string" calcext:value-type="string">
            <text:p><text:a xlink:href="https://en.wikipedia.org/wiki/Shaoxing" xlink:type="simple">Shaoxing</text:a></text:p>
          </table:table-cell>
          <table:table-cell office:value-type="date" office:date-value="1989-09-27" calcext:value-type="date">
            <text:p>1989-09-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9T18:35:26.998000000</dc:date>
    <meta:editing-duration>PT1M9S</meta:editing-duration>
    <meta:editing-cycles>1</meta:editing-cycles>
    <meta:generator>LibreOffice/7.4.0.3$Windows_X86_64 LibreOffice_project/f85e47c08ddd19c015c0114a68350214f7066f5a</meta:generator>
    <meta:document-statistic meta:table-count="1" meta:cell-count="3475" meta:object-count="0"/>
  </office:meta>
</office:document-meta>
</file>